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svg" manifest:media-type=""/>
  <manifest:file-entry manifest:full-path="media/image3.svg" manifest:media-type=""/>
  <manifest:file-entry manifest:full-path="media/image4.jpeg" manifest:media-type="image/jpeg"/>
  <manifest:file-entry manifest:full-path="media/image5.jpeg" manifest:media-type="image/jpeg"/>
  <manifest:file-entry manifest:full-path="media/image6.svg" manifest:media-type=""/>
  <manifest:file-entry manifest:full-path="media/image7.svg" manifest:media-type=""/>
  <manifest:file-entry manifest:full-path="media/image8.jpeg" manifest:media-type="image/jpeg"/>
  <manifest:file-entry manifest:full-path="media/image9.jpeg" manifest:media-type="image/jpeg"/>
  <manifest:file-entry manifest:full-path="media/image10.svg" manifest:media-type="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svg" manifest:media-type=""/>
  <manifest:file-entry manifest:full-path="media/image15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9">
      <style:drawing-page-properties draw:fill="gradient" draw:fill-gradient-name="a1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1">
      <style:drawing-page-properties draw:fill="gradient" draw:fill-gradient-name="a16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7">
      <style:graphic-properties draw:fill="solid" draw:fill-color="#dfd6d3" draw:opacity="100%" draw:stroke="none"/>
    </style:style>
    <style:style style:family="graphic" style:name="a1669">
      <style:graphic-properties draw:fill="bitmap" draw:fill-image-name="a1668" style:repeat="stretch" draw:stroke="none"/>
    </style:style>
    <style:style style:family="text" style:name="a179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1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4">
      <style:graphic-properties draw:fill="solid" draw:fill-color="#dfd6d3" draw:opacity="100%" draw:stroke="none"/>
    </style:style>
    <style:style style:family="graphic" style:name="a1676">
      <style:graphic-properties draw:fill="bitmap" draw:fill-image-name="a1675" style:repeat="stretch" draw:stroke="none"/>
    </style:style>
    <style:style style:family="text" style:name="a1677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1">
      <style:graphic-properties draw:fill="solid" draw:fill-color="#dfd6d3" draw:opacity="100%" draw:stroke="none"/>
    </style:style>
    <style:style style:family="graphic" style:name="a1683">
      <style:graphic-properties draw:fill="bitmap" draw:fill-image-name="a1682" style:repeat="stretch" draw:stroke="none"/>
    </style:style>
    <style:style style:family="text" style:name="a168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>
      <style:graphic-properties/>
    </style:style>
    <style:style style:family="text" style:name="a23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0">
      <style:drawing-page-properties draw:fill="gradient" draw:fill-gradient-name="a16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5">
      <style:graphic-properties draw:fill="solid" draw:fill-color="#be8856" draw:opacity="100%" draw:stroke="solid" svg:stroke-width="0.02083in" svg:stroke-color="#ffffff" svg:stroke-opacity="100%" draw:stroke-linejoin="miter" svg:stroke-linecap="butt"/>
    </style:style>
    <style:style style:family="text" style:name="a169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197in" fo:padding-bottom="0.197in" fo:padding-left="0.197in" fo:padding-right="0.197in" draw:textarea-vertical-align="middle" draw:textarea-horizontal-align="center" draw:fill="solid" draw:fill-color="#ffffff" draw:opacity="90%" draw:stroke="solid" svg:stroke-width="0.01389in" svg:stroke-color="#be885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18">
      <style:drawing-page-properties draw:fill="gradient" draw:fill-gradient-name="a22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9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15278in" style:font-size-asian="0.15278in" style:font-size-complex="0.15278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03">
      <style:drawing-page-properties draw:fill="gradient" draw:fill-gradient-name="a21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5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2">
      <style:drawing-page-properties draw:fill="gradient" draw:fill-gradient-name="a19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0">
      <style:graphic-properties draw:fill="solid" draw:fill-color="#be8856" draw:opacity="100%" draw:stroke="solid" svg:stroke-width="0.02083in" svg:stroke-color="#ffffff" svg:stroke-opacity="100%" draw:stroke-linejoin="miter" svg:stroke-linecap="butt"/>
    </style:style>
    <style:style style:family="text" style:name="a22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90%" fo:text-align="center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4">
      <style:graphic-properties fo:wrap-option="wrap" fo:padding-top="0.197in" fo:padding-bottom="0.197in" fo:padding-left="0.197in" fo:padding-right="0.197in" draw:textarea-vertical-align="middle" draw:textarea-horizontal-align="center" draw:fill="solid" draw:fill-color="#ffffff" draw:opacity="90%" draw:stroke="solid" svg:stroke-width="0.01389in" svg:stroke-color="#be885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5">
      <style:graphic-properties/>
    </style:style>
    <style:style style:family="text" style:name="a224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7">
      <style:drawing-page-properties draw:fill="gradient" draw:fill-gradient-name="a17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8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draw:fill="solid" draw:fill-color="#e8dbd6" draw:opacity="100%" draw:stroke="none"/>
    </style:style>
    <style:style style:family="text" style:name="a22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draw:fill="bitmap" draw:fill-image-name="a1713" style:repeat="stretch" draw:stroke="none"/>
    </style:style>
    <style:style style:family="text" style:name="a17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9">
      <style:graphic-properties draw:fill="solid" draw:fill-color="#e8dbd6" draw:opacity="100%" draw:stroke="none"/>
    </style:style>
    <style:style style:family="text" style:name="a20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1">
      <style:graphic-properties draw:fill="bitmap" draw:fill-image-name="a1720" style:repeat="stretch" draw:stroke="none"/>
    </style:style>
    <style:style style:family="text" style:name="a226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6">
      <style:graphic-properties draw:fill="solid" draw:fill-color="#e8dbd6" draw:opacity="100%" draw:stroke="none"/>
    </style:style>
    <style:style style:family="graphic" style:name="a1728">
      <style:graphic-properties draw:fill="bitmap" draw:fill-image-name="a1727" style:repeat="stretch" draw:stroke="none"/>
    </style:style>
    <style:style style:family="text" style:name="a17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3">
      <style:graphic-properties draw:fill="solid" draw:fill-color="#e8dbd6" draw:opacity="100%" draw:stroke="none"/>
    </style:style>
    <style:style style:family="text" style:name="a22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5">
      <style:graphic-properties draw:fill="bitmap" draw:fill-image-name="a1734" style:repeat="stretch" draw:stroke="none"/>
    </style:style>
    <style:style style:family="text" style:name="a22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6">
      <style:drawing-page-properties draw:fill="gradient" draw:fill-gradient-name="a18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8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/>
    </style:style>
    <style:style style:family="text" style:name="a22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gradient" draw:fill-gradient-name="a17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7">
      <style:graphic-properties draw:fill="gradient" draw:fill-gradient-name="a1746" draw:stroke="none" draw:shadow="visible" draw:shadow-offset-x="0in" draw:shadow-offset-y="0.02083in" draw:shadow-color="#000000" draw:shadow-opacity="63%"/>
    </style:style>
    <style:style style:family="text" style:name="a17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0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1">
      <style:graphic-properties fo:wrap-option="wrap" fo:padding-top="0.17344in" fo:padding-bottom="0.17344in" fo:padding-left="0.17344in" fo:padding-right="0.17344in" draw:textarea-vertical-align="middle" draw:textarea-horizontal-align="center" draw:fill="solid" draw:fill-color="#ffffff" draw:opacity="90%" draw:stroke="solid" svg:stroke-width="0.00694in" svg:stroke-color="#bd907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3">
      <style:graphic-properties draw:fill="gradient" draw:fill-gradient-name="a1752" draw:stroke="none" draw:shadow="visible" draw:shadow-offset-x="0in" draw:shadow-offset-y="0.02083in" draw:shadow-color="#000000" draw:shadow-opacity="63%"/>
    </style:style>
    <style:style style:family="text" style:name="a22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0">
      <style:graphic-properties fo:wrap-option="wrap" fo:padding-top="0.17344in" fo:padding-bottom="0.17344in" fo:padding-left="0.17344in" fo:padding-right="0.17344in" draw:textarea-vertical-align="middle" draw:textarea-horizontal-align="center" draw:fill="solid" draw:fill-color="#ffffff" draw:opacity="90%" draw:stroke="solid" svg:stroke-width="0.00694in" svg:stroke-color="#bd907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62">
      <style:graphic-properties draw:fill="gradient" draw:fill-gradient-name="a1761" draw:stroke="none" draw:shadow="visible" draw:shadow-offset-x="0in" draw:shadow-offset-y="0.02083in" draw:shadow-color="#000000" draw:shadow-opacity="63%"/>
    </style:style>
    <style:style style:family="text" style:name="a17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center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17344in" fo:padding-bottom="0.17344in" fo:padding-left="0.17344in" fo:padding-right="0.17344in" draw:textarea-vertical-align="middle" draw:textarea-horizontal-align="center" draw:fill="solid" draw:fill-color="#ffffff" draw:opacity="90%" draw:stroke="solid" svg:stroke-width="0.00694in" svg:stroke-color="#bd907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67">
      <style:graphic-properties/>
    </style:style>
    <style:style style:family="drawing-page" style:name="a1769">
      <style:drawing-page-properties draw:fill="gradient" draw:fill-gradient-name="a17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52">
      <style:drawing-page-properties draw:fill="gradient" draw:fill-gradient-name="a20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661" draw:master-page-name="Master1-Layout2-obj-Title,-Content-1" presentation:presentation-page-layout-name="Master1-PPL2" draw:id="Slide-256">
        <draw:frame draw:id="id296" presentation:style-name="a1666" draw:name="Title 1" svg:x="0.47in" svg:y="0.31in" svg:width="11.65in" svg:height="1.06in" presentation:class="title" presentation:placeholder="false">
          <draw:text-box>
            <text:p text:style-name="a1665" text:class-names="" text:cond-style-name=""><text:span text:style-name="a1662" text:class-names="">title:<text:line-break/><text:line-break/></text:span><text:span text:style-name="a1663" text:class-names="">Afritech</text:span><text:span text:style-name="a1664" text:class-names=""><text:s text:c="1"/>electronics company performance analysis</text:span></text:p>
          </draw:text-box>
          <svg:title/>
          <svg:desc/>
        </draw:frame>
        <draw:g draw:name="Picture Placeholder 3" draw:id="id306" draw:style-name="a1688">
          <svg:title/>
          <svg:desc/>
          <draw:custom-shape svg:x="1.19657in" svg:y="2.41835in" svg:width="2.10138in" svg:height="2.10138in" draw:id="id297" draw:style-name="a166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1.64441in" svg:y="2.86618in" svg:width="1.20571in" svg:height="1.20571in" draw:id="id298" draw:style-name="a1669">
            <svg:title/>
            <svg:desc>Statistic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2482in" svg:y="5.17425in" svg:width="3.44488in" svg:height="0.7874in" draw:id="id299" draw:style-name="a1673">
            <svg:title/>
            <svg:desc/>
            <text:p text:style-name="a1672" text:class-names="" text:cond-style-name=""><text:span text:style-name="a1670" text:class-names="">Data-Driven Review of Customers, Transaction, and Sentiment Data</text:span><text:span text:style-name="a1671" text:class-names=""/></text:p>
            <draw:enhanced-geometry xmlns:dr3d="urn:oasis:names:tc:opendocument:xmlns:dr3d:1.0" draw:type="non-primitive" svg:viewBox="0 0 3150000 720000" draw:enhanced-path="M 0 0 L 3150000 0 315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0000"/>
              <draw:equation draw:name="f7" draw:formula="?f4 / 720000"/>
              <draw:equation draw:name="f8" draw:formula="0 * ?f5 / 3150000"/>
              <draw:equation draw:name="f9" draw:formula="0 * ?f4 / 720000"/>
              <draw:equation draw:name="f10" draw:formula="3150000 * ?f5 / 315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24431in" svg:y="2.41835in" svg:width="2.10138in" svg:height="2.10138in" draw:id="id300" draw:style-name="a167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5.69215in" svg:y="2.86618in" svg:width="1.20571in" svg:height="1.20571in" draw:id="id301" draw:style-name="a1676">
            <svg:title/>
            <svg:desc>Lectur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7256in" svg:y="5.17425in" svg:width="3.44488in" svg:height="0.7874in" draw:id="id302" draw:style-name="a1680">
            <svg:title/>
            <svg:desc/>
            <text:p text:style-name="a1679" text:class-names="" text:cond-style-name=""><text:span text:style-name="a1677" text:class-names="">Presenter: OKOROAFOR ELVIS</text:span><text:span text:style-name="a1678" text:class-names=""/></text:p>
            <draw:enhanced-geometry xmlns:dr3d="urn:oasis:names:tc:opendocument:xmlns:dr3d:1.0" draw:type="non-primitive" svg:viewBox="0 0 3150000 720000" draw:enhanced-path="M 0 0 L 3150000 0 315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0000"/>
              <draw:equation draw:name="f7" draw:formula="?f4 / 720000"/>
              <draw:equation draw:name="f8" draw:formula="0 * ?f5 / 3150000"/>
              <draw:equation draw:name="f9" draw:formula="0 * ?f4 / 720000"/>
              <draw:equation draw:name="f10" draw:formula="3150000 * ?f5 / 315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29205in" svg:y="2.41835in" svg:width="2.10138in" svg:height="2.10138in" draw:id="id303" draw:style-name="a168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29727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$0"/>
              <draw:equation draw:name="f12" draw:formula="$1"/>
              <draw:equation draw:name="f13" draw:formula="?f9 * ?f11 / 100000"/>
              <draw:equation draw:name="f14" draw:formula="?f6 - ?f13"/>
              <draw:equation draw:name="f15" draw:formula="?f9 * ?f12 / 100000"/>
              <draw:equation draw:name="f16" draw:formula="?f4 - ?f15"/>
              <draw:equation draw:name="f17" draw:formula="?f13 * 29289 / 100000"/>
              <draw:equation draw:name="f18" draw:formula="?f15 * 29289 / 100000"/>
              <draw:equation draw:name="f19" draw:formula="?f17 - ?f18"/>
              <draw:equation draw:name="f20" draw:formula="if(?f19, ?f17, ?f18)"/>
              <draw:equation draw:name="f21" draw:formula="?f4 - ?f20"/>
              <draw:equation draw:name="f22" draw:formula="?f6 - ?f20"/>
              <draw:equation draw:name="f23" draw:formula="21550000 - ?f2"/>
              <draw:equation draw:name="f24" draw:formula="if(?f23, ?f2, 21550000)"/>
              <draw:equation draw:name="f25" draw:formula="-21550000 - ?f24"/>
              <draw:equation draw:name="f26" draw:formula="if(?f25, -21550000, ?f24)"/>
              <draw:equation draw:name="f27" draw:formula="?f0 + ?f26"/>
              <draw:equation draw:name="f28" draw:formula="?f0 + ?f2"/>
              <draw:equation draw:name="f29" draw:formula="?f28 * ?f10 / ?f1"/>
              <draw:equation draw:name="f30" draw:formula="0 - ?f29"/>
              <draw:equation draw:name="f31" draw:formula="cos(?f30)"/>
              <draw:equation draw:name="f32" draw:formula="0 - ?f31"/>
              <draw:equation draw:name="f33" draw:formula="?f32 * ?f15"/>
              <draw:equation draw:name="f34" draw:formula="sin(?f30)"/>
              <draw:equation draw:name="f35" draw:formula="0 - ?f34"/>
              <draw:equation draw:name="f36" draw:formula="?f35 * ?f15"/>
              <draw:equation draw:name="f37" draw:formula="sqrt(?f33 * ?f33 + ?f36 * ?f36 + 0 * 0)"/>
              <draw:equation draw:name="f38" draw:formula="?f15 * ?f15 / ?f37"/>
              <draw:equation draw:name="f39" draw:formula="?f35 * ?f38"/>
              <draw:equation draw:name="f40" draw:formula="?f16 - ?f39"/>
              <draw:equation draw:name="f41" draw:formula="?f32 * ?f38"/>
              <draw:equation draw:name="f42" draw:formula="?f5 - ?f41"/>
              <draw:equation draw:name="f43" draw:formula="?f40 - ?f15"/>
              <draw:equation draw:name="f44" draw:formula="?f42 - ?f15"/>
              <draw:equation draw:name="f45" draw:formula="?f40 + ?f15"/>
              <draw:equation draw:name="f46" draw:formula="?f42 + ?f15"/>
              <draw:equation draw:name="f47" draw:formula="?f27 + ?f2"/>
              <draw:equation draw:name="f48" draw:formula="?f47 * ?f10 / ?f1"/>
              <draw:equation draw:name="f49" draw:formula="0 - ?f48"/>
              <draw:equation draw:name="f50" draw:formula="cos(?f49)"/>
              <draw:equation draw:name="f51" draw:formula="0 - ?f50"/>
              <draw:equation draw:name="f52" draw:formula="?f51 * ?f15"/>
              <draw:equation draw:name="f53" draw:formula="sin(?f49)"/>
              <draw:equation draw:name="f54" draw:formula="0 - ?f53"/>
              <draw:equation draw:name="f55" draw:formula="?f54 * ?f15"/>
              <draw:equation draw:name="f56" draw:formula="sqrt(?f52 * ?f52 + ?f55 * ?f55 + 0 * 0)"/>
              <draw:equation draw:name="f57" draw:formula="?f15 * ?f15 / ?f56"/>
              <draw:equation draw:name="f58" draw:formula="?f54 * ?f57"/>
              <draw:equation draw:name="f59" draw:formula="?f40 + ?f58"/>
              <draw:equation draw:name="f60" draw:formula="?f51 * ?f57"/>
              <draw:equation draw:name="f61" draw:formula="?f42 + ?f60"/>
              <draw:equation draw:name="f62" draw:formula="if(?f26, ?f16, ?f43)"/>
              <draw:equation draw:name="f63" draw:formula="if(?f26, ?f5, ?f44)"/>
              <draw:equation draw:name="f64" draw:formula="if(?f26, ?f16, ?f45)"/>
              <draw:equation draw:name="f65" draw:formula="if(?f26, ?f5, ?f46)"/>
              <draw:equation draw:name="f66" draw:formula="if(?f26, ?f43, ?f59)"/>
              <draw:equation draw:name="f67" draw:formula="if(?f26, ?f44, ?f61)"/>
              <draw:equation draw:name="f68" draw:formula="if(?f26, ?f45, ?f59)"/>
              <draw:equation draw:name="f69" draw:formula="if(?f26, ?f46, ?f61)"/>
              <draw:equation draw:name="f70" draw:formula="0 + ?f26"/>
              <draw:equation draw:name="f71" draw:formula="0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13"/>
              <draw:equation draw:name="f77" draw:formula="sin(?f73)"/>
              <draw:equation draw:name="f78" draw:formula="0 - ?f77"/>
              <draw:equation draw:name="f79" draw:formula="?f78 * ?f13"/>
              <draw:equation draw:name="f80" draw:formula="sqrt(?f76 * ?f76 + ?f79 * ?f79 + 0 * 0)"/>
              <draw:equation draw:name="f81" draw:formula="?f13 * ?f13 / ?f80"/>
              <draw:equation draw:name="f82" draw:formula="?f78 * ?f81"/>
              <draw:equation draw:name="f83" draw:formula="?f4 - ?f82"/>
              <draw:equation draw:name="f84" draw:formula="?f75 * ?f81"/>
              <draw:equation draw:name="f85" draw:formula="?f14 - ?f84"/>
              <draw:equation draw:name="f86" draw:formula="?f83 - ?f13"/>
              <draw:equation draw:name="f87" draw:formula="?f85 - ?f13"/>
              <draw:equation draw:name="f88" draw:formula="?f83 + ?f13"/>
              <draw:equation draw:name="f89" draw:formula="?f85 + ?f13"/>
              <draw:equation draw:name="f90" draw:formula="?f70 + ?f2"/>
              <draw:equation draw:name="f91" draw:formula="?f90 * ?f10 / ?f1"/>
              <draw:equation draw:name="f92" draw:formula="0 - ?f91"/>
              <draw:equation draw:name="f93" draw:formula="cos(?f92)"/>
              <draw:equation draw:name="f94" draw:formula="0 - ?f93"/>
              <draw:equation draw:name="f95" draw:formula="?f94 * ?f13"/>
              <draw:equation draw:name="f96" draw:formula="sin(?f92)"/>
              <draw:equation draw:name="f97" draw:formula="0 - ?f96"/>
              <draw:equation draw:name="f98" draw:formula="?f97 * ?f13"/>
              <draw:equation draw:name="f99" draw:formula="sqrt(?f95 * ?f95 + ?f98 * ?f98 + 0 * 0)"/>
              <draw:equation draw:name="f100" draw:formula="?f13 * ?f13 / ?f99"/>
              <draw:equation draw:name="f101" draw:formula="?f97 * ?f100"/>
              <draw:equation draw:name="f102" draw:formula="?f83 + ?f101"/>
              <draw:equation draw:name="f103" draw:formula="?f94 * ?f100"/>
              <draw:equation draw:name="f104" draw:formula="?f85 + ?f103"/>
              <draw:equation draw:name="f105" draw:formula="if(?f26, ?f4, ?f86)"/>
              <draw:equation draw:name="f106" draw:formula="if(?f26, ?f14, ?f87)"/>
              <draw:equation draw:name="f107" draw:formula="if(?f26, ?f4, ?f88)"/>
              <draw:equation draw:name="f108" draw:formula="if(?f26, ?f14, ?f89)"/>
              <draw:equation draw:name="f109" draw:formula="if(?f26, ?f86, ?f102)"/>
              <draw:equation draw:name="f110" draw:formula="if(?f26, ?f87, ?f104)"/>
              <draw:equation draw:name="f111" draw:formula="if(?f26, ?f88, ?f102)"/>
              <draw:equation draw:name="f112" draw:formula="if(?f26, ?f89, ?f104)"/>
              <draw:equation draw:name="f113" draw:formula="?f2 + ?f26"/>
              <draw:equation draw:name="f114" draw:formula="?f2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15"/>
              <draw:equation draw:name="f120" draw:formula="sin(?f116)"/>
              <draw:equation draw:name="f121" draw:formula="0 - ?f120"/>
              <draw:equation draw:name="f122" draw:formula="?f121 * ?f15"/>
              <draw:equation draw:name="f123" draw:formula="sqrt(?f119 * ?f119 + ?f122 * ?f122 + 0 * 0)"/>
              <draw:equation draw:name="f124" draw:formula="?f15 * ?f15 / ?f123"/>
              <draw:equation draw:name="f125" draw:formula="?f121 * ?f124"/>
              <draw:equation draw:name="f126" draw:formula="?f15 - ?f125"/>
              <draw:equation draw:name="f127" draw:formula="?f118 * ?f124"/>
              <draw:equation draw:name="f128" draw:formula="?f6 - ?f127"/>
              <draw:equation draw:name="f129" draw:formula="?f126 - ?f15"/>
              <draw:equation draw:name="f130" draw:formula="?f128 - ?f15"/>
              <draw:equation draw:name="f131" draw:formula="?f126 + ?f15"/>
              <draw:equation draw:name="f132" draw:formula="?f128 + ?f15"/>
              <draw:equation draw:name="f133" draw:formula="?f113 + ?f2"/>
              <draw:equation draw:name="f134" draw:formula="?f133 * ?f10 / ?f1"/>
              <draw:equation draw:name="f135" draw:formula="0 - ?f134"/>
              <draw:equation draw:name="f136" draw:formula="cos(?f135)"/>
              <draw:equation draw:name="f137" draw:formula="0 - ?f136"/>
              <draw:equation draw:name="f138" draw:formula="?f137 * ?f15"/>
              <draw:equation draw:name="f139" draw:formula="sin(?f135)"/>
              <draw:equation draw:name="f140" draw:formula="0 - ?f139"/>
              <draw:equation draw:name="f141" draw:formula="?f140 * ?f15"/>
              <draw:equation draw:name="f142" draw:formula="sqrt(?f138 * ?f138 + ?f141 * ?f141 + 0 * 0)"/>
              <draw:equation draw:name="f143" draw:formula="?f15 * ?f15 / ?f142"/>
              <draw:equation draw:name="f144" draw:formula="?f140 * ?f143"/>
              <draw:equation draw:name="f145" draw:formula="?f126 + ?f144"/>
              <draw:equation draw:name="f146" draw:formula="?f137 * ?f143"/>
              <draw:equation draw:name="f147" draw:formula="?f128 + ?f146"/>
              <draw:equation draw:name="f148" draw:formula="if(?f26, ?f15, ?f129)"/>
              <draw:equation draw:name="f149" draw:formula="if(?f26, ?f6, ?f130)"/>
              <draw:equation draw:name="f150" draw:formula="if(?f26, ?f15, ?f131)"/>
              <draw:equation draw:name="f151" draw:formula="if(?f26, ?f6, ?f132)"/>
              <draw:equation draw:name="f152" draw:formula="if(?f26, ?f129, ?f145)"/>
              <draw:equation draw:name="f153" draw:formula="if(?f26, ?f130, ?f147)"/>
              <draw:equation draw:name="f154" draw:formula="if(?f26, ?f131, ?f145)"/>
              <draw:equation draw:name="f155" draw:formula="if(?f26, ?f132, ?f147)"/>
              <draw:equation draw:name="f156" draw:formula="?f1 + ?f26"/>
              <draw:equation draw:name="f157" draw:formula="?f1 + ?f2"/>
              <draw:equation draw:name="f158" draw:formula="?f157 * ?f10 / ?f1"/>
              <draw:equation draw:name="f159" draw:formula="0 - ?f158"/>
              <draw:equation draw:name="f160" draw:formula="cos(?f159)"/>
              <draw:equation draw:name="f161" draw:formula="0 - ?f160"/>
              <draw:equation draw:name="f162" draw:formula="?f161 * ?f13"/>
              <draw:equation draw:name="f163" draw:formula="sin(?f159)"/>
              <draw:equation draw:name="f164" draw:formula="0 - ?f163"/>
              <draw:equation draw:name="f165" draw:formula="?f164 * ?f13"/>
              <draw:equation draw:name="f166" draw:formula="sqrt(?f162 * ?f162 + ?f165 * ?f165 + 0 * 0)"/>
              <draw:equation draw:name="f167" draw:formula="?f13 * ?f13 / ?f166"/>
              <draw:equation draw:name="f168" draw:formula="?f164 * ?f167"/>
              <draw:equation draw:name="f169" draw:formula="?f3 - ?f168"/>
              <draw:equation draw:name="f170" draw:formula="?f161 * ?f167"/>
              <draw:equation draw:name="f171" draw:formula="?f13 - ?f170"/>
              <draw:equation draw:name="f172" draw:formula="?f169 - ?f13"/>
              <draw:equation draw:name="f173" draw:formula="?f171 - ?f13"/>
              <draw:equation draw:name="f174" draw:formula="?f169 + ?f13"/>
              <draw:equation draw:name="f175" draw:formula="?f171 + ?f13"/>
              <draw:equation draw:name="f176" draw:formula="?f156 + ?f2"/>
              <draw:equation draw:name="f177" draw:formula="?f176 * ?f10 / ?f1"/>
              <draw:equation draw:name="f178" draw:formula="0 - ?f177"/>
              <draw:equation draw:name="f179" draw:formula="cos(?f178)"/>
              <draw:equation draw:name="f180" draw:formula="0 - ?f179"/>
              <draw:equation draw:name="f181" draw:formula="?f180 * ?f13"/>
              <draw:equation draw:name="f182" draw:formula="sin(?f178)"/>
              <draw:equation draw:name="f183" draw:formula="0 - ?f182"/>
              <draw:equation draw:name="f184" draw:formula="?f183 * ?f13"/>
              <draw:equation draw:name="f185" draw:formula="sqrt(?f181 * ?f181 + ?f184 * ?f184 + 0 * 0)"/>
              <draw:equation draw:name="f186" draw:formula="?f13 * ?f13 / ?f185"/>
              <draw:equation draw:name="f187" draw:formula="?f183 * ?f186"/>
              <draw:equation draw:name="f188" draw:formula="?f169 + ?f187"/>
              <draw:equation draw:name="f189" draw:formula="?f180 * ?f186"/>
              <draw:equation draw:name="f190" draw:formula="?f171 + ?f189"/>
              <draw:equation draw:name="f191" draw:formula="if(?f26, ?f3, ?f172)"/>
              <draw:equation draw:name="f192" draw:formula="if(?f26, ?f13, ?f173)"/>
              <draw:equation draw:name="f193" draw:formula="if(?f26, ?f3, ?f174)"/>
              <draw:equation draw:name="f194" draw:formula="if(?f26, ?f13, ?f175)"/>
              <draw:equation draw:name="f195" draw:formula="if(?f26, ?f172, ?f188)"/>
              <draw:equation draw:name="f196" draw:formula="if(?f26, ?f173, ?f190)"/>
              <draw:equation draw:name="f197" draw:formula="if(?f26, ?f174, ?f188)"/>
              <draw:equation draw:name="f198" draw:formula="if(?f26, ?f175, ?f190)"/>
            </draw:enhanced-geometry>
          </draw:custom-shape>
          <draw:custom-shape svg:x="9.73988in" svg:y="2.86618in" svg:width="1.20571in" svg:height="1.20571in" draw:id="id304" draw:style-name="a1683">
            <svg:title/>
            <svg:desc>Daily Calenda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6203in" svg:y="5.17425in" svg:width="3.44488in" svg:height="0.7874in" draw:id="id305" draw:style-name="a1687">
            <svg:title/>
            <svg:desc/>
            <text:p text:style-name="a1686" text:class-names="" text:cond-style-name=""><text:span text:style-name="a1684" text:class-names="">Date: 14/11/2025</text:span><text:span text:style-name="a1685" text:class-names=""/></text:p>
            <draw:enhanced-geometry xmlns:dr3d="urn:oasis:names:tc:opendocument:xmlns:dr3d:1.0" draw:type="non-primitive" svg:viewBox="0 0 3150000 720000" draw:enhanced-path="M 0 0 L 3150000 0 315000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50000"/>
              <draw:equation draw:name="f7" draw:formula="?f4 / 720000"/>
              <draw:equation draw:name="f8" draw:formula="0 * ?f5 / 3150000"/>
              <draw:equation draw:name="f9" draw:formula="0 * ?f4 / 720000"/>
              <draw:equation draw:name="f10" draw:formula="3150000 * ?f5 / 315000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" draw:style-name="a1690" draw:master-page-name="Master1-Layout2-obj-Title,-Content-1" presentation:presentation-page-layout-name="Master1-PPL2" draw:id="Slide-257">
        <draw:frame draw:id="id307" presentation:style-name="a1694" draw:name="Title 1" svg:x="0.47in" svg:y="0.31in" svg:width="11.65in" svg:height="1.06in" presentation:class="title" presentation:placeholder="false">
          <draw:text-box>
            <text:p text:style-name="a1693" text:class-names="" text:cond-style-name=""><text:span text:style-name="a1691" text:class-names="">Project overview<text:s text:c="1"/></text:span><text:span text:style-name="a1692" text:class-names=""/></text:p>
          </draw:text-box>
          <svg:title/>
          <svg:desc/>
        </draw:frame>
        <draw:g draw:name="Content Placeholder 2" draw:id="id312" draw:style-name="a1705">
          <svg:title/>
          <svg:desc/>
          <draw:custom-shape svg:x="0.47142in" svg:y="2.34171in" svg:width="4.99164in" svg:height="3.16969in" draw:id="id308" draw:style-name="a169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1.02605in" svg:y="2.8686in" svg:width="4.99164in" svg:height="3.16969in" draw:id="id309" draw:style-name="a1699">
            <svg:title/>
            <svg:desc/>
            <text:p text:style-name="a1698" text:class-names="" text:cond-style-name=""><text:span text:style-name="a1696" text:class-names="">Afritech Electronic company is a prominent player in the Electronics sector, dealing in Laptops, Smartwatches etc.</text:span><text:span text:style-name="a1697" text:class-names=""/></text:p>
            <draw:enhanced-geometry xmlns:dr3d="urn:oasis:names:tc:opendocument:xmlns:dr3d:1.0" draw:type="non-primitive" svg:viewBox="0 0 4564353 2898364" draw:enhanced-path="M 0 289836 C 0 129764 129764 0 289836 0 L 4274517 0 C 4434589 0 4564353 129764 4564353 289836 L 4564353 2608528 C 4564353 2768600 4434589 2898364 4274517 2898364 L 289836 2898364 C 129764 2898364 0 2768600 0 2608528 L 0 28983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4353"/>
              <draw:equation draw:name="f7" draw:formula="?f4 / 2898364"/>
              <draw:equation draw:name="f8" draw:formula="0 * ?f5 / 4564353"/>
              <draw:equation draw:name="f9" draw:formula="289836 * ?f4 / 2898364"/>
              <draw:equation draw:name="f10" draw:formula="289836 * ?f5 / 4564353"/>
              <draw:equation draw:name="f11" draw:formula="0 * ?f4 / 2898364"/>
              <draw:equation draw:name="f12" draw:formula="4274517 * ?f5 / 4564353"/>
              <draw:equation draw:name="f13" draw:formula="4564353 * ?f5 / 4564353"/>
              <draw:equation draw:name="f14" draw:formula="2608528 * ?f4 / 2898364"/>
              <draw:equation draw:name="f15" draw:formula="2898364 * ?f4 / 28983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57231in" svg:y="2.34171in" svg:width="4.99164in" svg:height="3.16969in" draw:id="id310" draw:style-name="a170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7.12694in" svg:y="2.8686in" svg:width="4.99164in" svg:height="3.16969in" draw:id="id311" draw:style-name="a1704">
            <svg:title/>
            <svg:desc/>
            <text:p text:style-name="a1703" text:class-names="" text:cond-style-name=""><text:span text:style-name="a1701" text:class-names="">Afritech is based in the USA. They are highly committed to quality products and that has helped them carve a <text:s text:c="1"/>niche for themselves in competitive electronics market</text:span><text:span text:style-name="a1702" text:class-names=""/></text:p>
            <draw:enhanced-geometry xmlns:dr3d="urn:oasis:names:tc:opendocument:xmlns:dr3d:1.0" draw:type="non-primitive" svg:viewBox="0 0 4564353 2898364" draw:enhanced-path="M 0 289836 C 0 129764 129764 0 289836 0 L 4274517 0 C 4434589 0 4564353 129764 4564353 289836 L 4564353 2608528 C 4564353 2768600 4434589 2898364 4274517 2898364 L 289836 2898364 C 129764 2898364 0 2768600 0 2608528 L 0 289836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4353"/>
              <draw:equation draw:name="f7" draw:formula="?f4 / 2898364"/>
              <draw:equation draw:name="f8" draw:formula="0 * ?f5 / 4564353"/>
              <draw:equation draw:name="f9" draw:formula="289836 * ?f4 / 2898364"/>
              <draw:equation draw:name="f10" draw:formula="289836 * ?f5 / 4564353"/>
              <draw:equation draw:name="f11" draw:formula="0 * ?f4 / 2898364"/>
              <draw:equation draw:name="f12" draw:formula="4274517 * ?f5 / 4564353"/>
              <draw:equation draw:name="f13" draw:formula="4564353 * ?f5 / 4564353"/>
              <draw:equation draw:name="f14" draw:formula="2608528 * ?f4 / 2898364"/>
              <draw:equation draw:name="f15" draw:formula="2898364 * ?f4 / 28983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3" draw:style-name="a1707" draw:master-page-name="Master1-Layout2-obj-Title,-Content-1" presentation:presentation-page-layout-name="Master1-PPL2" draw:id="Slide-258">
        <draw:frame draw:id="id313" presentation:style-name="a1711" draw:name="Title 1" svg:x="0.47in" svg:y="0.31in" svg:width="11.65in" svg:height="1.06in" presentation:class="title" presentation:placeholder="false">
          <draw:text-box>
            <text:p text:style-name="a1710" text:class-names="" text:cond-style-name=""><text:span text:style-name="a1708" text:class-names="">challenges</text:span><text:span text:style-name="a1709" text:class-names=""/></text:p>
          </draw:text-box>
          <svg:title/>
          <svg:desc/>
        </draw:frame>
        <draw:g draw:name="Content Placeholder 2" draw:id="id326" draw:style-name="a1740">
          <svg:title/>
          <svg:desc/>
          <draw:custom-shape svg:x="0.72764in" svg:y="2.2603in" svg:width="1.4741in" svg:height="1.4741in" draw:id="id314" draw:style-name="a171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0372in" svg:y="2.56986in" svg:width="0.85498in" svg:height="0.85498in" draw:id="id315" draw:style-name="a1714">
            <svg:title/>
            <svg:desc>Cha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1762in" svg:y="2.2603in" svg:width="3.47466in" svg:height="1.4741in" draw:id="id316" draw:style-name="a1718">
            <svg:title/>
            <svg:desc/>
            <text:p text:style-name="a1717" text:class-names="" text:cond-style-name=""><text:span text:style-name="a1715" text:class-names="">Experiencing a surge in negative social media conversation about its products and customer service</text:span><text:span text:style-name="a1716" text:class-names=""/></text:p>
            <draw:enhanced-geometry xmlns:dr3d="urn:oasis:names:tc:opendocument:xmlns:dr3d:1.0" draw:type="non-primitive" svg:viewBox="0 0 3177231 1347916" draw:enhanced-path="M 0 0 L 3177231 0 3177231 1347916 0 134791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7231"/>
              <draw:equation draw:name="f7" draw:formula="?f4 / 1347916"/>
              <draw:equation draw:name="f8" draw:formula="0 * ?f5 / 3177231"/>
              <draw:equation draw:name="f9" draw:formula="0 * ?f4 / 1347916"/>
              <draw:equation draw:name="f10" draw:formula="3177231 * ?f5 / 3177231"/>
              <draw:equation draw:name="f11" draw:formula="1347916 * ?f4 / 134791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9772in" svg:y="2.2603in" svg:width="1.4741in" svg:height="1.4741in" draw:id="id317" draw:style-name="a17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90728in" svg:y="2.56986in" svg:width="0.85498in" svg:height="0.85498in" draw:id="id318" draw:style-name="a1721">
            <svg:title/>
            <svg:desc>Processo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769in" svg:y="2.2603in" svg:width="3.47466in" svg:height="1.4741in" draw:id="id319" draw:style-name="a1725">
            <svg:title/>
            <svg:desc/>
            <text:p text:style-name="a1724" text:class-names="" text:cond-style-name=""><text:span text:style-name="a1722" text:class-names="">Complaints related to product defects, delays in customer support responses ,billing issues.</text:span><text:span text:style-name="a1723" text:class-names=""/></text:p>
            <draw:enhanced-geometry xmlns:dr3d="urn:oasis:names:tc:opendocument:xmlns:dr3d:1.0" draw:type="non-primitive" svg:viewBox="0 0 3177231 1347916" draw:enhanced-path="M 0 0 L 3177231 0 3177231 1347916 0 134791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7231"/>
              <draw:equation draw:name="f7" draw:formula="?f4 / 1347916"/>
              <draw:equation draw:name="f8" draw:formula="0 * ?f5 / 3177231"/>
              <draw:equation draw:name="f9" draw:formula="0 * ?f4 / 1347916"/>
              <draw:equation draw:name="f10" draw:formula="3177231 * ?f5 / 3177231"/>
              <draw:equation draw:name="f11" draw:formula="1347916 * ?f4 / 134791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72764in" svg:y="4.6456in" svg:width="1.4741in" svg:height="1.4741in" draw:id="id320" draw:style-name="a172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0372in" svg:y="4.95516in" svg:width="0.85498in" svg:height="0.85498in" draw:id="id321" draw:style-name="a1728">
            <svg:title/>
            <svg:desc>Upward trend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51762in" svg:y="4.6456in" svg:width="3.47466in" svg:height="1.4741in" draw:id="id322" draw:style-name="a1732">
            <svg:title/>
            <svg:desc/>
            <text:p text:style-name="a1731" text:class-names="" text:cond-style-name=""><text:span text:style-name="a1729" text:class-names="">Product recalls are in the increase</text:span><text:span text:style-name="a1730" text:class-names=""/></text:p>
            <draw:enhanced-geometry xmlns:dr3d="urn:oasis:names:tc:opendocument:xmlns:dr3d:1.0" draw:type="non-primitive" svg:viewBox="0 0 3177231 1347916" draw:enhanced-path="M 0 0 L 3177231 0 3177231 1347916 0 134791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7231"/>
              <draw:equation draw:name="f7" draw:formula="?f4 / 1347916"/>
              <draw:equation draw:name="f8" draw:formula="0 * ?f5 / 3177231"/>
              <draw:equation draw:name="f9" draw:formula="0 * ?f4 / 1347916"/>
              <draw:equation draw:name="f10" draw:formula="3177231 * ?f5 / 3177231"/>
              <draw:equation draw:name="f11" draw:formula="1347916 * ?f4 / 134791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59772in" svg:y="4.6456in" svg:width="1.4741in" svg:height="1.4741in" draw:id="id323" draw:style-name="a173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90728in" svg:y="4.95516in" svg:width="0.85498in" svg:height="0.85498in" draw:id="id324" draw:style-name="a1735">
            <svg:title/>
            <svg:desc>Warning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8769in" svg:y="4.6456in" svg:width="3.47466in" svg:height="1.4741in" draw:id="id325" draw:style-name="a1739">
            <svg:title/>
            <svg:desc/>
            <text:p text:style-name="a1738" text:class-names="" text:cond-style-name=""><text:span text:style-name="a1736" text:class-names="">Rivals gaining market share by exploiting Afritech reputation challenges</text:span><text:span text:style-name="a1737" text:class-names=""/></text:p>
            <draw:enhanced-geometry xmlns:dr3d="urn:oasis:names:tc:opendocument:xmlns:dr3d:1.0" draw:type="non-primitive" svg:viewBox="0 0 3177231 1347916" draw:enhanced-path="M 0 0 L 3177231 0 3177231 1347916 0 1347916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177231"/>
              <draw:equation draw:name="f7" draw:formula="?f4 / 1347916"/>
              <draw:equation draw:name="f8" draw:formula="0 * ?f5 / 3177231"/>
              <draw:equation draw:name="f9" draw:formula="0 * ?f4 / 1347916"/>
              <draw:equation draw:name="f10" draw:formula="3177231 * ?f5 / 3177231"/>
              <draw:equation draw:name="f11" draw:formula="1347916 * ?f4 / 1347916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4" draw:style-name="a1742" draw:master-page-name="Master1-Layout2-obj-Title,-Content-1" presentation:presentation-page-layout-name="Master1-PPL2" draw:id="Slide-259">
        <draw:frame draw:id="id327" presentation:style-name="a1745" draw:name="Title 1" svg:x="0.47in" svg:y="0.31in" svg:width="11.65in" svg:height="1.06in" presentation:class="title" presentation:placeholder="false">
          <draw:text-box>
            <text:p text:style-name="a1744" text:class-names="" text:cond-style-name=""><text:span text:style-name="a1743" text:class-names="">Impacts of these challenges</text:span></text:p>
          </draw:text-box>
          <svg:title/>
          <svg:desc/>
        </draw:frame>
        <draw:g draw:name="Content Placeholder 2" draw:id="id334" draw:style-name="a1767">
          <svg:title/>
          <svg:desc/>
          <draw:custom-shape svg:x="0.47in" svg:y="2.97676in" svg:width="3.27656in" svg:height="2.08062in" draw:id="id328" draw:style-name="a1747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0.83406in" svg:y="3.32262in" svg:width="3.27656in" svg:height="2.08062in" draw:id="id329" draw:style-name="a1751">
            <svg:title/>
            <svg:desc/>
            <text:p text:style-name="a1750" text:class-names="" text:cond-style-name=""><text:span text:style-name="a1748" text:class-names="">Damaging Afritech brand Image</text:span><text:span text:style-name="a1749" text:class-names=""/></text:p>
            <draw:enhanced-geometry xmlns:dr3d="urn:oasis:names:tc:opendocument:xmlns:dr3d:1.0" draw:type="non-primitive" svg:viewBox="0 0 2996088 1902516" draw:enhanced-path="M 0 190252 C 0 85179 85179 0 190252 0 L 2805836 0 C 2910909 0 2996088 85179 2996088 190252 L 2996088 1712264 C 2996088 1817337 2910909 1902516 2805836 1902516 L 190252 1902516 C 85179 1902516 0 1817337 0 1712264 L 0 1902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96088"/>
              <draw:equation draw:name="f7" draw:formula="?f4 / 1902516"/>
              <draw:equation draw:name="f8" draw:formula="0 * ?f5 / 2996088"/>
              <draw:equation draw:name="f9" draw:formula="190252 * ?f4 / 1902516"/>
              <draw:equation draw:name="f10" draw:formula="190252 * ?f5 / 2996088"/>
              <draw:equation draw:name="f11" draw:formula="0 * ?f4 / 1902516"/>
              <draw:equation draw:name="f12" draw:formula="2805836 * ?f5 / 2996088"/>
              <draw:equation draw:name="f13" draw:formula="2996088 * ?f5 / 2996088"/>
              <draw:equation draw:name="f14" draw:formula="1712264 * ?f4 / 1902516"/>
              <draw:equation draw:name="f15" draw:formula="1902516 * ?f4 / 19025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47469in" svg:y="2.97676in" svg:width="3.27656in" svg:height="2.08062in" draw:id="id330" draw:style-name="a1753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4.83875in" svg:y="3.32262in" svg:width="3.27656in" svg:height="2.08062in" draw:id="id331" draw:style-name="a1760">
            <svg:title/>
            <svg:desc/>
            <text:p text:style-name="a1759" text:class-names="" text:cond-style-name=""><text:span text:style-name="a1754" text:class-names="">Customer</text:span><text:span text:style-name="a1755" text:class-names="">s</text:span><text:span text:style-name="a1756" text:class-names=""><text:s text:c="1"/></text:span><text:span text:style-name="a1757" text:class-names="">becoming highly unsatisfied with our products</text:span><text:span text:style-name="a1758" text:class-names=""/></text:p>
            <draw:enhanced-geometry xmlns:dr3d="urn:oasis:names:tc:opendocument:xmlns:dr3d:1.0" draw:type="non-primitive" svg:viewBox="0 0 2996088 1902516" draw:enhanced-path="M 0 190252 C 0 85179 85179 0 190252 0 L 2805836 0 C 2910909 0 2996088 85179 2996088 190252 L 2996088 1712264 C 2996088 1817337 2910909 1902516 2805836 1902516 L 190252 1902516 C 85179 1902516 0 1817337 0 1712264 L 0 1902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96088"/>
              <draw:equation draw:name="f7" draw:formula="?f4 / 1902516"/>
              <draw:equation draw:name="f8" draw:formula="0 * ?f5 / 2996088"/>
              <draw:equation draw:name="f9" draw:formula="190252 * ?f4 / 1902516"/>
              <draw:equation draw:name="f10" draw:formula="190252 * ?f5 / 2996088"/>
              <draw:equation draw:name="f11" draw:formula="0 * ?f4 / 1902516"/>
              <draw:equation draw:name="f12" draw:formula="2805836 * ?f5 / 2996088"/>
              <draw:equation draw:name="f13" draw:formula="2996088 * ?f5 / 2996088"/>
              <draw:equation draw:name="f14" draw:formula="1712264 * ?f4 / 1902516"/>
              <draw:equation draw:name="f15" draw:formula="1902516 * ?f4 / 19025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47937in" svg:y="2.97676in" svg:width="3.27656in" svg:height="2.08062in" draw:id="id332" draw:style-name="a176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position-x="$0" draw:handle-position-y="top" draw:handle-range-x-minimum="0" draw:handle-range-x-maximum="10800"/>
            </draw:enhanced-geometry>
          </draw:custom-shape>
          <draw:custom-shape svg:x="8.84344in" svg:y="3.32262in" svg:width="3.27656in" svg:height="2.08062in" draw:id="id333" draw:style-name="a1766">
            <svg:title/>
            <svg:desc/>
            <text:p text:style-name="a1765" text:class-names="" text:cond-style-name=""><text:span text:style-name="a1763" text:class-names="">Panic among customers and Stakeholders</text:span><text:span text:style-name="a1764" text:class-names=""/></text:p>
            <draw:enhanced-geometry xmlns:dr3d="urn:oasis:names:tc:opendocument:xmlns:dr3d:1.0" draw:type="non-primitive" svg:viewBox="0 0 2996088 1902516" draw:enhanced-path="M 0 190252 C 0 85179 85179 0 190252 0 L 2805836 0 C 2910909 0 2996088 85179 2996088 190252 L 2996088 1712264 C 2996088 1817337 2910909 1902516 2805836 1902516 L 190252 1902516 C 85179 1902516 0 1817337 0 1712264 L 0 19025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96088"/>
              <draw:equation draw:name="f7" draw:formula="?f4 / 1902516"/>
              <draw:equation draw:name="f8" draw:formula="0 * ?f5 / 2996088"/>
              <draw:equation draw:name="f9" draw:formula="190252 * ?f4 / 1902516"/>
              <draw:equation draw:name="f10" draw:formula="190252 * ?f5 / 2996088"/>
              <draw:equation draw:name="f11" draw:formula="0 * ?f4 / 1902516"/>
              <draw:equation draw:name="f12" draw:formula="2805836 * ?f5 / 2996088"/>
              <draw:equation draw:name="f13" draw:formula="2996088 * ?f5 / 2996088"/>
              <draw:equation draw:name="f14" draw:formula="1712264 * ?f4 / 1902516"/>
              <draw:equation draw:name="f15" draw:formula="1902516 * ?f4 / 190251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5" draw:style-name="a1769" draw:master-page-name="Master1-Layout21-cust-Title,-Content-Photo-5" presentation:presentation-page-layout-name="Master1-PPL21" draw:id="Slide-260">
        <draw:frame draw:id="id335" presentation:style-name="a1774" draw:name="Title 1" svg:x="0in" svg:y="0in" svg:width="6.78082in" svg:height="0.71233in" presentation:class="title" presentation:placeholder="false">
          <draw:text-box>
            <text:p text:style-name="a1773" text:class-names="" text:cond-style-name=""><text:span text:style-name="a1770" text:class-names="">Project objectiv</text:span><text:span text:style-name="a1771" text:class-names="">e</text:span><text:span text:style-name="a1772" text:class-names=""/></text:p>
          </draw:text-box>
          <svg:title/>
          <svg:desc/>
        </draw:frame>
        <draw:frame draw:id="id336" presentation:style-name="a1787" draw:name="Content Placeholder 2" svg:x="0.24657in" svg:y="0.80822in" svg:width="12.87671in" svg:height="6.69178in" presentation:class="outline" presentation:placeholder="false">
          <draw:text-box>
            <text:list text:style-name="a1777">
              <text:list-item>
                <text:p text:style-name="a1776" text:class-names="" text:cond-style-name=""><text:span text:style-name="a1775" text:class-names="">Maintaining positive brand reputation: This <text:s text:c="1"/>is vital to retaining market shares and fending off competitors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Improving customer satisfaction and addressing concerns promptly: This can help reduce rate of customer churn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Effective monitoring of social media platforms: This can help identify and address potential crisis before they escalate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>Consistent messaging and understanding the customer preferences: This can lead to more effective marketing campaign.</text:span></text:p>
              </text:list-item>
            </text:list>
          </draw:text-box>
          <svg:title/>
          <svg:desc/>
        </draw:frame>
      </draw:page>
      <draw:page draw:name="Slide6" draw:style-name="a1789" draw:master-page-name="Master1-Layout21-cust-Title,-Content-Photo-5" presentation:presentation-page-layout-name="Master1-PPL21" draw:id="Slide-261">
        <draw:frame draw:id="id337" presentation:style-name="a1793" draw:name="Title 1" svg:x="0.30137in" svg:y="0.17808in" svg:width="12.36863in" svg:height="0.49315in" presentation:class="title" presentation:placeholder="false">
          <draw:text-box>
            <text:p text:style-name="a1792" text:class-names="" text:cond-style-name=""><text:span text:style-name="a1790" text:class-names="">CUSTOMER BASE FINDINGS</text:span><text:span text:style-name="a1791" text:class-names=""/></text:p>
          </draw:text-box>
          <svg:title/>
          <svg:desc/>
        </draw:frame>
        <draw:frame draw:id="id338" presentation:style-name="a1864" draw:name="Content Placeholder 3" svg:x="0.30137in" svg:y="1.36986in" svg:width="12.36863in" svg:height="6.13014in" presentation:class="outline" presentation:placeholder="false">
          <draw:text-box>
            <text:list text:style-name="a1797">
              <text:list-item>
                <text:p text:style-name="a1796" text:class-names="" text:cond-style-name=""><text:span text:style-name="a1794" text:class-names="">Total Customers</text:span><text:span text:style-name="a1795" text:class-names="">: 200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798" text:class-names="">Average</text:span><text:span text:style-name="a1799" text:class-names=""><text:s text:c="1"/></text:span><text:span text:style-name="a1800" text:class-names="">Demographics:<text:s text:c="1"/></text:span><text:span text:style-name="a1801" text:class-names="">Age 44 years,</text:span><text:span text:style-name="a1802" text:class-names=""><text:line-break/></text:span><text:span text:style-name="a1803" text:class-names="">Average Income $61,000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06" text:class-names="">Geographic Distribution</text:span><text:span text:style-name="a1807" text:class-names="">:<text:line-break/> 49 unique Regions;<text:s text:c="1"/></text:span><text:span text:style-name="a1808" text:class-names="">Iowa</text:span><text:span text:style-name="a1809" text:class-names=""><text:s text:c="1"/>and<text:s text:c="1"/></text:span><text:span text:style-name="a1810" text:class-names="">Rhode Island<text:s text:c="1"/></text:span><text:span text:style-name="a1811" text:class-names="">has the highest number of Customers.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14" text:class-names="">Customer</text:span><text:span text:style-name="a1815" text:class-names=""><text:s text:c="1"/></text:span><text:span text:style-name="a1816" text:class-names="">Segmentation: <text:line-break/></text:span><text:span text:style-name="a1817" text:class-names="">More<text:s text:c="1"/></text:span><text:span text:style-name="a1818" text:class-names="">NEW</text:span><text:span text:style-name="a1819" text:class-names=""><text:s text:c="1"/>Customers than<text:s text:c="1"/></text:span><text:span text:style-name="a1820" text:class-names="">RETURNING</text:span><text:span text:style-name="a1821" text:class-names=""><text:s text:c="1"/>and<text:s text:c="1"/></text:span><text:span text:style-name="a1822" text:class-names="">VIP<text:s text:c="1"/></text:span><text:span text:style-name="a1823" text:class-names="">Customers.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6" text:class-names="">CSAT Score</text:span><text:span text:style-name="a1827" text:class-names=""><text:s text:c="1"/></text:span><text:span text:style-name="a1828" text:class-names="">(Overall): 41%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CSAT by Segment: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34" text:class-names=""><text:s text:c="5"/>VIP<text:s text:c="1"/></text:span><text:span text:style-name="a1835" text:class-names="">Customers</text:span><text:span text:style-name="a1836" text:class-names="">: 41%</text:span><text:span text:style-name="a1837" text:class-names=""><text:line-break/></text:span><text:span text:style-name="a1838" text:class-names=""><text:s text:c="5"/></text:span><text:span text:style-name="a1839" text:class-names="">NEW</text:span><text:span text:style-name="a1840" text:class-names=""><text:s text:c="1"/></text:span><text:span text:style-name="a1841" text:class-names="">and</text:span><text:span text:style-name="a1842" text:class-names=""><text:s text:c="1"/></text:span><text:span text:style-name="a1843" text:class-names="">RETURNING</text:span><text:span text:style-name="a1844" text:class-names=""><text:s text:c="1"/></text:span><text:span text:style-name="a1845" text:class-names="">Customers has a</text:span><text:span text:style-name="a1846" text:class-names=""><text:s text:c="1"/>CSAT<text:s text:c="1"/></text:span><text:span text:style-name="a1847" text:class-names="">Below Average.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50" text:class-names="">Age</text:span><text:span text:style-name="a1851" text:class-names=""><text:s text:c="1"/></text:span><text:span text:style-name="a1852" text:class-names="">Profile: <text:line-break/>VIP<text:s text:c="1"/></text:span><text:span text:style-name="a1853" text:class-names="">Customers have a younger Average age than</text:span><text:span text:style-name="a1854" text:class-names=""><text:s text:c="1"/></text:span><text:span text:style-name="a1855" text:class-names="">the</text:span><text:span text:style-name="a1856" text:class-names=""><text:s text:c="1"/></text:span><text:span text:style-name="a1857" text:class-names="">other</text:span><text:span text:style-name="a1858" text:class-names=""><text:s text:c="1"/></text:span><text:span text:style-name="a1859" text:class-names="">segment</text:span><text:span text:style-name="a1860" text:class-names="">s</text:span><text:span text:style-name="a1861" text:class-names=""/></text:p>
              </text:list-item>
            </text:list>
          </draw:text-box>
          <svg:title/>
          <svg:desc/>
        </draw:frame>
      </draw:page>
      <draw:page draw:name="Slide7" draw:style-name="a1866" draw:master-page-name="Master1-Layout21-cust-Title,-Content-Photo-5" presentation:presentation-page-layout-name="Master1-PPL21" draw:id="Slide-262">
        <draw:frame draw:id="id339" presentation:style-name="a1870" draw:name="Title 1" svg:x="0.10959in" svg:y="0in" svg:width="12.56041in" svg:height="0.63014in" presentation:class="title" presentation:placeholder="false">
          <draw:text-box>
            <text:p text:style-name="a1869" text:class-names="" text:cond-style-name=""><text:span text:style-name="a1867" text:class-names="">Regional performance findings</text:span><text:span text:style-name="a1868" text:class-names=""/></text:p>
          </draw:text-box>
          <svg:title/>
          <svg:desc/>
        </draw:frame>
        <draw:frame draw:id="id340" presentation:style-name="a1950" draw:name="Content Placeholder 3" svg:x="0in" svg:y="1.12329in" svg:width="13.21918in" svg:height="5.78671in" presentation:class="outline" presentation:placeholder="false">
          <draw:text-box>
            <text:list text:style-name="a1890">
              <text:list-item>
                <text:p text:style-name="a1889" text:class-names="" text:cond-style-name=""><text:span text:style-name="a1871" text:class-names="">Revenue Generation:<text:s text:c="1"/></text:span><text:span text:style-name="a1872" text:class-names=""><text:line-break/></text:span><text:span text:style-name="a1873" text:class-names="">West Virginia<text:s text:c="1"/></text:span><text:span text:style-name="a1874" text:class-names="">:<text:s text:c="1"/></text:span><text:span text:style-name="a1875" text:class-names="">Highest Revenue<text:s text:c="1"/></text:span><text:span text:style-name="a1876" text:class-names="">generator (</text:span><text:span text:style-name="a1877" text:class-names="">$2.5m</text:span><text:span text:style-name="a1878" text:class-names="">) and<text:s text:c="1"/></text:span><text:span text:style-name="a1879" text:class-names="">second</text:span><text:span text:style-name="a1880" text:class-names=""><text:s text:c="1"/>in<text:s text:c="1"/></text:span><text:span text:style-name="a1881" text:class-names="">Total Transaction.<text:line-break/>Nebraska: Highest<text:s text:c="1"/></text:span><text:span text:style-name="a1882" text:class-names="">number of<text:s text:c="1"/></text:span><text:span text:style-name="a1883" text:class-names="">Transactions<text:s text:c="1"/></text:span><text:span text:style-name="a1884" text:class-names="">and</text:span><text:span text:style-name="a1885" text:class-names=""><text:s text:c="1"/>second</text:span><text:span text:style-name="a1886" text:class-names=""><text:s text:c="1"/>in<text:s text:c="1"/></text:span><text:span text:style-name="a1887" text:class-names="">Revenue<text:s text:c="1"/></text:span><text:span text:style-name="a1888" text:class-names="">generator.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891" text:class-names="">Volume</text:span><text:span text:style-name="a1892" text:class-names=""><text:s text:c="1"/></text:span><text:span text:style-name="a1893" text:class-names="">vs</text:span><text:span text:style-name="a1894" text:class-names=""><text:s text:c="1"/></text:span><text:span text:style-name="a1895" text:class-names="">Value</text:span><text:span text:style-name="a1896" text:class-names=""><text:s text:c="1"/></text:span><text:span text:style-name="a1897" text:class-names="">Disconnect</text:span><text:span text:style-name="a1898" text:class-names="">:</text:span><text:span text:style-name="a1899" text:class-names=""><text:s text:c="1"/></text:span><text:span text:style-name="a1900" text:class-names="">Iowa</text:span><text:span text:style-name="a1901" text:class-names=""><text:s text:c="1"/></text:span><text:span text:style-name="a1902" text:class-names="">and</text:span><text:span text:style-name="a1903" text:class-names=""><text:s text:c="1"/></text:span><text:span text:style-name="a1904" text:class-names="">Rhode</text:span><text:span text:style-name="a1905" text:class-names=""><text:s text:c="1"/></text:span><text:span text:style-name="a1906" text:class-names="">island</text:span><text:span text:style-name="a1907" text:class-names=""><text:s text:c="1"/>have high Customer counts but are not top Revenue generators.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10" text:class-names="">Service</text:span><text:span text:style-name="a1911" text:class-names=""><text:s text:c="1"/></text:span><text:span text:style-name="a1912" text:class-names="">Gaps</text:span><text:span text:style-name="a1913" text:class-names=""><text:s text:c="1"/></text:span><text:span text:style-name="a1914" text:class-names="">in</text:span><text:span text:style-name="a1915" text:class-names=""><text:s text:c="1"/></text:span><text:span text:style-name="a1916" text:class-names="">High-Value</text:span><text:span text:style-name="a1917" text:class-names=""><text:s text:c="1"/></text:span><text:span text:style-name="a1918" text:class-names="">Regions</text:span><text:span text:style-name="a1919" text:class-names="">: <text:line-break/></text:span><text:span text:style-name="a1920" text:class-names="">Low</text:span><text:span text:style-name="a1921" text:class-names=""><text:s text:c="1"/>crisis<text:s text:c="1"/></text:span><text:span text:style-name="a1922" text:class-names="">Resolution Rate<text:s text:c="1"/></text:span><text:span text:style-name="a1923" text:class-names="">in<text:s text:c="1"/></text:span><text:span text:style-name="a1924" text:class-names="">top</text:span><text:span text:style-name="a1925" text:class-names=""><text:s text:c="1"/></text:span><text:span text:style-name="a1926" text:class-names="">Revenue</text:span><text:span text:style-name="a1927" text:class-names=""><text:s text:c="1"/>Regions(WV and NE).<text:line-break/></text:span><text:span text:style-name="a1928" text:class-names="">Poor</text:span><text:span text:style-name="a1929" text:class-names=""><text:s text:c="1"/></text:span><text:span text:style-name="a1930" text:class-names="">Response</text:span><text:span text:style-name="a1931" text:class-names=""><text:s text:c="1"/></text:span><text:span text:style-name="a1932" text:class-names="">times</text:span><text:span text:style-name="a1933" text:class-names=""><text:s text:c="1"/>to<text:s text:c="1"/></text:span><text:span text:style-name="a1934" text:class-names="">Negative</text:span><text:span text:style-name="a1935" text:class-names=""><text:s text:c="1"/></text:span><text:span text:style-name="a1936" text:class-names="">posts</text:span><text:span text:style-name="a1937" text:class-names=""><text:s text:c="1"/>in<text:s text:c="1"/></text:span><text:span text:style-name="a1938" text:class-names="">high-Revenue</text:span><text:span text:style-name="a1939" text:class-names=""><text:s text:c="1"/>Regions.<text:line-break/></text:span><text:span text:style-name="a1940" text:class-names="">Low</text:span><text:span text:style-name="a1941" text:class-names=""><text:s text:c="1"/></text:span><text:span text:style-name="a1942" text:class-names="">CSAT</text:span><text:span text:style-name="a1943" text:class-names=""><text:s text:c="1"/>scores in this<text:s text:c="1"/></text:span><text:span text:style-name="a1944" text:class-names="">high-patronage</text:span><text:span text:style-name="a1945" text:class-names="">/</text:span><text:span text:style-name="a1946" text:class-names="">high-Revenue</text:span><text:span text:style-name="a1947" text:class-names=""><text:s text:c="1"/>Areas.</text:span></text:p>
              </text:list-item>
            </text:list>
          </draw:text-box>
          <svg:title/>
          <svg:desc/>
        </draw:frame>
      </draw:page>
      <draw:page draw:name="Slide8" draw:style-name="a1952" draw:master-page-name="Master1-Layout21-cust-Title,-Content-Photo-5" presentation:presentation-page-layout-name="Master1-PPL21" draw:id="Slide-263">
        <draw:frame draw:id="id341" presentation:style-name="a1956" draw:name="Title 1" svg:x="0in" svg:y="0in" svg:width="12.67in" svg:height="0.53425in" presentation:class="title" presentation:placeholder="false">
          <draw:text-box>
            <text:p text:style-name="a1955" text:class-names="" text:cond-style-name=""><text:span text:style-name="a1953" text:class-names="">Transaction findings</text:span><text:span text:style-name="a1954" text:class-names=""/></text:p>
          </draw:text-box>
          <svg:title/>
          <svg:desc/>
        </draw:frame>
        <draw:frame draw:id="id342" presentation:style-name="a2050" draw:name="Content Placeholder 3" svg:x="0in" svg:y="0.49315in" svg:width="13.23288in" svg:height="7.00685in" presentation:class="outline" presentation:placeholder="false">
          <draw:text-box>
            <text:list text:style-name="a1959">
              <text:list-item>
                <text:p text:style-name="a1958" text:class-names="" text:cond-style-name=""><text:span text:style-name="a1957" text:class-names="">Revenue Streams and Product Performance</text:span></text:p>
              </text:list-item>
            </text:list>
            <text:list text:style-name="a1965">
              <text:list-item>
                <text:p text:style-name="a1964" text:class-names="" text:cond-style-name=""><text:span text:style-name="a1960" text:class-names="">Total Revenue:<text:s text:c="1"/></text:span><text:span text:style-name="a1961" text:class-names="">$58</text:span><text:span text:style-name="a1962" text:class-names=""><text:s text:c="1"/></text:span><text:span text:style-name="a1963" text:class-names="">million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66" text:class-names="">Revenue</text:span><text:span text:style-name="a1967" text:class-names=""><text:s text:c="1"/></text:span><text:span text:style-name="a1968" text:class-names="">By</text:span><text:span text:style-name="a1969" text:class-names=""><text:s text:c="1"/></text:span><text:span text:style-name="a1970" text:class-names="">Customer</text:span><text:span text:style-name="a1971" text:class-names=""><text:s text:c="1"/></text:span><text:span text:style-name="a1972" text:class-names="">Segmentation: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75" text:class-names="">Returning</text:span><text:span text:style-name="a1976" text:class-names=""><text:s text:c="1"/></text:span><text:span text:style-name="a1977" text:class-names="">Customers:<text:s text:c="1"/></text:span><text:span text:style-name="a1978" text:class-names="">$28</text:span><text:span text:style-name="a1979" text:class-names=""><text:s text:c="1"/></text:span><text:span text:style-name="a1980" text:class-names="">million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83" text:class-names="">VIP</text:span><text:span text:style-name="a1984" text:class-names=""><text:s text:c="1"/></text:span><text:span text:style-name="a1985" text:class-names="">Customers:</text:span><text:span text:style-name="a1986" text:class-names=""><text:s text:c="1"/></text:span><text:span text:style-name="a1987" text:class-names="">$24</text:span><text:span text:style-name="a1988" text:class-names=""><text:s text:c="1"/></text:span><text:span text:style-name="a1989" text:class-names="">million</text:span><text:span text:style-name="a1990" text:class-names=""><text:line-break/>NEW Customers:<text:s text:c="1"/></text:span><text:span text:style-name="a1991" text:class-names="">$5</text:span><text:span text:style-name="a1992" text:class-names=""><text:s text:c="1"/></text:span><text:span text:style-name="a1993" text:class-names="">million<text:line-break/></text:span></text:p>
              </text:list-item>
            </text:list>
            <text:list text:style-name="a2013">
              <text:list-item>
                <text:p text:style-name="a2012" text:class-names="" text:cond-style-name=""><text:span text:style-name="a1996" text:class-names="">Product</text:span><text:span text:style-name="a1997" text:class-names=""><text:s text:c="1"/></text:span><text:span text:style-name="a1998" text:class-names="">Performance</text:span><text:span text:style-name="a1999" text:class-names=""><text:s text:c="1"/></text:span><text:span text:style-name="a2000" text:class-names="">(Revenue</text:span><text:span text:style-name="a2001" text:class-names=""><text:s text:c="1"/></text:span><text:span text:style-name="a2002" text:class-names="">Rank):</text:span><text:span text:style-name="a2003" text:class-names=""><text:line-break/></text:span><text:span text:style-name="a2004" text:class-names="">Laptop</text:span><text:span text:style-name="a2005" text:class-names="">&gt;</text:span><text:span text:style-name="a2006" text:class-names="">Smartphones</text:span><text:span text:style-name="a2007" text:class-names="">&gt;</text:span><text:span text:style-name="a2008" text:class-names="">Tablets</text:span><text:span text:style-name="a2009" text:class-names="">&gt;</text:span><text:span text:style-name="a2010" text:class-names="">Smartwatches</text:span><text:span text:style-name="a2011" text:class-names="">(Least)</text:span></text:p>
              </text:list-item>
            </text:list>
            <text:list text:style-name="a2027">
              <text:list-item>
                <text:p text:style-name="a2026" text:class-names="" text:cond-style-name=""><text:span text:style-name="a2014" text:class-names="">Product Recalls</text:span><text:span text:style-name="a2015" text:class-names="">:<text:line-break/></text:span><text:span text:style-name="a2016" text:class-names="">New</text:span><text:span text:style-name="a2017" text:class-names=""><text:s text:c="1"/></text:span><text:span text:style-name="a2018" text:class-names="">Customers</text:span><text:span text:style-name="a2019" text:class-names=""><text:s text:c="1"/>have a<text:s text:c="1"/></text:span><text:span text:style-name="a2020" text:class-names="">Lower</text:span><text:span text:style-name="a2021" text:class-names=""><text:s text:c="1"/>product<text:s text:c="1"/></text:span><text:span text:style-name="a2022" text:class-names="">recall</text:span><text:span text:style-name="a2023" text:class-names=""><text:s text:c="1"/></text:span><text:span text:style-name="a2024" text:class-names="">percentage</text:span><text:span text:style-name="a2025" text:class-names=""><text:s text:c="2"/>than VIP and Returning Customers.<text:line-break/>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28" text:class-names="">Revenue</text:span><text:span text:style-name="a2029" text:class-names=""><text:s text:c="1"/></text:span><text:span text:style-name="a2030" text:class-names="">Trend</text:span><text:span text:style-name="a2031" text:class-names="">: <text:line-break/></text:span><text:span text:style-name="a2032" text:class-names="">Revenue</text:span><text:span text:style-name="a2033" text:class-names=""><text:s text:c="1"/></text:span><text:span text:style-name="a2034" text:class-names="">dipped</text:span><text:span text:style-name="a2035" text:class-names=""><text:s text:c="1"/>in<text:s text:c="1"/></text:span><text:span text:style-name="a2036" text:class-names="">2022</text:span><text:span text:style-name="a2037" text:class-names=""><text:s text:c="1"/>from 2021, then<text:s text:c="1"/></text:span><text:span text:style-name="a2038" text:class-names="">increased</text:span><text:span text:style-name="a2039" text:class-names=""><text:s text:c="1"/>in<text:s text:c="1"/></text:span><text:span text:style-name="a2040" text:class-names="">2023</text:span><text:span text:style-name="a2041" text:class-names="">.(Product recalls followed a similar trend).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/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/></text:p>
              </text:list-item>
            </text:list>
          </draw:text-box>
          <svg:title/>
          <svg:desc/>
        </draw:frame>
      </draw:page>
      <draw:page draw:name="Slide9" draw:style-name="a2052" draw:master-page-name="Master1-Layout21-cust-Title,-Content-Photo-5" presentation:presentation-page-layout-name="Master1-PPL21" draw:id="Slide-264">
        <draw:frame draw:id="id343" presentation:style-name="a2056" draw:name="Title 1" svg:x="0in" svg:y="0in" svg:width="12.67in" svg:height="0.57534in" presentation:class="title" presentation:placeholder="false">
          <draw:text-box>
            <text:p text:style-name="a2055" text:class-names="" text:cond-style-name=""><text:span text:style-name="a2053" text:class-names="">Sentiments and Social media findings</text:span><text:span text:style-name="a2054" text:class-names=""/></text:p>
          </draw:text-box>
          <svg:title/>
          <svg:desc/>
        </draw:frame>
        <draw:frame draw:id="id344" presentation:style-name="a2101" draw:name="Content Placeholder 3" svg:x="0in" svg:y="0.63014in" svg:width="13.33333in" svg:height="6.86986in" presentation:class="outline" presentation:placeholder="false">
          <draw:text-box>
            <text:list text:style-name="a2062">
              <text:list-item>
                <text:p text:style-name="a2061" text:class-names="" text:cond-style-name=""><text:span text:style-name="a2057" text:class-names="">Primary Customer Platforms</text:span><text:span text:style-name="a2058" text:class-names="">: <text:line-break/>Customers primarily use Instagram and<text:s text:c="1"/></text:span><text:span text:style-name="a2059" text:class-names="">Linkedln</text:span><text:span text:style-name="a2060" text:class-names=""><text:s text:c="1"/>to express sentiments.</text:span></text:p>
              </text:list-item>
            </text:list>
            <text:list text:style-name="a2066">
              <text:list-item>
                <text:p text:style-name="a2065" text:class-names="" text:cond-style-name=""><text:span text:style-name="a2063" text:class-names="">Response Concentration</text:span><text:span text:style-name="a2064" text:class-names="">: <text:line-break/>Responded Most to Facebook posts.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67" text:class-names="">Average</text:span><text:span text:style-name="a2068" text:class-names=""><text:s text:c="1"/></text:span><text:span text:style-name="a2069" text:class-names="">Response</text:span><text:span text:style-name="a2070" text:class-names=""><text:s text:c="1"/></text:span><text:span text:style-name="a2071" text:class-names="">Time(ART):</text:span><text:span text:style-name="a2072" text:class-names=""><text:s text:c="1"/><text:line-break/></text:span><text:span text:style-name="a2073" text:class-names="">LinkedIn: 205 days(slowest)<text:line-break/>TikTok:200 days <text:line-break/>Instagram:188 days<text:line-break/>Facebook:181 days(fastest)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6" text:class-names="">Engagement</text:span><text:span text:style-name="a2077" text:class-names=""><text:s text:c="1"/></text:span><text:span text:style-name="a2078" text:class-names="">Rate</text:span><text:span text:style-name="a2079" text:class-names="">:<text:line-break/>Highest engagement is on Twitter(33%)</text:span></text:p>
              </text:list-item>
            </text:list>
            <text:list text:style-name="a2100">
              <text:list-item>
                <text:p text:style-name="a2099" text:class-names="" text:cond-style-name=""><text:span text:style-name="a2082" text:class-names="">Sentiment</text:span><text:span text:style-name="a2083" text:class-names=""><text:s text:c="1"/></text:span><text:span text:style-name="a2084" text:class-names="">Polarity</text:span><text:span text:style-name="a2085" text:class-names="">:</text:span><text:span text:style-name="a2086" text:class-names=""><text:s text:c="1"/></text:span><text:span text:style-name="a2087" text:class-names=""><text:line-break/>Most positive</text:span><text:span text:style-name="a2088" text:class-names=""><text:s text:c="1"/></text:span><text:span text:style-name="a2089" text:class-names="">sentiments</text:span><text:span text:style-name="a2090" text:class-names=""><text:s text:c="1"/></text:span><text:span text:style-name="a2091" text:class-names="">are</text:span><text:span text:style-name="a2092" text:class-names=""><text:s text:c="1"/></text:span><text:span text:style-name="a2093" text:class-names="">found</text:span><text:span text:style-name="a2094" text:class-names=""><text:s text:c="1"/></text:span><text:span text:style-name="a2095" text:class-names="">on</text:span><text:span text:style-name="a2096" text:class-names=""><text:s text:c="1"/></text:span><text:span text:style-name="a2097" text:class-names="">Facebook(34%).</text:span><text:span text:style-name="a2098" text:class-names=""/></text:p>
              </text:list-item>
            </text:list>
          </draw:text-box>
          <svg:title/>
          <svg:desc/>
        </draw:frame>
      </draw:page>
      <draw:page draw:name="Slide10" draw:style-name="a2103" draw:master-page-name="Master1-Layout21-cust-Title,-Content-Photo-5" presentation:presentation-page-layout-name="Master1-PPL21" draw:id="Slide-265">
        <draw:frame draw:id="id345" presentation:style-name="a2107" draw:name="Title 1" svg:x="0in" svg:y="0in" svg:width="12.67in" svg:height="0.57534in" presentation:class="title" presentation:placeholder="false">
          <draw:text-box>
            <text:p text:style-name="a2106" text:class-names="" text:cond-style-name=""><text:span text:style-name="a2104" text:class-names="">Key insights</text:span><text:span text:style-name="a2105" text:class-names=""/></text:p>
          </draw:text-box>
          <svg:title/>
          <svg:desc/>
        </draw:frame>
        <draw:frame draw:id="id346" presentation:style-name="a2216" draw:name="Content Placeholder 3" svg:x="0in" svg:y="0.56164in" svg:width="13.33333in" svg:height="6.93836in" presentation:class="outline" presentation:placeholder="false">
          <draw:text-box>
            <text:list text:style-name="a2151">
              <text:list-item>
                <text:p text:style-name="a2150" text:class-names="" text:cond-style-name=""><text:span text:style-name="a2108" text:class-names="">Revenue</text:span><text:span text:style-name="a2109" text:class-names=""><text:s text:c="1"/></text:span><text:span text:style-name="a2110" text:class-names="">Concentration</text:span><text:span text:style-name="a2111" text:class-names=""><text:s text:c="1"/></text:span><text:span text:style-name="a2112" text:class-names="">Risk</text:span><text:span text:style-name="a2113" text:class-names="">: <text:line-break/></text:span><text:span text:style-name="a2114" text:class-names="">The <text:s text:c="1"/></text:span><text:span text:style-name="a2115" text:class-names="">majority</text:span><text:span text:style-name="a2116" text:class-names=""><text:s text:c="1"/>of the<text:s text:c="1"/></text:span><text:span text:style-name="a2117" text:class-names="">Revenue</text:span><text:span text:style-name="a2118" text:class-names=""><text:s text:c="1"/>is generated from</text:span><text:span text:style-name="a2119" text:class-names=""><text:s text:c="1"/></text:span><text:span text:style-name="a2120" text:class-names="">two</text:span><text:span text:style-name="a2121" text:class-names=""><text:s text:c="1"/></text:span><text:span text:style-name="a2122" text:class-names="">key</text:span><text:span text:style-name="a2123" text:class-names=""><text:s text:c="1"/></text:span><text:span text:style-name="a2124" text:class-names="">Regions</text:span><text:span text:style-name="a2125" text:class-names=""><text:s text:c="1"/></text:span><text:span text:style-name="a2126" text:class-names="">(</text:span><text:span text:style-name="a2127" text:class-names="">WV</text:span><text:span text:style-name="a2128" text:class-names="">,</text:span><text:span text:style-name="a2129" text:class-names=""><text:s text:c="1"/></text:span><text:span text:style-name="a2130" text:class-names="">NE</text:span><text:span text:style-name="a2131" text:class-names="">)</text:span><text:span text:style-name="a2132" text:class-names=""><text:s text:c="1"/></text:span><text:span text:style-name="a2133" text:class-names="">where</text:span><text:span text:style-name="a2134" text:class-names=""><text:s text:c="1"/></text:span><text:span text:style-name="a2135" text:class-names="">customers</text:span><text:span text:style-name="a2136" text:class-names=""><text:s text:c="1"/></text:span><text:span text:style-name="a2137" text:class-names="">satisfaction</text:span><text:span text:style-name="a2138" text:class-names=""><text:s text:c="1"/></text:span><text:span text:style-name="a2139" text:class-names="">and</text:span><text:span text:style-name="a2140" text:class-names=""><text:s text:c="1"/></text:span><text:span text:style-name="a2141" text:class-names="">support</text:span><text:span text:style-name="a2142" text:class-names=""><text:s text:c="1"/></text:span><text:span text:style-name="a2143" text:class-names="">metrics</text:span><text:span text:style-name="a2144" text:class-names=""><text:s text:c="1"/></text:span><text:span text:style-name="a2145" text:class-names="">are dangerously low. This presents a Significant<text:s text:c="1"/></text:span><text:span text:style-name="a2146" text:class-names="">churn</text:span><text:span text:style-name="a2147" text:class-names=""><text:s text:c="1"/></text:span><text:span text:style-name="a2148" text:class-names="">risk</text:span><text:span text:style-name="a2149" text:class-names="">.</text:span></text:p>
              </text:list-item>
            </text:list>
            <text:list text:style-name="a2166">
              <text:list-item>
                <text:p text:style-name="a2165" text:class-names="" text:cond-style-name=""><text:span text:style-name="a2152" text:class-names="">Support</text:span><text:span text:style-name="a2153" text:class-names=""><text:s text:c="1"/></text:span><text:span text:style-name="a2154" text:class-names="">Misallocation:<text:line-break/></text:span><text:span text:style-name="a2155" text:class-names="">Company support efforts<text:s text:c="1"/></text:span><text:span text:style-name="a2156" text:class-names="">(</text:span><text:span text:style-name="a2157" text:class-names="">response volume</text:span><text:span text:style-name="a2158" text:class-names="">)<text:s text:c="1"/></text:span><text:span text:style-name="a2159" text:class-names="">are focused on<text:s text:c="1"/></text:span><text:span text:style-name="a2160" text:class-names="">Facebook,<text:s text:c="1"/></text:span><text:span text:style-name="a2161" text:class-names="">while customers are most active expressing</text:span><text:span text:style-name="a2162" text:class-names=""><text:s text:c="1"/>sentiments on Instagram and<text:s text:c="1"/></text:span><text:span text:style-name="a2163" text:class-names="">Linkedln</text:span><text:span text:style-name="a2164" text:class-names="">.</text:span></text:p>
              </text:list-item>
            </text:list>
            <text:list text:style-name="a2180">
              <text:list-item>
                <text:p text:style-name="a2179" text:class-names="" text:cond-style-name=""><text:span text:style-name="a2167" text:class-names="">Slow</text:span><text:span text:style-name="a2168" text:class-names=""><text:s text:c="1"/></text:span><text:span text:style-name="a2169" text:class-names="">Crisis</text:span><text:span text:style-name="a2170" text:class-names=""><text:s text:c="1"/></text:span><text:span text:style-name="a2171" text:class-names="">Management</text:span><text:span text:style-name="a2172" text:class-names="">: <text:line-break/></text:span><text:span text:style-name="a2173" text:class-names="">Average crisis resolution times across all platforms<text:s text:c="1"/></text:span><text:span text:style-name="a2174" text:class-names="">(173-205 days)<text:s text:c="1"/></text:span><text:span text:style-name="a2175" text:class-names="">are</text:span><text:span text:style-name="a2176" text:class-names=""><text:s text:c="1"/></text:span><text:span text:style-name="a2177" text:class-names="">unacceptable and likely the primary driver of the<text:s text:c="1"/></text:span><text:span text:style-name="a2178" text:class-names="">low overall CSAT score (41%).</text:span></text:p>
              </text:list-item>
            </text:list>
            <text:list text:style-name="a2195">
              <text:list-item>
                <text:p text:style-name="a2194" text:class-names="" text:cond-style-name=""><text:span text:style-name="a2181" text:class-names="">VIP Potential: <text:line-break/></text:span><text:span text:style-name="a2182" text:class-names="">VIP customers are<text:s text:c="1"/></text:span><text:span text:style-name="a2183" text:class-names="">younger</text:span><text:span text:style-name="a2184" text:class-names=""><text:s text:c="1"/>and generate<text:s text:c="1"/></text:span><text:span text:style-name="a2185" text:class-names="">high</text:span><text:span text:style-name="a2186" text:class-names=""><text:s text:c="1"/></text:span><text:span text:style-name="a2187" text:class-names="">Revenue</text:span><text:span text:style-name="a2188" text:class-names="">, indicating a valuable<text:s text:c="1"/></text:span><text:span text:style-name="a2189" text:class-names="">long-term</text:span><text:span text:style-name="a2190" text:class-names=""><text:s text:c="1"/>demographic, but their<text:s text:c="1"/></text:span><text:span text:style-name="a2191" text:class-names="">satisfaction</text:span><text:span text:style-name="a2192" text:class-names=""><text:s text:c="1"/>is only on the average</text:span><text:span text:style-name="a2193" text:class-names="">.</text:span></text:p>
              </text:list-item>
            </text:list>
            <text:list text:style-name="a2215">
              <text:list-item>
                <text:p text:style-name="a2214" text:class-names="" text:cond-style-name=""><text:span text:style-name="a2196" text:class-names="">Product</text:span><text:span text:style-name="a2197" text:class-names=""><text:s text:c="1"/></text:span><text:span text:style-name="a2198" text:class-names="">Quality</text:span><text:span text:style-name="a2199" text:class-names=""><text:s text:c="1"/></text:span><text:span text:style-name="a2200" text:class-names="">Concern:<text:line-break/></text:span><text:span text:style-name="a2201" text:class-names="">High</text:span><text:span text:style-name="a2202" text:class-names=""><text:s text:c="1"/>recall</text:span><text:span text:style-name="a2203" text:class-names=""><text:s text:c="1"/></text:span><text:span text:style-name="a2204" text:class-names="">rates</text:span><text:span text:style-name="a2205" text:class-names=""><text:s text:c="1"/></text:span><text:span text:style-name="a2206" text:class-names="">among</text:span><text:span text:style-name="a2207" text:class-names=""><text:s text:c="1"/></text:span><text:span text:style-name="a2208" text:class-names="">established</text:span><text:span text:style-name="a2209" text:class-names=""><text:s text:c="1"/></text:span><text:span text:style-name="a2210" text:class-names="">(VIP/RETURNING)<text:s text:c="1"/></text:span><text:span text:style-name="a2211" text:class-names="">customers suggests recuring product quality issues that need addressing</text:span><text:span text:style-name="a2212" text:class-names="">.</text:span><text:span text:style-name="a2213" text:class-names=""/></text:p>
              </text:list-item>
            </text:list>
          </draw:text-box>
          <svg:title/>
          <svg:desc/>
        </draw:frame>
      </draw:page>
      <draw:page draw:name="Slide11" draw:style-name="a2218" draw:master-page-name="Master1-Layout21-cust-Title,-Content-Photo-5" presentation:presentation-page-layout-name="Master1-PPL21" draw:id="Slide-266">
        <draw:frame draw:id="id347" presentation:style-name="a2224" draw:name="Title 1" svg:x="0.09589in" svg:y="0in" svg:width="12.57411in" svg:height="0.56164in" presentation:class="title" presentation:placeholder="false">
          <draw:text-box>
            <text:p text:style-name="a2223" text:class-names="" text:cond-style-name=""><text:span text:style-name="a2219" text:class-names="">Recommendations</text:span><text:span text:style-name="a2220" text:class-names="">:<text:s text:c="1"/></text:span><text:span text:style-name="a2221" text:class-names="">strategic recommendations for growth and retention</text:span><text:span text:style-name="a2222" text:class-names=""/></text:p>
          </draw:text-box>
          <svg:title/>
          <svg:desc/>
        </draw:frame>
        <draw:frame draw:id="id348" presentation:style-name="a2303" draw:name="Content Placeholder 3" svg:x="0.12329in" svg:y="0.42466in" svg:width="13.21005in" svg:height="7.07534in" presentation:class="outline" presentation:placeholder="false">
          <draw:text-box>
            <text:list text:style-name="a2239">
              <text:list-item>
                <text:p text:style-name="a2238" text:class-names="" text:cond-style-name=""><text:span text:style-name="a2225" text:class-names="">Prioritize High-Value Regions</text:span><text:span text:style-name="a2226" text:class-names="">:<text:line-break/></text:span><text:span text:style-name="a2227" text:class-names="">Immediately deploy dedicated, faster support resources to<text:s text:c="1"/></text:span><text:span text:style-name="a2228" text:class-names="">West</text:span><text:span text:style-name="a2229" text:class-names=""><text:s text:c="1"/></text:span><text:span text:style-name="a2230" text:class-names="">Virginia</text:span><text:span text:style-name="a2231" text:class-names=""><text:s text:c="1"/>and<text:s text:c="1"/></text:span><text:span text:style-name="a2232" text:class-names="">Nebraska</text:span><text:span text:style-name="a2233" text:class-names=""><text:s text:c="1"/>to address<text:s text:c="1"/></text:span><text:span text:style-name="a2234" text:class-names="">low</text:span><text:span text:style-name="a2235" text:class-names=""><text:s text:c="1"/></text:span><text:span text:style-name="a2236" text:class-names="">CSAT</text:span><text:span text:style-name="a2237" text:class-names=""><text:s text:c="1"/>and Resolution rates.</text:span></text:p>
              </text:list-item>
            </text:list>
            <text:list text:style-name="a2258">
              <text:list-item>
                <text:p text:style-name="a2257" text:class-names="" text:cond-style-name=""><text:span text:style-name="a2240" text:class-names="">Optimize</text:span><text:span text:style-name="a2241" text:class-names=""><text:s text:c="1"/></text:span><text:span text:style-name="a2242" text:class-names="">Social</text:span><text:span text:style-name="a2243" text:class-names=""><text:s text:c="1"/></text:span><text:span text:style-name="a2244" text:class-names="">Media</text:span><text:span text:style-name="a2245" text:class-names=""><text:s text:c="1"/></text:span><text:span text:style-name="a2246" text:class-names="">Strategy</text:span><text:span text:style-name="a2247" text:class-names="">: <text:line-break/>Shift resources to monitor and respond actively on<text:s text:c="1"/></text:span><text:span text:style-name="a2248" text:class-names="">Instagram</text:span><text:span text:style-name="a2249" text:class-names=""><text:s text:c="1"/>and<text:s text:c="1"/></text:span><text:span text:style-name="a2250" text:class-names="">Linkedln</text:span><text:span text:style-name="a2251" text:class-names=""><text:s text:c="1"/>, where<text:s text:c="1"/></text:span><text:span text:style-name="a2252" text:class-names="">customer</text:span><text:span text:style-name="a2253" text:class-names=""><text:s text:c="1"/></text:span><text:span text:style-name="a2254" text:class-names="">sentiment</text:span><text:span text:style-name="a2255" text:class-names=""><text:s text:c="1"/>expression is<text:s text:c="1"/></text:span><text:span text:style-name="a2256" text:class-names="">highest</text:span></text:p>
              </text:list-item>
            </text:list>
            <text:list text:style-name="a2269">
              <text:list-item>
                <text:p text:style-name="a2268" text:class-names="" text:cond-style-name=""><text:span text:style-name="a2259" text:class-names="">Invest in Product Quality Control</text:span><text:span text:style-name="a2260" text:class-names="">:<text:line-break/></text:span><text:span text:style-name="a2261" text:class-names="">Investigate and address the<text:s text:c="1"/></text:span><text:span text:style-name="a2262" text:class-names="">root</text:span><text:span text:style-name="a2263" text:class-names=""><text:s text:c="1"/></text:span><text:span text:style-name="a2264" text:class-names="">causes</text:span><text:span text:style-name="a2265" text:class-names=""><text:s text:c="1"/>of product<text:s text:c="1"/></text:span><text:span text:style-name="a2266" text:class-names="">recalls</text:span><text:span text:style-name="a2267" text:class-names="">(data didn’t tell us what defaults customers recorded) among established customers to improve retention and reduce support load.</text:span></text:p>
              </text:list-item>
            </text:list>
            <text:list text:style-name="a2287">
              <text:list-item>
                <text:p text:style-name="a2286" text:class-names="" text:cond-style-name=""><text:span text:style-name="a2270" text:class-names="">Establish Service Level Agreements(SLA’s</text:span><text:span text:style-name="a2271" text:class-names="">):</text:span><text:span text:style-name="a2272" text:class-names=""><text:line-break/></text:span><text:span text:style-name="a2273" text:class-names="">Implement strict internal KPI’s to<text:s text:c="1"/></text:span><text:span text:style-name="a2274" text:class-names="">reduce</text:span><text:span text:style-name="a2275" text:class-names=""><text:s text:c="1"/>average<text:s text:c="1"/></text:span><text:span text:style-name="a2276" text:class-names="">crisis</text:span><text:span text:style-name="a2277" text:class-names=""><text:s text:c="1"/></text:span><text:span text:style-name="a2278" text:class-names="">resolution</text:span><text:span text:style-name="a2279" text:class-names=""><text:s text:c="1"/></text:span><text:span text:style-name="a2280" text:class-names="">time</text:span><text:span text:style-name="a2281" text:class-names=""><text:s text:c="1"/>from &gt;</text:span><text:span text:style-name="a2282" text:class-names="">170 days<text:s text:c="1"/></text:span><text:span text:style-name="a2283" text:class-names="">to a target of<text:s text:c="1"/></text:span><text:span text:style-name="a2284" text:class-names="">&lt;48<text:s text:c="1"/></text:span><text:span text:style-name="a2285" text:class-names="">hours across all platforms.</text:span></text:p>
              </text:list-item>
            </text:list>
            <text:list text:style-name="a2302">
              <text:list-item>
                <text:p text:style-name="a2301" text:class-names="" text:cond-style-name=""><text:span text:style-name="a2288" text:class-names="">Develop a</text:span><text:span text:style-name="a2289" text:class-names=""><text:s text:c="1"/></text:span><text:span text:style-name="a2290" text:class-names="">VIP</text:span><text:span text:style-name="a2291" text:class-names=""><text:s text:c="1"/></text:span><text:span text:style-name="a2292" text:class-names="">Retention</text:span><text:span text:style-name="a2293" text:class-names=""><text:s text:c="1"/></text:span><text:span text:style-name="a2294" text:class-names="">Program</text:span><text:span text:style-name="a2295" text:class-names="">:<text:line-break/>Create targeted initiatives to<text:s text:c="1"/></text:span><text:span text:style-name="a2296" text:class-names="">convert high-potential new customers</text:span><text:span text:style-name="a2297" text:class-names=""><text:s text:c="1"/>into<text:s text:c="1"/></text:span><text:span text:style-name="a2298" text:class-names="">loyal VIPs<text:s text:c="1"/></text:span><text:span text:style-name="a2299" text:class-names="">and enhance the experience for existing VIPs to secure future Revenue streams.</text:span><text:span text:style-name="a23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, Photo 1">
      <presentation:placeholder presentation:object="title" svg:x="0.47in" svg:y="0.45in" svg:width="5.83in" svg:height="4.09in"/>
      <presentation:placeholder presentation:object="subtitle" svg:x="0.47in" svg:y="5.33in" svg:width="4.94in" svg:height="1.51in"/>
      <presentation:placeholder presentation:object="graphic" svg:x="7.12735in" svg:y="0in" svg:width="6.20599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" style:display-name="Title, Content 1">
      <presentation:placeholder presentation:object="title" svg:x="0.47in" svg:y="0.31in" svg:width="11.65in" svg:height="1.06in"/>
      <presentation:placeholder presentation:object="object" svg:x="0.47in" svg:y="1.51in" svg:width="11.65in" svg:height="5.36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3" style:display-name="Title, Photo 2">
      <presentation:placeholder presentation:object="title" svg:x="7.95in" svg:y="0.45in" svg:width="4.77in" svg:height="4.34in"/>
      <presentation:placeholder presentation:object="subtitle" svg:x="7.95in" svg:y="5.33in" svg:width="4.6in" svg:height="1.51in"/>
      <presentation:placeholder presentation:object="graphic" svg:x="0in" svg:y="0in" svg:width="7.22277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4" style:display-name="Title, Photo 3">
      <presentation:placeholder presentation:object="title" svg:x="0.47in" svg:y="0.45in" svg:width="5.02in" svg:height="4.09in"/>
      <presentation:placeholder presentation:object="subtitle" svg:x="0.47in" svg:y="5.33in" svg:width="4.6in" svg:height="1.51in"/>
      <presentation:placeholder presentation:object="graphic" svg:x="6.1091in" svg:y="0in" svg:width="7.22424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5" style:display-name="Title, Photo 4">
      <presentation:placeholder presentation:object="title" svg:x="0.47in" svg:y="5.77in" svg:width="12.41in" svg:height="0.86in"/>
      <presentation:placeholder presentation:object="subtitle" svg:x="0.47in" svg:y="6.54in" svg:width="12.41in" svg:height="0.58in"/>
      <presentation:placeholder presentation:object="graphic" svg:x="0in" svg:y="0in" svg:width="12.83153in" svg:height="5.61658in"/>
      <presentation:placeholder presentation:object="date-time" svg:x="0.15in" svg:y="7.13in" svg:width="3.82143in" svg:height="0.39931in"/>
      <presentation:placeholder presentation:object="footer" svg:x="9.70748in" svg:y="7.13in" svg:width="3.06803in" svg:height="0.39931in"/>
      <presentation:placeholder presentation:object="page-number" svg:x="12.72109in" svg:y="7.13in" svg:width="0.46939in" svg:height="0.39931in"/>
    </style:presentation-page-layout>
    <style:presentation-page-layout style:name="Master1-PPL6" style:display-name="Title 1">
      <presentation:placeholder presentation:object="title" svg:x="0.47in" svg:y="0.54in" svg:width="8.78in" svg:height="4.73in"/>
      <presentation:placeholder presentation:object="subtitle" svg:x="0.47in" svg:y="5.54in" svg:width="5.94in" svg:height="1.3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7" style:display-name="Title 2">
      <presentation:placeholder presentation:object="title" svg:x="1.54in" svg:y="1.68in" svg:width="10.03in" svg:height="2.86in"/>
      <presentation:placeholder presentation:object="subtitle" svg:x="1.54in" svg:y="5.59in" svg:width="10.03in" svg:height="1.25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8" style:display-name="Title 3">
      <presentation:placeholder presentation:object="title" svg:x="0.47in" svg:y="0.48in" svg:width="12.57in" svg:height="5.09in"/>
      <presentation:placeholder presentation:object="subtitle" svg:x="0.47in" svg:y="5.65455in" svg:width="5.25in" svg:height="1.18545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9" style:display-name="Section Header">
      <presentation:placeholder presentation:object="title" svg:x="0.47in" svg:y="1.98in" svg:width="9.8in" svg:height="5.09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0" style:display-name="Agenda">
      <presentation:placeholder presentation:object="title" svg:x="0.47in" svg:y="0.45in" svg:width="12.08in" svg:height="2in"/>
      <presentation:placeholder presentation:object="object" svg:x="6.22785in" svg:y="2.65in" svg:width="6.32215in" svg:height="4.2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1" style:display-name="Agenda Photo">
      <presentation:placeholder presentation:object="title" svg:x="8.41099in" svg:y="1.09168in" svg:width="4.32138in" svg:height="2.13in"/>
      <presentation:placeholder presentation:object="graphic" svg:x="0in" svg:y="0in" svg:width="7.65799in" svg:height="6.9982in"/>
      <presentation:placeholder presentation:object="object" svg:x="8.41099in" svg:y="3.39in" svg:width="4.32138in" svg:height="3.37336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2" style:display-name="Title, Content 2">
      <presentation:placeholder presentation:object="title" svg:x="1.11in" svg:y="2.71in" svg:width="4.73in" svg:height="2.6846in"/>
      <presentation:placeholder presentation:object="object" svg:x="6.86111in" svg:y="2.71in" svg:width="4.73in" svg:height="2.6846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3" style:display-name="Title, Content 3">
      <presentation:placeholder presentation:object="title" svg:x="1.11in" svg:y="2.23in" svg:width="4.17in" svg:height="3.87in"/>
      <presentation:placeholder presentation:object="object" svg:x="5.93in" svg:y="2.23in" svg:width="5.52in" svg:height="3.87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4" style:display-name="Title, Content 4">
      <presentation:placeholder presentation:object="title" svg:x="0.47in" svg:y="1.75in" svg:width="4.53in" svg:height="5.07in"/>
      <presentation:placeholder presentation:object="object" svg:x="5.93in" svg:y="1.75in" svg:width="6.33in" svg:height="5.07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5" style:display-name="Title, Content 5">
      <presentation:placeholder presentation:object="title" svg:x="0.47in" svg:y="0.7in" svg:width="4.41in" svg:height="3.96in"/>
      <presentation:placeholder presentation:object="object" svg:x="5.93in" svg:y="0.70069in" svg:width="6.52679in" svg:height="6.25521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6" style:display-name="Title, Content 6">
      <presentation:placeholder presentation:object="title" svg:x="0.47in" svg:y="0.7in" svg:width="3.82in" svg:height="3.96in"/>
      <presentation:placeholder presentation:object="object" svg:x="4.84in" svg:y="0.7in" svg:width="7.83in" svg:height="6.26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7" style:display-name="Title, Content Photo 1">
      <presentation:placeholder presentation:object="title" svg:x="6.07in" svg:y="0.6in" svg:width="6.6in" svg:height="1.25in"/>
      <presentation:placeholder presentation:object="graphic" svg:x="0in" svg:y="0in" svg:width="5.29752in" svg:height="6.9982in"/>
      <presentation:placeholder presentation:object="object" svg:x="6.07in" svg:y="2in" svg:width="6.6in" svg:height="4.91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8" style:display-name="Title, Content Photo 2">
      <presentation:placeholder presentation:object="title" svg:x="0.47in" svg:y="0.6in" svg:width="6.71in" svg:height="1.25in"/>
      <presentation:placeholder presentation:object="object" svg:x="0.47in" svg:y="2in" svg:width="6.71in" svg:height="4.91in"/>
      <presentation:placeholder presentation:object="graphic" svg:x="8.04167in" svg:y="0in" svg:width="5.29166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19" style:display-name="Title, Content Photo 3">
      <presentation:placeholder presentation:object="title" svg:x="5.2713in" svg:y="0.35in" svg:width="7.4in" svg:height="1.02in"/>
      <presentation:placeholder presentation:object="graphic" svg:x="0in" svg:y="0in" svg:width="4.53623in" svg:height="6.9982in"/>
      <presentation:placeholder presentation:object="object" svg:x="5.2713in" svg:y="1.51in" svg:width="7.4in" svg:height="5.45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0" style:display-name="Title, Content Photo 4">
      <presentation:placeholder presentation:object="title" svg:x="0.47in" svg:y="0.35in" svg:width="7.5in" svg:height="1.02in"/>
      <presentation:placeholder presentation:object="object" svg:x="0.47in" svg:y="1.51in" svg:width="7.5in" svg:height="5.45in"/>
      <presentation:placeholder presentation:object="graphic" svg:x="8.80005in" svg:y="0in" svg:width="4.53328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1" style:display-name="Title, Content Photo 5">
      <presentation:placeholder presentation:object="title" svg:x="7.87in" svg:y="0.65809in" svg:width="4.8in" svg:height="1.67in"/>
      <presentation:placeholder presentation:object="graphic" svg:x="0in" svg:y="0in" svg:width="7.20833in" svg:height="7.01039in"/>
      <presentation:placeholder presentation:object="object" svg:x="7.87in" svg:y="2.49in" svg:width="4.8in" svg:height="4.4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2" style:display-name="Title, Content Photo 6">
      <presentation:placeholder presentation:object="title" svg:x="0.47in" svg:y="0.66in" svg:width="4.9in" svg:height="1.67in"/>
      <presentation:placeholder presentation:object="object" svg:x="0.47in" svg:y="2.49in" svg:width="4.9in" svg:height="4.42in"/>
      <presentation:placeholder presentation:object="graphic" svg:x="6.27471in" svg:y="0in" svg:width="7.05862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3" style:display-name="Title, Content Photo 7">
      <presentation:placeholder presentation:object="title" svg:x="7.87in" svg:y="0.35in" svg:width="4.8in" svg:height="1.02in"/>
      <presentation:placeholder presentation:object="graphic" svg:x="0in" svg:y="0in" svg:width="7.20833in" svg:height="6.9982in"/>
      <presentation:placeholder presentation:object="object" svg:x="7.87in" svg:y="1.51in" svg:width="4.8in" svg:height="5.45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4" style:display-name="Title, Content Photo 8">
      <presentation:placeholder presentation:object="title" svg:x="0.47in" svg:y="0.35in" svg:width="5.00155in" svg:height="1.02in"/>
      <presentation:placeholder presentation:object="object" svg:x="0.47in" svg:y="1.51in" svg:width="5.00155in" svg:height="5.45in"/>
      <presentation:placeholder presentation:object="graphic" svg:x="6.27471in" svg:y="0in" svg:width="7.05863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5" style:display-name="Title, Content Photo 9">
      <presentation:placeholder presentation:object="title" svg:x="9.1in" svg:y="0.66in" svg:width="3.72in" svg:height="1.67in"/>
      <presentation:placeholder presentation:object="graphic" svg:x="0in" svg:y="0in" svg:width="8.45833in" svg:height="6.9982in"/>
      <presentation:placeholder presentation:object="object" svg:x="9.1in" svg:y="2.49in" svg:width="3.72in" svg:height="4.4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6" style:display-name="Title, Content Photo 10">
      <presentation:placeholder presentation:object="title" svg:x="0.47in" svg:y="0.66in" svg:width="3.72in" svg:height="1.67in"/>
      <presentation:placeholder presentation:object="object" svg:x="0.47in" svg:y="2.49in" svg:width="3.72in" svg:height="4.42in"/>
      <presentation:placeholder presentation:object="graphic" svg:x="4.92437in" svg:y="0in" svg:width="8.40896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7" style:display-name="Title, Content Photo 11">
      <presentation:placeholder presentation:object="title" svg:x="9.09in" svg:y="1.18in" svg:width="3.58in" svg:height="2.13in"/>
      <presentation:placeholder presentation:object="graphic" svg:x="0in" svg:y="0in" svg:width="8.45833in" svg:height="6.9982in"/>
      <presentation:placeholder presentation:object="object" svg:x="9.09in" svg:y="3.39in" svg:width="3.58in" svg:height="3.23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8" style:display-name="Title, Content Photo 12">
      <presentation:placeholder presentation:object="title" svg:x="0.35185in" svg:y="5.59039in" svg:width="4.31482in" svg:height="1.52in"/>
      <presentation:placeholder presentation:object="object" svg:x="6.10714in" svg:y="5.59039in" svg:width="6.7458in" svg:height="1.52in"/>
      <presentation:placeholder presentation:object="graphic" svg:x="0in" svg:y="0in" svg:width="12.85in" svg:height="5.16718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29" style:display-name="Title, Content Photo 13">
      <presentation:placeholder presentation:object="title" svg:x="0.35185in" svg:y="4.55197in" svg:width="3.23012in" svg:height="2.07in"/>
      <presentation:placeholder presentation:object="object" svg:x="4.35in" svg:y="4.55197in" svg:width="8.5in" svg:height="2.45in"/>
      <presentation:placeholder presentation:object="graphic" svg:x="0in" svg:y="0in" svg:width="12.85in" svg:height="4.16256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30" style:display-name="Title, Content Photo 14">
      <presentation:placeholder presentation:object="title" svg:x="0.35185in" svg:y="0.61398in" svg:width="3.23012in" svg:height="2.07in"/>
      <presentation:placeholder presentation:object="object" svg:x="4.35in" svg:y="0.61398in" svg:width="8.5in" svg:height="2.45in"/>
      <presentation:placeholder presentation:object="graphic" svg:x="0.48333in" svg:y="3.35456in" svg:width="12.85in" svg:height="4.14544in"/>
      <presentation:placeholder presentation:object="date-time" svg:x="0.15in" svg:y="0.04425in" svg:width="3.82143in" svg:height="0.37in"/>
      <presentation:placeholder presentation:object="footer" svg:x="9.70748in" svg:y="0.04425in" svg:width="3.06803in" svg:height="0.37in"/>
      <presentation:placeholder presentation:object="page-number" svg:x="12.72109in" svg:y="0.04425in" svg:width="0.46939in" svg:height="0.37in"/>
    </style:presentation-page-layout>
    <style:presentation-page-layout style:name="Master1-PPL31" style:display-name="Title, Content Photo 15">
      <presentation:placeholder presentation:object="title" svg:x="0.47in" svg:y="0.66in" svg:width="12.2in" svg:height="1.06131in"/>
      <presentation:placeholder presentation:object="graphic" svg:x="0in" svg:y="2in" svg:width="7.33563in" svg:height="5.5in"/>
      <presentation:placeholder presentation:object="object" svg:x="8.08104in" svg:y="2in" svg:width="4.58896in" svg:height="4.92535in"/>
      <presentation:placeholder presentation:object="date-time" svg:x="8.08104in" svg:y="7.1in" svg:width="1.4in" svg:height="0.37in"/>
      <presentation:placeholder presentation:object="footer" svg:x="9.48104in" svg:y="7.1in" svg:width="3.15896in" svg:height="0.37in"/>
      <presentation:placeholder presentation:object="page-number" svg:x="12.74in" svg:y="7.1in" svg:width="0.5in" svg:height="0.37in"/>
    </style:presentation-page-layout>
    <style:presentation-page-layout style:name="Master1-PPL32" style:display-name="Title, Content Photo 16">
      <presentation:placeholder presentation:object="title" svg:x="0.47in" svg:y="0.6in" svg:width="5.31in" svg:height="1.59in"/>
      <presentation:placeholder presentation:object="graphic" svg:x="0in" svg:y="2.5082in" svg:width="5.78in" svg:height="4.9918in"/>
      <presentation:placeholder presentation:object="object" svg:x="6.66667in" svg:y="0.60069in" svg:width="6.10884in" svg:height="6.32465in"/>
      <presentation:placeholder presentation:object="date-time" svg:x="6.66667in" svg:y="7.1in" svg:width="2.9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33" style:display-name="Title, Content Photo 17">
      <presentation:placeholder presentation:object="title" svg:x="0.47in" svg:y="0.60173in" svg:width="4.18574in" svg:height="1.59in"/>
      <presentation:placeholder presentation:object="graphic" svg:x="0in" svg:y="2.5082in" svg:width="4.56782in" svg:height="4.9918in"/>
      <presentation:placeholder presentation:object="object" svg:x="5.60016in" svg:y="0.60069in" svg:width="7.17535in" svg:height="6.33in"/>
      <presentation:placeholder presentation:object="date-time" svg:x="5.59391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34" style:display-name="Big Number">
      <presentation:placeholder presentation:object="title" svg:x="1.52in" svg:y="5.26in" svg:width="10.22in" svg:height="1.34in"/>
      <presentation:placeholder presentation:object="object" svg:x="0.54in" svg:y="0.66in" svg:width="12.25in" svg:height="4.6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35" style:display-name="Big Number 2">
      <presentation:placeholder presentation:object="title" svg:x="0.68in" svg:y="5.33in" svg:width="9.23in" svg:height="1.63in"/>
      <presentation:placeholder presentation:object="object" svg:x="0.59in" svg:y="0.46in" svg:width="12.14in" svg:height="4.74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36" style:display-name="Big Number 3">
      <presentation:placeholder presentation:object="title" svg:x="0.68in" svg:y="5.33in" svg:width="9.23in" svg:height="1.74in"/>
      <presentation:placeholder presentation:object="object" svg:x="0.59in" svg:y="0.46in" svg:width="12.14in" svg:height="4.74in"/>
      <presentation:placeholder presentation:object="date-time" svg:x="0.47in" svg:y="7.1in" svg:width="3.11in" svg:height="0.37in"/>
      <presentation:placeholder presentation:object="footer" svg:x="9.22in" svg:y="7.1in" svg:width="2.91in" svg:height="0.37in"/>
      <presentation:placeholder presentation:object="page-number" svg:x="12.23in" svg:y="7.1in" svg:width="0.5in" svg:height="0.37in"/>
    </style:presentation-page-layout>
    <style:presentation-page-layout style:name="Master1-PPL37" style:display-name="Statement">
      <presentation:placeholder presentation:object="title" svg:x="0.67in" svg:y="-1.24in" svg:width="11.65in" svg:height="1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  <presentation:placeholder presentation:object="object" svg:x="0.47in" svg:y="1.08in" svg:width="11.1in" svg:height="5.3in"/>
    </style:presentation-page-layout>
    <style:presentation-page-layout style:name="Master1-PPL38" style:display-name="Statement 2">
      <presentation:placeholder presentation:object="title" svg:x="0.67in" svg:y="-1.24in" svg:width="11.65in" svg:height="1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  <presentation:placeholder presentation:object="object" svg:x="0.47in" svg:y="0.69in" svg:width="9.24in" svg:height="6.13in"/>
    </style:presentation-page-layout>
    <style:presentation-page-layout style:name="Master1-PPL39" style:display-name="Statement 3">
      <presentation:placeholder presentation:object="title" svg:x="0.67in" svg:y="-1.24in" svg:width="11.65in" svg:height="1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  <presentation:placeholder presentation:object="object" svg:x="1.96655in" svg:y="0.96in" svg:width="8.8in" svg:height="5.54in"/>
    </style:presentation-page-layout>
    <style:presentation-page-layout style:name="Master1-PPL40" style:display-name="Statement 4">
      <presentation:placeholder presentation:object="title" svg:x="0.67in" svg:y="-1.24in" svg:width="11.65in" svg:height="1in"/>
      <presentation:placeholder presentation:object="date-time" svg:x="0.47in" svg:y="7.1in" svg:width="3.11in" svg:height="0.37in"/>
      <presentation:placeholder presentation:object="footer" svg:x="7.73in" svg:y="7.1in" svg:width="2.91in" svg:height="0.37in"/>
      <presentation:placeholder presentation:object="page-number" svg:x="10.74in" svg:y="7.1in" svg:width="0.5in" svg:height="0.37in"/>
      <presentation:placeholder presentation:object="object" svg:x="0.47in" svg:y="1.74625in" svg:width="10.77in" svg:height="4.12in"/>
    </style:presentation-page-layout>
    <style:presentation-page-layout style:name="Master1-PPL41" style:display-name="Quote">
      <presentation:placeholder presentation:object="title" svg:x="1.77in" svg:y="5.88in" svg:width="9.93in" svg:height="0.51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  <presentation:placeholder presentation:object="object" svg:x="1.64in" svg:y="1.67in" svg:width="10.06in" svg:height="3.14in"/>
    </style:presentation-page-layout>
    <style:presentation-page-layout style:name="Master1-PPL42" style:display-name="Quote 2">
      <presentation:placeholder presentation:object="title" svg:x="0.62in" svg:y="5.63in" svg:width="9.15in" svg:height="1.3in"/>
      <presentation:placeholder presentation:object="date-time" svg:x="0.47in" svg:y="7.1in" svg:width="3.11in" svg:height="0.37in"/>
      <presentation:placeholder presentation:object="footer" svg:x="9.48in" svg:y="7.1in" svg:width="2.91in" svg:height="0.37in"/>
      <presentation:placeholder presentation:object="page-number" svg:x="12.49in" svg:y="7.1in" svg:width="0.5in" svg:height="0.37in"/>
      <presentation:placeholder presentation:object="object" svg:x="0.47in" svg:y="1.95in" svg:width="9.3in" svg:height="3.51in"/>
    </style:presentation-page-layout>
    <style:presentation-page-layout style:name="Master1-PPL43" style:display-name="Quote 3">
      <presentation:placeholder presentation:object="title" svg:x="0.62in" svg:y="5.96in" svg:width="10.44in" svg:height="0.99in"/>
      <presentation:placeholder presentation:object="date-time" svg:x="0.47in" svg:y="7.1in" svg:width="3.11in" svg:height="0.37in"/>
      <presentation:placeholder presentation:object="footer" svg:x="9.48in" svg:y="7.1in" svg:width="2.91in" svg:height="0.37in"/>
      <presentation:placeholder presentation:object="page-number" svg:x="12.49in" svg:y="7.1in" svg:width="0.5in" svg:height="0.37in"/>
      <presentation:placeholder presentation:object="object" svg:x="0.47in" svg:y="0.58in" svg:width="10.59in" svg:height="4.32in"/>
    </style:presentation-page-layout>
    <style:presentation-page-layout style:name="Master1-PPL44" style:display-name="Quote 4">
      <presentation:placeholder presentation:object="title" svg:x="0.61in" svg:y="5.43in" svg:width="9.12in" svg:height="1.41in"/>
      <presentation:placeholder presentation:object="object" svg:x="0.47in" svg:y="1.13in" svg:width="9.26in" svg:height="4.3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45" style:display-name="Two Content">
      <presentation:placeholder presentation:object="title" svg:x="0.47in" svg:y="0.32179in" svg:width="12.21in" svg:height="1.04821in"/>
      <presentation:placeholder presentation:object="outline" svg:x="0.47in" svg:y="2.21in" svg:width="5.70014in" svg:height="4.68583in"/>
      <presentation:placeholder presentation:object="outline" svg:x="6.97903in" svg:y="2.21in" svg:width="5.70014in" svg:height="4.68583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46" style:display-name="Comparison">
      <presentation:placeholder presentation:object="title" svg:x="0.47in" svg:y="0.30202in" svg:width="12.21in" svg:height="1.06798in"/>
      <presentation:placeholder presentation:object="outline" svg:x="0.47in" svg:y="1.51in" svg:width="5.7in" svg:height="0.61224in"/>
      <presentation:placeholder presentation:object="outline" svg:x="0.47049in" svg:y="2.21034in" svg:width="5.69965in" svg:height="4.74973in"/>
      <presentation:placeholder presentation:object="outline" svg:x="6.98in" svg:y="1.51in" svg:width="5.7in" svg:height="0.61224in"/>
      <presentation:placeholder presentation:object="outline" svg:x="6.97917in" svg:y="2.21007in" svg:width="5.70139in" svg:height="4.75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47" style:display-name="Title Only">
      <presentation:placeholder presentation:object="title" svg:x="0.47in" svg:y="0.31in" svg:width="11.65in" svg:height="1.06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48" style:display-name="Blank"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49" style:display-name="Content with Caption">
      <presentation:placeholder presentation:object="title" svg:x="0.47in" svg:y="0.60544in" svg:width="3.93223in" svg:height="1.92203in"/>
      <presentation:placeholder presentation:object="outline" svg:x="0.47in" svg:y="2.52747in" svg:width="3.61943in" svg:height="4.36709in"/>
      <presentation:placeholder presentation:object="object" svg:x="5.61789in" svg:y="0.60544in" svg:width="7.07211in" svg:height="6.29108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50" style:display-name="Picture with Caption">
      <presentation:placeholder presentation:object="title" svg:x="0.47in" svg:y="0.61in" svg:width="4.06168in" svg:height="2.41941in"/>
      <presentation:placeholder presentation:object="outline" svg:x="0.47in" svg:y="3.0907in" svg:width="3.62in" svg:height="3.75617in"/>
      <presentation:placeholder presentation:object="graphic" svg:x="4.92437in" svg:y="0in" svg:width="8.40896in" svg:height="6.998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51" style:display-name="Conclusion">
      <presentation:placeholder presentation:object="title" svg:x="0.47in" svg:y="0.47in" svg:width="11.90986in" svg:height="1.78in"/>
      <presentation:placeholder presentation:object="object" svg:x="0.47in" svg:y="3.57in" svg:width="11.90986in" svg:height="3.1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presentation-page-layout style:name="Master1-PPL52" style:display-name="Conclusion 2">
      <presentation:placeholder presentation:object="title" svg:x="0.47in" svg:y="1.77966in" svg:width="9.22in" svg:height="2.01446in"/>
      <presentation:placeholder presentation:object="object" svg:x="0.47in" svg:y="3.9618in" svg:width="9.22in" svg:height="2in"/>
      <presentation:placeholder presentation:object="date-time" svg:x="0.47in" svg:y="7.1in" svg:width="3.11in" svg:height="0.37in"/>
      <presentation:placeholder presentation:object="footer" svg:x="9.73in" svg:y="7.1in" svg:width="2.91in" svg:height="0.37in"/>
      <presentation:placeholder presentation:object="page-number" svg:x="12.74in" svg:y="7.1in" svg:width="0.5in" svg:height="0.37in"/>
    </style:presentation-page-layout>
    <style:default-style style:family="graphic">
      <style:graphic-properties draw:fill="solid" draw:fill-color="#9f7667" draw:opacity="100%" draw:stroke="solid" svg:stroke-width="0.01389in" svg:stroke-color="#402e27" svg:stroke-opacity="100%" draw:stroke-linejoin="miter" svg:stroke-linecap="butt"/>
    </style:default-style>
    <draw:gradient draw:name="a1533" draw:style="linear" draw:angle="0" draw:start-color="#f4efea" draw:end-color="#ece7e3" draw:start-intensity="100%" draw:end-intensity="100%"/>
    <draw:gradient draw:name="a1129" draw:style="linear" draw:angle="0" draw:start-color="#f4efea" draw:end-color="#ece7e3" draw:start-intensity="100%" draw:end-intensity="100%"/>
    <draw:gradient draw:name="a313" draw:style="linear" draw:angle="0" draw:start-color="#f4efea" draw:end-color="#ece7e3" draw:start-intensity="100%" draw:end-intensity="100%"/>
    <draw:gradient draw:name="a1502" draw:style="linear" draw:angle="0" draw:start-color="#f4efea" draw:end-color="#ece7e3" draw:start-intensity="100%" draw:end-intensity="100%"/>
    <draw:gradient draw:name="a1660" draw:style="linear" draw:angle="0" draw:start-color="#f4efea" draw:end-color="#ece7e3" draw:start-intensity="100%" draw:end-intensity="100%"/>
    <draw:gradient draw:name="a58" draw:style="linear" draw:angle="0" draw:start-color="#f4efea" draw:end-color="#ece7e3" draw:start-intensity="100%" draw:end-intensity="100%"/>
    <draw:gradient draw:name="a1068" draw:style="linear" draw:angle="0" draw:start-color="#f4efea" draw:end-color="#ece7e3" draw:start-intensity="100%" draw:end-intensity="100%"/>
    <draw:gradient draw:name="a1031" draw:style="linear" draw:angle="0" draw:start-color="#f4efea" draw:end-color="#ece7e3" draw:start-intensity="100%" draw:end-intensity="100%"/>
    <draw:gradient draw:name="a884" draw:style="linear" draw:angle="0" draw:start-color="#f4efea" draw:end-color="#ece7e3" draw:start-intensity="100%" draw:end-intensity="100%"/>
    <draw:gradient draw:name="a477" draw:style="linear" draw:angle="0" draw:start-color="#f4efea" draw:end-color="#ece7e3" draw:start-intensity="100%" draw:end-intensity="100%"/>
    <draw:gradient draw:name="a663" draw:style="linear" draw:angle="0" draw:start-color="#f4efea" draw:end-color="#ece7e3" draw:start-intensity="100%" draw:end-intensity="100%"/>
    <draw:gradient draw:name="a1445" draw:style="linear" draw:angle="0" draw:start-color="#f4efea" draw:end-color="#ece7e3" draw:start-intensity="100%" draw:end-intensity="100%"/>
    <draw:gradient draw:name="a444" draw:style="linear" draw:angle="0" draw:start-color="#f4efea" draw:end-color="#ece7e3" draw:start-intensity="100%" draw:end-intensity="100%"/>
    <draw:gradient draw:name="a223" draw:style="linear" draw:angle="0" draw:start-color="#f4efea" draw:end-color="#ece7e3" draw:start-intensity="100%" draw:end-intensity="100%"/>
    <draw:gradient draw:name="a411" draw:style="linear" draw:angle="0" draw:start-color="#f4efea" draw:end-color="#ece7e3" draw:start-intensity="100%" draw:end-intensity="100%"/>
    <draw:gradient draw:name="a1570" draw:style="linear" draw:angle="0" draw:start-color="#f4efea" draw:end-color="#ece7e3" draw:start-intensity="100%" draw:end-intensity="100%"/>
    <draw:gradient draw:name="a2102" draw:style="linear" draw:angle="0" draw:start-color="#f4efea" draw:end-color="#ece7e3" draw:start-intensity="100%" draw:end-intensity="100%"/>
    <draw:gradient draw:name="a163" draw:style="linear" draw:angle="0" draw:start-color="#f4efea" draw:end-color="#ece7e3" draw:start-intensity="100%" draw:end-intensity="100%"/>
    <draw:gradient draw:name="a1352" draw:style="linear" draw:angle="0" draw:start-color="#f4efea" draw:end-color="#ece7e3" draw:start-intensity="100%" draw:end-intensity="100%"/>
    <draw:gradient draw:name="a91" draw:style="linear" draw:angle="0" draw:start-color="#f4efea" draw:end-color="#ece7e3" draw:start-intensity="100%" draw:end-intensity="100%"/>
    <draw:gradient draw:name="a1761" draw:style="linear" draw:angle="0" draw:start-color="#c59c86" draw:end-color="#c18f71" draw:start-intensity="100%" draw:end-intensity="100%"/>
    <draw:gradient draw:name="a1951" draw:style="linear" draw:angle="0" draw:start-color="#f4efea" draw:end-color="#ece7e3" draw:start-intensity="100%" draw:end-intensity="100%"/>
    <draw:gradient draw:name="a1768" draw:style="linear" draw:angle="0" draw:start-color="#f4efea" draw:end-color="#ece7e3" draw:start-intensity="100%" draw:end-intensity="100%"/>
    <draw:gradient draw:name="a139" draw:style="linear" draw:angle="0" draw:start-color="#f4efea" draw:end-color="#ece7e3" draw:start-intensity="100%" draw:end-intensity="100%"/>
    <draw:gradient draw:name="a0" draw:style="linear" draw:angle="0" draw:start-color="#f4efea" draw:end-color="#ece7e3" draw:start-intensity="100%" draw:end-intensity="100%"/>
    <draw:gradient draw:name="a957" draw:style="linear" draw:angle="0" draw:start-color="#f4efea" draw:end-color="#ece7e3" draw:start-intensity="100%" draw:end-intensity="100%"/>
    <draw:gradient draw:name="a1105" draw:style="linear" draw:angle="0" draw:start-color="#f4efea" draw:end-color="#ece7e3" draw:start-intensity="100%" draw:end-intensity="100%"/>
    <draw:gradient draw:name="a920" draw:style="linear" draw:angle="0" draw:start-color="#f4efea" draw:end-color="#ece7e3" draw:start-intensity="100%" draw:end-intensity="100%"/>
    <draw:gradient draw:name="a1329" draw:style="linear" draw:angle="0" draw:start-color="#f4efea" draw:end-color="#ece7e3" draw:start-intensity="100%" draw:end-intensity="100%"/>
    <draw:gradient draw:name="a737" draw:style="linear" draw:angle="0" draw:start-color="#f4efea" draw:end-color="#ece7e3" draw:start-intensity="100%" draw:end-intensity="100%"/>
    <draw:gradient draw:name="a514" draw:style="linear" draw:angle="0" draw:start-color="#f4efea" draw:end-color="#ece7e3" draw:start-intensity="100%" draw:end-intensity="100%"/>
    <draw:gradient draw:name="a700" draw:style="linear" draw:angle="0" draw:start-color="#f4efea" draw:end-color="#ece7e3" draw:start-intensity="100%" draw:end-intensity="100%"/>
    <draw:gradient draw:name="a34" draw:style="linear" draw:angle="0" draw:start-color="#f4efea" draw:end-color="#ece7e3" draw:start-intensity="100%" draw:end-intensity="100%"/>
    <draw:gradient draw:name="a1519" draw:style="linear" draw:angle="0" draw:start-color="#f4efea" draw:end-color="#ece7e3" draw:start-intensity="100%" draw:end-intensity="100%"/>
    <draw:gradient draw:name="a1706" draw:style="linear" draw:angle="0" draw:start-color="#f4efea" draw:end-color="#ece7e3" draw:start-intensity="100%" draw:end-intensity="100%"/>
    <draw:gradient draw:name="a1865" draw:style="linear" draw:angle="0" draw:start-color="#f4efea" draw:end-color="#ece7e3" draw:start-intensity="100%" draw:end-intensity="100%"/>
    <draw:gradient draw:name="a1238" draw:style="linear" draw:angle="0" draw:start-color="#f4efea" draw:end-color="#ece7e3" draw:start-intensity="100%" draw:end-intensity="100%"/>
    <draw:gradient draw:name="a1396" draw:style="linear" draw:angle="0" draw:start-color="#f4efea" draw:end-color="#ece7e3" draw:start-intensity="100%" draw:end-intensity="100%"/>
    <draw:gradient draw:name="a1173" draw:style="linear" draw:angle="0" draw:start-color="#f4efea" draw:end-color="#ece7e3" draw:start-intensity="100%" draw:end-intensity="100%"/>
    <draw:gradient draw:name="a203" draw:style="linear" draw:angle="0" draw:start-color="#f4efea" draw:end-color="#ece7e3" draw:start-intensity="100%" draw:end-intensity="100%"/>
    <draw:gradient draw:name="a1205" draw:style="linear" draw:angle="0" draw:start-color="#f4efea" draw:end-color="#ece7e3" draw:start-intensity="100%" draw:end-intensity="100%"/>
    <draw:gradient draw:name="a2051" draw:style="linear" draw:angle="0" draw:start-color="#f4efea" draw:end-color="#ece7e3" draw:start-intensity="100%" draw:end-intensity="100%"/>
    <draw:gradient draw:name="a994" draw:style="linear" draw:angle="0" draw:start-color="#f4efea" draw:end-color="#ece7e3" draw:start-intensity="100%" draw:end-intensity="100%"/>
    <draw:gradient draw:name="a589" draw:style="linear" draw:angle="0" draw:start-color="#f4efea" draw:end-color="#ece7e3" draw:start-intensity="100%" draw:end-intensity="100%"/>
    <draw:gradient draw:name="a774" draw:style="linear" draw:angle="0" draw:start-color="#f4efea" draw:end-color="#ece7e3" draw:start-intensity="100%" draw:end-intensity="100%"/>
    <draw:gradient draw:name="a552" draw:style="linear" draw:angle="0" draw:start-color="#f4efea" draw:end-color="#ece7e3" draw:start-intensity="100%" draw:end-intensity="100%"/>
    <draw:gradient draw:name="a1741" draw:style="linear" draw:angle="0" draw:start-color="#f4efea" draw:end-color="#ece7e3" draw:start-intensity="100%" draw:end-intensity="100%"/>
    <draw:gradient draw:name="a1746" draw:style="linear" draw:angle="0" draw:start-color="#c59c86" draw:end-color="#c18f71" draw:start-intensity="100%" draw:end-intensity="100%"/>
    <draw:gradient draw:name="a115" draw:style="linear" draw:angle="0" draw:start-color="#f4efea" draw:end-color="#ece7e3" draw:start-intensity="100%" draw:end-intensity="100%"/>
    <draw:gradient draw:name="a1273" draw:style="linear" draw:angle="0" draw:start-color="#f4efea" draw:end-color="#ece7e3" draw:start-intensity="100%" draw:end-intensity="100%"/>
    <draw:gradient draw:name="a276" draw:style="linear" draw:angle="0" draw:start-color="#f4efea" draw:end-color="#ece7e3" draw:start-intensity="100%" draw:end-intensity="100%"/>
    <draw:gradient draw:name="a2217" draw:style="linear" draw:angle="0" draw:start-color="#f4efea" draw:end-color="#ece7e3" draw:start-intensity="100%" draw:end-intensity="100%"/>
    <draw:gradient draw:name="a1308" draw:style="linear" draw:angle="0" draw:start-color="#f4efea" draw:end-color="#ece7e3" draw:start-intensity="100%" draw:end-intensity="100%"/>
    <draw:gradient draw:name="a1689" draw:style="linear" draw:angle="0" draw:start-color="#f4efea" draw:end-color="#ece7e3" draw:start-intensity="100%" draw:end-intensity="100%"/>
    <draw:gradient draw:name="a243" draw:style="linear" draw:angle="0" draw:start-color="#f4efea" draw:end-color="#ece7e3" draw:start-intensity="100%" draw:end-intensity="100%"/>
    <draw:gradient draw:name="a183" draw:style="linear" draw:angle="0" draw:start-color="#f4efea" draw:end-color="#ece7e3" draw:start-intensity="100%" draw:end-intensity="100%"/>
    <draw:gradient draw:name="a1595" draw:style="linear" draw:angle="0" draw:start-color="#f4efea" draw:end-color="#ece7e3" draw:start-intensity="100%" draw:end-intensity="100%"/>
    <draw:gradient draw:name="a1150" draw:style="linear" draw:angle="0" draw:start-color="#f4efea" draw:end-color="#ece7e3" draw:start-intensity="100%" draw:end-intensity="100%"/>
    <draw:gradient draw:name="a1375" draw:style="linear" draw:angle="0" draw:start-color="#f4efea" draw:end-color="#ece7e3" draw:start-intensity="100%" draw:end-intensity="100%"/>
    <draw:gradient draw:name="a848" draw:style="linear" draw:angle="0" draw:start-color="#f4efea" draw:end-color="#ece7e3" draw:start-intensity="100%" draw:end-intensity="100%"/>
    <draw:gradient draw:name="a626" draw:style="linear" draw:angle="0" draw:start-color="#f4efea" draw:end-color="#ece7e3" draw:start-intensity="100%" draw:end-intensity="100%"/>
    <draw:gradient draw:name="a811" draw:style="linear" draw:angle="0" draw:start-color="#f4efea" draw:end-color="#ece7e3" draw:start-intensity="100%" draw:end-intensity="100%"/>
    <draw:gradient draw:name="a1628" draw:style="linear" draw:angle="0" draw:start-color="#f4efea" draw:end-color="#ece7e3" draw:start-intensity="100%" draw:end-intensity="100%"/>
    <draw:gradient draw:name="a378" draw:style="linear" draw:angle="0" draw:start-color="#f4efea" draw:end-color="#ece7e3" draw:start-intensity="100%" draw:end-intensity="100%"/>
    <draw:gradient draw:name="a1788" draw:style="linear" draw:angle="0" draw:start-color="#f4efea" draw:end-color="#ece7e3" draw:start-intensity="100%" draw:end-intensity="100%"/>
    <draw:gradient draw:name="a1752" draw:style="linear" draw:angle="0" draw:start-color="#c59c86" draw:end-color="#c18f71" draw:start-intensity="100%" draw:end-intensity="100%"/>
    <draw:gradient draw:name="a345" draw:style="linear" draw:angle="0" draw:start-color="#f4efea" draw:end-color="#ece7e3" draw:start-intensity="100%" draw:end-intensity="100%"/>
    <draw:fill-image draw:name="a686" xlink:href="media/image1.jpeg" xlink:show="embed" xlink:actuate="onLoad"/>
    <draw:fill-image draw:name="a1720" xlink:href="media/image2.svg" xlink:show="embed" xlink:actuate="onLoad"/>
    <draw:fill-image draw:name="a633" xlink:href="media/image1.jpeg" xlink:show="embed" xlink:actuate="onLoad"/>
    <draw:fill-image draw:name="a101" xlink:href="media/image1.jpeg" xlink:show="embed" xlink:actuate="onLoad"/>
    <draw:fill-image draw:name="a1727" xlink:href="media/image3.svg" xlink:show="embed" xlink:actuate="onLoad"/>
    <draw:fill-image draw:name="a1001" xlink:href="media/image4.jpeg" xlink:show="embed" xlink:actuate="onLoad"/>
    <draw:fill-image draw:name="a707" xlink:href="media/image1.jpeg" xlink:show="embed" xlink:actuate="onLoad"/>
    <draw:fill-image draw:name="a781" xlink:href="media/image4.jpeg" xlink:show="embed" xlink:actuate="onLoad"/>
    <draw:fill-image draw:name="a484" xlink:href="media/image5.jpeg" xlink:show="embed" xlink:actuate="onLoad"/>
    <draw:fill-image draw:name="a1713" xlink:href="media/image6.svg" xlink:show="embed" xlink:actuate="onLoad"/>
    <draw:fill-image draw:name="a855" xlink:href="media/image4.jpeg" xlink:show="embed" xlink:actuate="onLoad"/>
    <draw:fill-image draw:name="a1682" xlink:href="media/image7.svg" xlink:show="embed" xlink:actuate="onLoad"/>
    <draw:fill-image draw:name="a149" xlink:href="media/image8.jpeg" xlink:show="embed" xlink:actuate="onLoad"/>
    <draw:fill-image draw:name="a559" xlink:href="media/image9.jpeg" xlink:show="embed" xlink:actuate="onLoad"/>
    <draw:fill-image draw:name="a612" xlink:href="media/image9.jpeg" xlink:show="embed" xlink:actuate="onLoad"/>
    <draw:fill-image draw:name="a283" xlink:href="media/image1.jpeg" xlink:show="embed" xlink:actuate="onLoad"/>
    <draw:fill-image draw:name="a1675" xlink:href="media/image10.svg" xlink:show="embed" xlink:actuate="onLoad"/>
    <draw:fill-image draw:name="a760" xlink:href="media/image1.jpeg" xlink:show="embed" xlink:actuate="onLoad"/>
    <draw:fill-image draw:name="a1075" xlink:href="media/image11.jpeg" xlink:show="embed" xlink:actuate="onLoad"/>
    <draw:fill-image draw:name="a1038" xlink:href="media/image4.jpeg" xlink:show="embed" xlink:actuate="onLoad"/>
    <draw:fill-image draw:name="a44" xlink:href="media/image11.jpeg" xlink:show="embed" xlink:actuate="onLoad"/>
    <draw:fill-image draw:name="a125" xlink:href="media/image1.jpeg" xlink:show="embed" xlink:actuate="onLoad"/>
    <draw:fill-image draw:name="a834" xlink:href="media/image4.jpeg" xlink:show="embed" xlink:actuate="onLoad"/>
    <draw:fill-image draw:name="a906" xlink:href="media/image12.jpeg" xlink:show="embed" xlink:actuate="onLoad"/>
    <draw:fill-image draw:name="a980" xlink:href="media/image13.jpeg" xlink:show="embed" xlink:actuate="onLoad"/>
    <draw:fill-image draw:name="a943" xlink:href="media/image13.jpeg" xlink:show="embed" xlink:actuate="onLoad"/>
    <draw:fill-image draw:name="a537" xlink:href="media/image5.jpeg" xlink:show="embed" xlink:actuate="onLoad"/>
    <draw:fill-image draw:name="a1734" xlink:href="media/image14.svg" xlink:show="embed" xlink:actuate="onLoad"/>
    <draw:fill-image draw:name="a1668" xlink:href="media/image15.svg" xlink:show="embed" xlink:actuate="onLoad"/>
    <draw:fill-image draw:name="a1581" xlink:href="media/image4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9">
      <style:drawing-page-properties draw:fill="gradient" draw:fill-gradient-name="a3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gradient" draw:fill-gradient-name="a8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gradient" draw:fill-gradient-name="a7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bitmap" draw:fill-image-name="a707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left" style:tab-stop-distance="1in" fo:margin-left="0.15in" fo:margin-right="0in" fo:text-indent="-0.1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3">
      <style:drawing-page-properties draw:fill="gradient" draw:fill-gradient-name="a13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0ede6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f0eb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2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gradient" draw:fill-gradient-name="a2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1.73611in" style:font-size-asian="1.73611in" style:font-size-complex="1.7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10%" fo:text-align="left" style:tab-stop-distance="1in" fo:margin-left="0.15in" fo:margin-right="0in" fo:text-indent="-0.1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6">
      <style:drawing-page-properties draw:fill="gradient" draw:fill-gradient-name="a13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gradient" draw:fill-gradient-name="a2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solid" draw:fill-color="#bd9075" draw:opacity="6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gradient" draw:fill-gradient-name="a7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10%" fo:text-align="left" style:tab-stop-distance="1in" fo:margin-left="0.15in" fo:margin-right="0in" fo:text-indent="-0.1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gradient" draw:fill-gradient-name="a12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7">
      <style:drawing-page-properties draw:fill="gradient" draw:fill-gradient-name="a13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gradient" draw:fill-gradient-name="a2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20%" fo:text-align="left" style:tab-stop-distance="1in" fo:margin-left="0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bitmap" draw:fill-image-name="a760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gradient" draw:fill-gradient-name="a12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gradient" draw:fill-gradient-name="a7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0ede6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solid" draw:fill-color="#f0ebe6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7">
      <style:drawing-page-properties draw:fill="gradient" draw:fill-gradient-name="a2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bitmap" draw:fill-image-name="a781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bitmap" draw:fill-image-name="a283" style:repeat="stretch" draw:opacity="65%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2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20%" fo:text-align="left" style:tab-stop-distance="1in" fo:margin-left="0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bitmap" draw:fill-image-name="a101" style:repeat="stretch" draw:opacity="75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bitmap" draw:fill-image-name="a612" style:repeat="stretch" draw:opacity="6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gradient" draw:fill-gradient-name="a1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gradient" draw:fill-gradient-name="a6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4">
      <style:drawing-page-properties draw:fill="gradient" draw:fill-gradient-name="a12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f0ede6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f0ebe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bitmap" draw:fill-image-name="a125" style:repeat="stretch" draw:opacity="7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bitmap" draw:fill-image-name="a633" style:repeat="stretch" draw:opacity="6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gradient" draw:fill-gradient-name="a11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bd907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gradient" draw:fill-gradient-name="a1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2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78584c" style:text-line-through-type="none" style:text-line-through-style="none" style:text-line-through-width="auto" style:text-line-through-color="font-color" style:text-position="0% 100%" fo:font-family="Neue Haas Grotesk Text Pro" fo:font-size="3.86111in" style:font-size-asian="3.86111in" style:font-size-complex="3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gradient" draw:fill-gradient-name="a16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bitmap" draw:fill-image-name="a149" style:repeat="stretch" draw:opacity="75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gradient" draw:fill-gradient-name="a6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gradient" draw:fill-gradient-name="a11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3.86111in" style:font-size-asian="3.86111in" style:font-size-complex="3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gradient" draw:fill-gradient-name="a1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2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bitmap" draw:fill-image-name="a686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gradient" draw:fill-gradient-name="a11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0ede6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f0ebe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gradient" draw:fill-gradient-name="a1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3.86111in" style:font-size-asian="3.86111in" style:font-size-complex="3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gradient" draw:fill-gradient-name="a5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gradient" draw:fill-gradient-name="a11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3">
      <style:drawing-page-properties draw:fill="gradient" draw:fill-gradient-name="a150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bitmap" draw:fill-image-name="a537" style:repeat="stretch" draw:opacity="60%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bitmap" draw:fill-image-name="a1001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">
      <style:drawing-page-properties draw:fill="gradient" draw:fill-gradient-name="a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0.86111in" style:font-size-asian="0.86111in" style:font-size-complex="0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1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gradient" draw:fill-gradient-name="a15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gradient" draw:fill-gradient-name="a5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bitmap" draw:fill-image-name="a44" style:repeat="stretch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bitmap" draw:fill-image-name="a559" style:repeat="stretch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4">
      <style:drawing-page-properties draw:fill="gradient" draw:fill-gradient-name="a15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gradient" draw:fill-gradient-name="a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gradient" draw:fill-gradient-name="a10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bitmap" draw:fill-image-name="a1038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bitmap" draw:fill-image-name="a906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gradient" draw:fill-gradient-name="a5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gradient" draw:fill-gradient-name="a4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gradient" draw:fill-gradient-name="a9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gradient" draw:fill-gradient-name="a10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20%" fo:text-align="left" style:tab-stop-distance="1in" fo:margin-left="0.5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1">
      <style:drawing-page-properties draw:fill="gradient" draw:fill-gradient-name="a15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">
      <style:drawing-page-properties draw:fill="gradient" draw:fill-gradient-name="a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2d2a27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2d2a27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bitmap" draw:fill-image-name="a1075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20%" fo:text-align="left" style:tab-stop-distance="1in" fo:margin-left="0.9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20%" fo:text-align="left" style:tab-stop-distance="1in" fo:margin-left="1.18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bitmap" draw:fill-image-name="a1581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bitmap" draw:fill-image-name="a943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6">
      <style:drawing-page-properties draw:fill="gradient" draw:fill-gradient-name="a15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text-transform="uppercase" fo:color="#9f7667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gradient" draw:fill-gradient-name="a4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gradient" draw:fill-gradient-name="a9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20%" fo:text-align="left" style:tab-stop-distance="1in" fo:margin-left="0.56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2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20%" fo:text-align="left" style:tab-stop-distance="1in" fo:margin-left="0.93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20%" fo:text-align="left" style:tab-stop-distance="1in" fo:margin-left="1.1875in" fo:margin-right="0in" fo:text-indent="-0.18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gradient" draw:fill-gradient-name="a14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8">
      <style:drawing-page-properties draw:fill="gradient" draw:fill-gradient-name="a4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bitmap" draw:fill-image-name="a980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bitmap" draw:fill-image-name="a484" style:repeat="stretch" draw:opacity="6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gradient" draw:fill-gradient-name="a9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gradient" draw:fill-gradient-name="a8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gradient" draw:fill-gradient-name="a3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2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bitmap" draw:fill-image-name="a834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1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gradient" draw:fill-gradient-name="a13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gradient" draw:fill-gradient-name="a8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gradient" draw:fill-gradient-name="a3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bitmap" draw:fill-image-name="a855" style:repeat="stretch" draw:opacity="70%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20%" fo:text-align="left" style:tab-stop-distance="1in" fo:margin-left="0.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9f7667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10%" fo:text-align="left" style:tab-stop-distance="1in" fo:margin-left="0.15in" fo:margin-right="0in" fo:text-indent="-0.1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20%" fo:text-align="left" style:tab-stop-distance="1in" fo:margin-left="0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2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2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gradient" draw:fill-gradient-name="a13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2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0ede6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131313" style:text-line-through-type="none" style:text-line-through-style="none" style:text-line-through-width="auto" style:text-line-through-color="font-color" style:text-position="0% 100%" fo:font-family="Neue Haas Grotesk Text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f0eb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text-transform="uppercase" fo:color="#131313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2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number text:level="1" style:num-format="1" style:num-suffix="." style:num-list-format-name="">
        <style:list-level-properties text:space-before="0in" text:min-label-width="0.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125in" text:min-label-width="0.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375in" text:min-label-width="0.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5in" text:min-label-width="0.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0.75in" text:min-label-width="0.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25in" text:min-label-width="0.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2.75in" text:min-label-width="0.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25in" text:min-label-width="0.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3.75in" text:min-label-width="0.5in"/>
        <style:text-properties fo:font-family="Neue Haas Grotesk Text Pro" fo:font-size="100%"/>
      </text:list-level-style-number>
    </text:list-style>
    <text:list-style style:name="a1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1" style:num-suffix="." style:num-list-format-name="">
        <style:list-level-properties text:space-before="0.125in" text:min-label-width="0.37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625in" text:min-label-width="0.37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0.875in" text:min-label-width="0.37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font-family="Neue Haas Grotesk Text Pro" fo:font-size="100%"/>
      </text:list-level-style-number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number text:level="1" style:num-format="1" style:num-suffix="." style:num-list-format-name="">
        <style:list-level-properties text:space-before="0.125in" text:min-label-width="0.37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625in" text:min-label-width="0.37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0.875in" text:min-label-width="0.37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font-family="Neue Haas Grotesk Text Pro" fo:font-size="100%"/>
      </text:list-level-style-number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1" style:num-suffix="." style:num-list-format-name="">
        <style:list-level-properties text:space-before="0.25in" text:min-label-width="0.2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375in" text:min-label-width="0.2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625in" text:min-label-width="0.2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75in" text:min-label-width="0.2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1in" text:min-label-width="0.2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Neue Haas Grotesk Text Pro" fo:font-size="100%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1" style:num-suffix="." style:num-list-format-name="">
        <style:list-level-properties text:space-before="0.25in" text:min-label-width="0.2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375in" text:min-label-width="0.2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625in" text:min-label-width="0.2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75in" text:min-label-width="0.2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1in" text:min-label-width="0.2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Neue Haas Grotesk Text Pro" fo:font-size="100%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1" style:num-suffix="." style:num-list-format-name="">
        <style:list-level-properties text:space-before="0in" text:min-label-width="0.37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625in" text:min-label-width="0.37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0.875in" text:min-label-width="0.37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font-family="Neue Haas Grotesk Text Pro" fo:font-size="100%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.125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6">
      <text:list-level-style-bullet text:level="1" text:bullet-char="•">
        <style:list-level-properties text:space-before="0.125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0">
      <text:list-level-style-number text:level="1" style:num-format="1" style:num-suffix="." style:num-list-format-name="">
        <style:list-level-properties text:space-before="0in" text:min-label-width="0.37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625in" text:min-label-width="0.37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0.875in" text:min-label-width="0.37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font-family="Neue Haas Grotesk Text Pro" fo:font-size="100%"/>
      </text:list-level-style-number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3">
      <text:list-level-style-number text:level="1" style:num-format="1" style:num-suffix="." style:num-list-format-name="">
        <style:list-level-properties text:space-before="0in" text:min-label-width="0.37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25in" text:min-label-width="0.37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5in" text:min-label-width="0.37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625in" text:min-label-width="0.37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0.875in" text:min-label-width="0.37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3.875in" text:min-label-width="0.375in"/>
        <style:text-properties fo:font-family="Neue Haas Grotesk Text Pro" fo:font-size="100%"/>
      </text:list-level-style-number>
    </text:list-style>
    <text:list-style style:name="a296">
      <text:list-level-style-number text:level="1" style:num-format="1" style:num-suffix="." style:num-list-format-name="">
        <style:list-level-properties text:space-before="0.125in" text:min-label-width="0.2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375in" text:min-label-width="0.2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625in" text:min-label-width="0.2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75in" text:min-label-width="0.2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1in" text:min-label-width="0.2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Neue Haas Grotesk Text Pro" fo:font-size="100%"/>
      </text:list-level-style-number>
    </text:list-style>
    <text:list-style style:name="a299">
      <text:list-level-style-number text:level="1" style:num-format="1" style:num-suffix="." style:num-list-format-name="">
        <style:list-level-properties text:space-before="0.125in" text:min-label-width="0.25in"/>
        <style:text-properties fo:font-family="Neue Haas Grotesk Text Pro" fo:font-size="100%"/>
      </text:list-level-style-number>
      <text:list-level-style-number text:level="2" style:num-format="1" style:num-suffix="." style:num-list-format-name="">
        <style:list-level-properties text:space-before="0.375in" text:min-label-width="0.25in"/>
        <style:text-properties fo:font-family="Neue Haas Grotesk Text Pro" fo:font-size="100%"/>
      </text:list-level-style-number>
      <text:list-level-style-number text:level="3" style:num-format="1" style:num-suffix="." style:num-list-format-name="">
        <style:list-level-properties text:space-before="0.625in" text:min-label-width="0.25in"/>
        <style:text-properties fo:font-family="Neue Haas Grotesk Text Pro" fo:font-size="100%"/>
      </text:list-level-style-number>
      <text:list-level-style-number text:level="4" style:num-format="1" style:num-suffix="." style:num-list-format-name="">
        <style:list-level-properties text:space-before="0.75in" text:min-label-width="0.25in"/>
        <style:text-properties fo:font-family="Neue Haas Grotesk Text Pro" fo:font-size="100%"/>
      </text:list-level-style-number>
      <text:list-level-style-number text:level="5" style:num-format="1" style:num-suffix="." style:num-list-format-name="">
        <style:list-level-properties text:space-before="1in" text:min-label-width="0.25in"/>
        <style:text-properties fo:font-family="Neue Haas Grotesk Text Pro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font-family="Neue Haas Grotesk Text Pro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font-family="Neue Haas Grotesk Text Pro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font-family="Neue Haas Grotesk Text Pro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font-family="Neue Haas Grotesk Text Pro" fo:font-size="100%"/>
      </text:list-level-style-number>
    </text:list-style>
    <text:list-style style:name="a1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.125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.125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asis" style:page-layout-name="pageLayout1" draw:style-name="a1">
      <draw:frame draw:id="id0" presentation:style-name="a4" draw:name="Title Placeholder 1" svg:x="0.47in" svg:y="0.31in" svg:width="11.65in" svg:height="1.06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47in" svg:y="1.51in" svg:width="11.65in" svg:height="5.3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7in" svg:y="7.1in" svg:width="3.11in" svg:height="0.37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11/14/2025</text:date></text:span><text:span text:style-name="a23" text:class-names=""/></text:p>
        </draw:text-box>
        <svg:title/>
        <svg:desc/>
      </draw:frame>
      <draw:frame draw:id="id3" presentation:style-name="a29" draw:name="Footer Placeholder 4" svg:x="9.73in" svg:y="7.1in" svg:width="2.91in" svg:height="0.37in" presentation:class="footer" presentation:placeholder="false">
        <draw:text-box>
          <text:p text:style-name="a28" text:class-names="" text:cond-style-name=""><text:span text:style-name="a26" text:class-names="">Sample Footer Text</text:span><text:span text:style-name="a27" text:class-names=""/></text:p>
        </draw:text-box>
        <svg:title/>
        <svg:desc/>
      </draw:frame>
      <draw:frame draw:id="id4" presentation:style-name="a33" draw:name="Slide Number Placeholder 5" svg:x="12.74in" svg:y="7.1in" svg:width="0.5in" svg:height="0.37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cust-Title,-Photo-1" style:page-layout-name="pageLayout1" draw:style-name="a35">
      <draw:frame draw:id="id5" presentation:style-name="a38" draw:name="Title 1" svg:x="0.47in" svg:y="0.45in" svg:width="5.83in" svg:height="4.09in" presentation:class="title" presentation:placeholder="false">
        <draw:text-box>
          <text:p text:style-name="a37" text:class-names="" text:cond-style-name=""><text:span text:style-name="a36" text:class-names="">Click to edit Master title style</text:span></text:p>
        </draw:text-box>
        <svg:title/>
        <svg:desc/>
      </draw:frame>
      <draw:frame draw:id="id6" presentation:style-name="a41" draw:name="Subtitle 2" svg:x="0.47in" svg:y="5.33in" svg:width="4.94in" svg:height="1.51in" presentation:class="subtitle" presentation:placeholder="false">
        <draw:text-box>
          <text:p text:style-name="a40" text:class-names="" text:cond-style-name=""><text:span text:style-name="a39" text:class-names="">Click to edit Master subtitle style</text:span></text:p>
        </draw:text-box>
        <svg:title/>
        <svg:desc/>
      </draw:frame>
      <draw:frame draw:id="id7" presentation:style-name="a45" draw:name="Picture Placeholder 6" svg:x="7.12735in" svg:y="0in" svg:width="6.20599in" svg:height="6.9982in" presentation:class="graphic" presentation:placeholder="false">
        <draw:text-box>
          <text:p text:style-name="a43" text:class-names="" text:cond-style-name=""><text:span text:style-name="a42" text:class-names="">.</text:span></text:p>
        </draw:text-box>
        <svg:title/>
        <svg:desc/>
      </draw:frame>
      <draw:frame draw:id="id8" presentation:style-name="a50" draw:name="Date Placeholder 3" svg:x="0.47in" svg:y="7.1in" svg:width="3.11in" svg:height="0.37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>11/14/2025</text:date></text:span><text:span text:style-name="a48" text:class-names=""/></text:p>
        </draw:text-box>
        <svg:title/>
        <svg:desc/>
      </draw:frame>
      <draw:frame draw:id="id9" presentation:style-name="a53" draw:name="Footer Placeholder 4" svg:x="9.73in" svg:y="7.1in" svg:width="2.91in" svg:height="0.37in" presentation:class="footer" presentation:placeholder="false">
        <draw:text-box>
          <text:p text:style-name="a52" text:class-names="" text:cond-style-name=""><text:span text:style-name="a51" text:class-names="">Sample Footer Text</text:span></text:p>
        </draw:text-box>
        <svg:title/>
        <svg:desc/>
      </draw:frame>
      <draw:frame draw:id="id10" presentation:style-name="a57" draw:name="Slide Number Placeholder 5" svg:x="12.74in" svg:y="7.1in" svg:width="0.5in" svg:height="0.37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</draw:text-box>
        <svg:title/>
        <svg:desc/>
      </draw:frame>
    </style:master-page>
    <style:master-page style:name="Master1-Layout2-obj-Title,-Content-1" style:page-layout-name="pageLayout1" draw:style-name="a59">
      <draw:frame draw:id="id11" presentation:style-name="a62" draw:name="Title 1" svg:x="0.47in" svg:y="0.31in" svg:width="11.65in" svg:height="1.06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frame draw:id="id12" presentation:style-name="a78" draw:name="Content Placeholder 2" svg:x="0.47in" svg:y="1.51in" svg:width="11.65in" svg:height="5.36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83" draw:name="Date Placeholder 3" svg:x="0.47in" svg:y="7.1in" svg:width="3.11in" svg:height="0.37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11/14/2025</text:date></text:span><text:span text:style-name="a81" text:class-names=""/></text:p>
        </draw:text-box>
        <svg:title/>
        <svg:desc/>
      </draw:frame>
      <draw:frame draw:id="id14" presentation:style-name="a86" draw:name="Footer Placeholder 4" svg:x="9.73in" svg:y="7.1in" svg:width="2.91in" svg:height="0.37in" presentation:class="footer" presentation:placeholder="false">
        <draw:text-box>
          <text:p text:style-name="a85" text:class-names="" text:cond-style-name=""><text:span text:style-name="a84" text:class-names="">Sample Footer Text</text:span></text:p>
        </draw:text-box>
        <svg:title/>
        <svg:desc/>
      </draw:frame>
      <draw:frame draw:id="id15" presentation:style-name="a90" draw:name="Slide Number Placeholder 5" svg:x="12.74in" svg:y="7.1in" svg:width="0.5in" svg:height="0.37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#›</text:page-number></text:span><text:span text:style-name="a88" text:class-names=""/></text:p>
        </draw:text-box>
        <svg:title/>
        <svg:desc/>
      </draw:frame>
    </style:master-page>
    <style:master-page style:name="Master1-Layout3-cust-Title,-Photo-2" style:page-layout-name="pageLayout1" draw:style-name="a92">
      <draw:frame draw:id="id16" presentation:style-name="a95" draw:name="Title 1" svg:x="7.95in" svg:y="0.45in" svg:width="4.77in" svg:height="4.34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17" presentation:style-name="a98" draw:name="Subtitle 2" svg:x="7.95in" svg:y="5.33in" svg:width="4.6in" svg:height="1.51in" presentation:class="subtitle" presentation:placeholder="false">
        <draw:text-box>
          <text:p text:style-name="a97" text:class-names="" text:cond-style-name=""><text:span text:style-name="a96" text:class-names="">Click to edit Master subtitle style</text:span></text:p>
        </draw:text-box>
        <svg:title/>
        <svg:desc/>
      </draw:frame>
      <draw:frame draw:id="id18" presentation:style-name="a102" draw:name="Picture Placeholder 6" svg:x="0in" svg:y="0in" svg:width="7.22277in" svg:height="6.9982in" presentation:class="graphic" presentation:placeholder="false">
        <draw:text-box>
          <text:p text:style-name="a100" text:class-names="" text:cond-style-name=""><text:span text:style-name="a99" text:class-names="">.</text:span></text:p>
        </draw:text-box>
        <svg:title/>
        <svg:desc/>
      </draw:frame>
      <draw:frame draw:id="id19" presentation:style-name="a107" draw:name="Date Placeholder 3" svg:x="0.47in" svg:y="7.1in" svg:width="3.11in" svg:height="0.37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11/14/2025</text:date></text:span><text:span text:style-name="a105" text:class-names=""/></text:p>
        </draw:text-box>
        <svg:title/>
        <svg:desc/>
      </draw:frame>
      <draw:frame draw:id="id20" presentation:style-name="a110" draw:name="Footer Placeholder 4" svg:x="9.73in" svg:y="7.1in" svg:width="2.91in" svg:height="0.37in" presentation:class="footer" presentation:placeholder="false">
        <draw:text-box>
          <text:p text:style-name="a109" text:class-names="" text:cond-style-name=""><text:span text:style-name="a108" text:class-names="">Sample Footer Text</text:span></text:p>
        </draw:text-box>
        <svg:title/>
        <svg:desc/>
      </draw:frame>
      <draw:frame draw:id="id21" presentation:style-name="a114" draw:name="Slide Number Placeholder 5" svg:x="12.74in" svg:y="7.1in" svg:width="0.5in" svg:height="0.37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</style:master-page>
    <style:master-page style:name="Master1-Layout4-cust-Title,-Photo-3" style:page-layout-name="pageLayout1" draw:style-name="a116">
      <draw:frame draw:id="id22" presentation:style-name="a119" draw:name="Title 1" svg:x="0.47in" svg:y="0.45in" svg:width="5.02in" svg:height="4.09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3" presentation:style-name="a122" draw:name="Subtitle 2" svg:x="0.47in" svg:y="5.33in" svg:width="4.6in" svg:height="1.51in" presentation:class="subtitle" presentation:placeholder="false">
        <draw:text-box>
          <text:p text:style-name="a121" text:class-names="" text:cond-style-name=""><text:span text:style-name="a120" text:class-names="">Click to edit Master subtitle style</text:span></text:p>
        </draw:text-box>
        <svg:title/>
        <svg:desc/>
      </draw:frame>
      <draw:frame draw:id="id24" presentation:style-name="a126" draw:name="Picture Placeholder 6" svg:x="6.1091in" svg:y="0in" svg:width="7.22424in" svg:height="6.9982in" presentation:class="graphic" presentation:placeholder="false">
        <draw:text-box>
          <text:p text:style-name="a124" text:class-names="" text:cond-style-name=""><text:span text:style-name="a123" text:class-names="">.</text:span></text:p>
        </draw:text-box>
        <svg:title/>
        <svg:desc/>
      </draw:frame>
      <draw:frame draw:id="id25" presentation:style-name="a131" draw:name="Date Placeholder 3" svg:x="0.47in" svg:y="7.1in" svg:width="3.11in" svg:height="0.37in" presentation:class="date-time" presentation:placeholder="false">
        <draw:text-box>
          <text:p text:style-name="a130" text:class-names="" text:cond-style-name=""><text:span text:style-name="a127" text:class-names=""><text:date text:fixed="false" style:data-style-name="a128">11/14/2025</text:date></text:span><text:span text:style-name="a129" text:class-names=""/></text:p>
        </draw:text-box>
        <svg:title/>
        <svg:desc/>
      </draw:frame>
      <draw:frame draw:id="id26" presentation:style-name="a134" draw:name="Footer Placeholder 4" svg:x="9.73in" svg:y="7.1in" svg:width="2.91in" svg:height="0.37in" presentation:class="footer" presentation:placeholder="false">
        <draw:text-box>
          <text:p text:style-name="a133" text:class-names="" text:cond-style-name=""><text:span text:style-name="a132" text:class-names="">Sample Footer Text</text:span></text:p>
        </draw:text-box>
        <svg:title/>
        <svg:desc/>
      </draw:frame>
      <draw:frame draw:id="id27" presentation:style-name="a138" draw:name="Slide Number Placeholder 5" svg:x="12.74in" svg:y="7.1in" svg:width="0.5in" svg:height="0.37in" presentation:class="page-number" presentation:placeholder="false">
        <draw:text-box>
          <text:p text:style-name="a137" text:class-names="" text:cond-style-name=""><text:span text:style-name="a135" text:class-names=""><text:page-number style:num-format="1" text:fixed="false">‹#›</text:page-number></text:span><text:span text:style-name="a136" text:class-names=""/></text:p>
        </draw:text-box>
        <svg:title/>
        <svg:desc/>
      </draw:frame>
    </style:master-page>
    <style:master-page style:name="Master1-Layout5-cust-Title,-Photo-4" style:page-layout-name="pageLayout1" draw:style-name="a140">
      <draw:frame draw:id="id28" presentation:style-name="a143" draw:name="Title 1" svg:x="0.47in" svg:y="5.77in" svg:width="12.41in" svg:height="0.86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29" presentation:style-name="a146" draw:name="Subtitle 2" svg:x="0.47in" svg:y="6.54in" svg:width="12.41in" svg:height="0.58in" presentation:class="subtitle" presentation:placeholder="false">
        <draw:text-box>
          <text:p text:style-name="a145" text:class-names="" text:cond-style-name=""><text:span text:style-name="a144" text:class-names="">Click to edit Master subtitle style</text:span></text:p>
        </draw:text-box>
        <svg:title/>
        <svg:desc/>
      </draw:frame>
      <draw:frame draw:id="id30" presentation:style-name="a150" draw:name="Picture Placeholder 8" svg:x="0in" svg:y="0in" svg:width="12.83153in" svg:height="5.61658in" presentation:class="graphic" presentation:placeholder="false">
        <draw:text-box>
          <text:p text:style-name="a148" text:class-names="" text:cond-style-name=""><text:span text:style-name="a147" text:class-names="">.</text:span></text:p>
        </draw:text-box>
        <svg:title/>
        <svg:desc/>
      </draw:frame>
      <draw:frame draw:id="id31" presentation:style-name="a155" draw:name="Date Placeholder 3" svg:x="0.15in" svg:y="7.13in" svg:width="3.82143in" svg:height="0.39931in" presentation:class="date-time" presentation:placeholder="false">
        <draw:text-box>
          <text:p text:style-name="a154" text:class-names="" text:cond-style-name=""><text:span text:style-name="a151" text:class-names=""><text:date text:fixed="false" style:data-style-name="a152">11/14/2025</text:date></text:span><text:span text:style-name="a153" text:class-names=""/></text:p>
        </draw:text-box>
        <svg:title/>
        <svg:desc/>
      </draw:frame>
      <draw:frame draw:id="id32" presentation:style-name="a158" draw:name="Footer Placeholder 4" svg:x="9.70748in" svg:y="7.13in" svg:width="3.06803in" svg:height="0.39931in" presentation:class="footer" presentation:placeholder="false">
        <draw:text-box>
          <text:p text:style-name="a157" text:class-names="" text:cond-style-name=""><text:span text:style-name="a156" text:class-names="">Sample Footer Text</text:span></text:p>
        </draw:text-box>
        <svg:title/>
        <svg:desc/>
      </draw:frame>
      <draw:frame draw:id="id33" presentation:style-name="a162" draw:name="Slide Number Placeholder 5" svg:x="12.72109in" svg:y="7.13in" svg:width="0.46939in" svg:height="0.39931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>‹#›</text:page-number></text:span><text:span text:style-name="a160" text:class-names=""/></text:p>
        </draw:text-box>
        <svg:title/>
        <svg:desc/>
      </draw:frame>
    </style:master-page>
    <style:master-page style:name="Master1-Layout6-title-Title-1" style:page-layout-name="pageLayout1" draw:style-name="a164">
      <draw:frame draw:id="id34" presentation:style-name="a167" draw:name="Title 1" svg:x="0.47in" svg:y="0.54in" svg:width="8.78in" svg:height="4.73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35" presentation:style-name="a170" draw:name="Subtitle 2" svg:x="0.47in" svg:y="5.54in" svg:width="5.94in" svg:height="1.3in" presentation:class="subtitle" presentation:placeholder="false">
        <draw:text-box>
          <text:p text:style-name="a169" text:class-names="" text:cond-style-name=""><text:span text:style-name="a168" text:class-names="">Click to edit Master subtitle style</text:span></text:p>
        </draw:text-box>
        <svg:title/>
        <svg:desc/>
      </draw:frame>
      <draw:frame draw:id="id36" presentation:style-name="a175" draw:name="Date Placeholder 3" svg:x="0.47in" svg:y="7.1in" svg:width="3.11in" svg:height="0.37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11/14/2025</text:date></text:span><text:span text:style-name="a173" text:class-names=""/></text:p>
        </draw:text-box>
        <svg:title/>
        <svg:desc/>
      </draw:frame>
      <draw:frame draw:id="id37" presentation:style-name="a178" draw:name="Footer Placeholder 4" svg:x="9.73in" svg:y="7.1in" svg:width="2.91in" svg:height="0.37in" presentation:class="footer" presentation:placeholder="false">
        <draw:text-box>
          <text:p text:style-name="a177" text:class-names="" text:cond-style-name=""><text:span text:style-name="a176" text:class-names="">Sample Footer Text</text:span></text:p>
        </draw:text-box>
        <svg:title/>
        <svg:desc/>
      </draw:frame>
      <draw:frame draw:id="id38" presentation:style-name="a182" draw:name="Slide Number Placeholder 5" svg:x="12.74in" svg:y="7.1in" svg:width="0.5in" svg:height="0.37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</draw:text-box>
        <svg:title/>
        <svg:desc/>
      </draw:frame>
    </style:master-page>
    <style:master-page style:name="Master1-Layout7-title-Title-2" style:page-layout-name="pageLayout1" draw:style-name="a184">
      <draw:frame draw:id="id39" presentation:style-name="a187" draw:name="Title 1" svg:x="1.54in" svg:y="1.68in" svg:width="10.03in" svg:height="2.86in" presentation:class="title" presentation:placeholder="false">
        <draw:text-box>
          <text:p text:style-name="a186" text:class-names="" text:cond-style-name=""><text:span text:style-name="a185" text:class-names="">Click to edit Master title style</text:span></text:p>
        </draw:text-box>
        <svg:title/>
        <svg:desc/>
      </draw:frame>
      <draw:frame draw:id="id40" presentation:style-name="a190" draw:name="Subtitle 2" svg:x="1.54in" svg:y="5.59in" svg:width="10.03in" svg:height="1.25in" presentation:class="subtitle" presentation:placeholder="false">
        <draw:text-box>
          <text:p text:style-name="a189" text:class-names="" text:cond-style-name=""><text:span text:style-name="a188" text:class-names="">Click to edit Master subtitle style</text:span></text:p>
        </draw:text-box>
        <svg:title/>
        <svg:desc/>
      </draw:frame>
      <draw:frame draw:id="id41" presentation:style-name="a195" draw:name="Date Placeholder 3" svg:x="0.47in" svg:y="7.1in" svg:width="3.11in" svg:height="0.37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>11/14/2025</text:date></text:span><text:span text:style-name="a193" text:class-names=""/></text:p>
        </draw:text-box>
        <svg:title/>
        <svg:desc/>
      </draw:frame>
      <draw:frame draw:id="id42" presentation:style-name="a198" draw:name="Footer Placeholder 4" svg:x="9.73in" svg:y="7.1in" svg:width="2.91in" svg:height="0.37in" presentation:class="footer" presentation:placeholder="false">
        <draw:text-box>
          <text:p text:style-name="a197" text:class-names="" text:cond-style-name=""><text:span text:style-name="a196" text:class-names="">Sample Footer Text</text:span></text:p>
        </draw:text-box>
        <svg:title/>
        <svg:desc/>
      </draw:frame>
      <draw:frame draw:id="id43" presentation:style-name="a202" draw:name="Slide Number Placeholder 5" svg:x="12.74in" svg:y="7.1in" svg:width="0.5in" svg:height="0.37in" presentation:class="page-number" presentation:placeholder="false">
        <draw:text-box>
          <text:p text:style-name="a201" text:class-names="" text:cond-style-name=""><text:span text:style-name="a199" text:class-names=""><text:page-number style:num-format="1" text:fixed="false">‹#›</text:page-number></text:span><text:span text:style-name="a200" text:class-names=""/></text:p>
        </draw:text-box>
        <svg:title/>
        <svg:desc/>
      </draw:frame>
    </style:master-page>
    <style:master-page style:name="Master1-Layout8-title-Title-3" style:page-layout-name="pageLayout1" draw:style-name="a204">
      <draw:frame draw:id="id44" presentation:style-name="a207" draw:name="Title 1" svg:x="0.47in" svg:y="0.48in" svg:width="12.57in" svg:height="5.09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45" presentation:style-name="a210" draw:name="Subtitle 2" svg:x="0.47in" svg:y="5.65455in" svg:width="5.25in" svg:height="1.18545in" presentation:class="subtitle" presentation:placeholder="false">
        <draw:text-box>
          <text:p text:style-name="a209" text:class-names="" text:cond-style-name=""><text:span text:style-name="a208" text:class-names="">Click to edit Master subtitle style</text:span></text:p>
        </draw:text-box>
        <svg:title/>
        <svg:desc/>
      </draw:frame>
      <draw:frame draw:id="id46" presentation:style-name="a215" draw:name="Date Placeholder 3" svg:x="0.47in" svg:y="7.1in" svg:width="3.11in" svg:height="0.37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1/14/2025</text:date></text:span><text:span text:style-name="a213" text:class-names=""/></text:p>
        </draw:text-box>
        <svg:title/>
        <svg:desc/>
      </draw:frame>
      <draw:frame draw:id="id47" presentation:style-name="a218" draw:name="Footer Placeholder 4" svg:x="9.73in" svg:y="7.1in" svg:width="2.91in" svg:height="0.37in" presentation:class="footer" presentation:placeholder="false">
        <draw:text-box>
          <text:p text:style-name="a217" text:class-names="" text:cond-style-name=""><text:span text:style-name="a216" text:class-names="">Sample Footer Text</text:span></text:p>
        </draw:text-box>
        <svg:title/>
        <svg:desc/>
      </draw:frame>
      <draw:frame draw:id="id48" presentation:style-name="a222" draw:name="Slide Number Placeholder 5" svg:x="12.74in" svg:y="7.1in" svg:width="0.5in" svg:height="0.37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9-cust-Section-Header" style:page-layout-name="pageLayout1" draw:style-name="a224">
      <draw:custom-shape svg:x="0in" svg:y="0in" svg:width="13.33333in" svg:height="7.5in" draw:id="id49" draw:style-name="a227" draw:name="Rectangle 6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230" draw:name="Title 1" svg:x="0.47in" svg:y="1.98in" svg:width="9.8in" svg:height="5.09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51" presentation:style-name="a235" draw:name="Date Placeholder 3" svg:x="0.47in" svg:y="7.1in" svg:width="3.11in" svg:height="0.37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11/14/2025</text:date></text:span><text:span text:style-name="a233" text:class-names=""/></text:p>
        </draw:text-box>
        <svg:title/>
        <svg:desc/>
      </draw:frame>
      <draw:frame draw:id="id52" presentation:style-name="a238" draw:name="Footer Placeholder 4" svg:x="9.73in" svg:y="7.1in" svg:width="2.91in" svg:height="0.37in" presentation:class="footer" presentation:placeholder="false">
        <draw:text-box>
          <text:p text:style-name="a237" text:class-names="" text:cond-style-name=""><text:span text:style-name="a236" text:class-names="">Sample Footer Text</text:span></text:p>
        </draw:text-box>
        <svg:title/>
        <svg:desc/>
      </draw:frame>
      <draw:frame draw:id="id53" presentation:style-name="a242" draw:name="Slide Number Placeholder 5" svg:x="12.74in" svg:y="7.1in" svg:width="0.5in" svg:height="0.37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</style:master-page>
    <style:master-page style:name="Master1-Layout10-cust-Agenda" style:page-layout-name="pageLayout1" draw:style-name="a244">
      <draw:frame draw:id="id54" presentation:style-name="a247" draw:name="Title 1" svg:x="0.47in" svg:y="0.45in" svg:width="12.08in" svg:height="2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5" presentation:style-name="a263" draw:name="Content Placeholder 6" svg:x="6.22785in" svg:y="2.65in" svg:width="6.32215in" svg:height="4.22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68" draw:name="Date Placeholder 2" svg:x="0.47in" svg:y="7.1in" svg:width="3.11in" svg:height="0.37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11/14/2025</text:date></text:span><text:span text:style-name="a266" text:class-names=""/></text:p>
        </draw:text-box>
        <svg:title/>
        <svg:desc/>
      </draw:frame>
      <draw:frame draw:id="id57" presentation:style-name="a271" draw:name="Footer Placeholder 3" svg:x="9.73in" svg:y="7.1in" svg:width="2.91in" svg:height="0.37in" presentation:class="footer" presentation:placeholder="false">
        <draw:text-box>
          <text:p text:style-name="a270" text:class-names="" text:cond-style-name=""><text:span text:style-name="a269" text:class-names="">Sample Footer Text</text:span></text:p>
        </draw:text-box>
        <svg:title/>
        <svg:desc/>
      </draw:frame>
      <draw:frame draw:id="id58" presentation:style-name="a275" draw:name="Slide Number Placeholder 4" svg:x="12.74in" svg:y="7.1in" svg:width="0.5in" svg:height="0.37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</style:master-page>
    <style:master-page style:name="Master1-Layout11-cust-Agenda-Photo" style:page-layout-name="pageLayout1" draw:style-name="a277">
      <draw:frame draw:id="id59" presentation:style-name="a280" draw:name="Title 1" svg:x="8.41099in" svg:y="1.09168in" svg:width="4.32138in" svg:height="2.13in" presentation:class="title" presentation:placeholder="false">
        <draw:text-box>
          <text:p text:style-name="a279" text:class-names="" text:cond-style-name=""><text:span text:style-name="a278" text:class-names="">Click to edit Master title style</text:span></text:p>
        </draw:text-box>
        <svg:title/>
        <svg:desc/>
      </draw:frame>
      <draw:frame draw:id="id60" presentation:style-name="a284" draw:name="Picture Placeholder 3" svg:x="0in" svg:y="0in" svg:width="7.65799in" svg:height="6.9982in" presentation:class="graphic" presentation:placeholder="false">
        <draw:text-box>
          <text:p text:style-name="a282" text:class-names="" text:cond-style-name=""><text:span text:style-name="a281" text:class-names="">.</text:span></text:p>
        </draw:text-box>
        <svg:title/>
        <svg:desc/>
      </draw:frame>
      <draw:frame draw:id="id61" presentation:style-name="a300" draw:name="Content Placeholder 7" svg:x="8.41099in" svg:y="3.39in" svg:width="4.32138in" svg:height="3.37336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05" draw:name="Date Placeholder 4" svg:x="0.47in" svg:y="7.1in" svg:width="3.11in" svg:height="0.37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1/14/2025</text:date></text:span><text:span text:style-name="a303" text:class-names=""/></text:p>
        </draw:text-box>
        <svg:title/>
        <svg:desc/>
      </draw:frame>
      <draw:frame draw:id="id63" presentation:style-name="a308" draw:name="Footer Placeholder 5" svg:x="9.73in" svg:y="7.1in" svg:width="2.91in" svg:height="0.37in" presentation:class="footer" presentation:placeholder="false">
        <draw:text-box>
          <text:p text:style-name="a307" text:class-names="" text:cond-style-name=""><text:span text:style-name="a306" text:class-names="">Sample Footer Text</text:span></text:p>
        </draw:text-box>
        <svg:title/>
        <svg:desc/>
      </draw:frame>
      <draw:frame draw:id="id64" presentation:style-name="a312" draw:name="Slide Number Placeholder 6" svg:x="12.74in" svg:y="7.1in" svg:width="0.5in" svg:height="0.37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2-cust-Title,-Content-2" style:page-layout-name="pageLayout1" draw:style-name="a314">
      <draw:frame draw:id="id65" presentation:style-name="a317" draw:name="Title 1" svg:x="1.11in" svg:y="2.71in" svg:width="4.73in" svg:height="2.6846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66" presentation:style-name="a332" draw:name="Content Placeholder 7" svg:x="6.86111in" svg:y="2.71in" svg:width="4.73in" svg:height="2.6846in" presentation:class="object" presentation:placeholder="false">
        <draw:text-box>
          <text:p text:style-name="a319" text:class-names="" text:cond-style-name=""><text:span text:style-name="a318" text:class-names="">Click to edit Master text styles</text:span></text:p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37" draw:name="Date Placeholder 3" svg:x="0.47in" svg:y="7.1in" svg:width="3.11in" svg:height="0.37in" presentation:class="date-time" presentation:placeholder="false">
        <draw:text-box>
          <text:p text:style-name="a336" text:class-names="" text:cond-style-name=""><text:span text:style-name="a333" text:class-names=""><text:date text:fixed="false" style:data-style-name="a334">11/14/2025</text:date></text:span><text:span text:style-name="a335" text:class-names=""/></text:p>
        </draw:text-box>
        <svg:title/>
        <svg:desc/>
      </draw:frame>
      <draw:frame draw:id="id68" presentation:style-name="a340" draw:name="Footer Placeholder 4" svg:x="9.73in" svg:y="7.1in" svg:width="2.91in" svg:height="0.37in" presentation:class="footer" presentation:placeholder="false">
        <draw:text-box>
          <text:p text:style-name="a339" text:class-names="" text:cond-style-name=""><text:span text:style-name="a338" text:class-names="">Sample Footer Text</text:span></text:p>
        </draw:text-box>
        <svg:title/>
        <svg:desc/>
      </draw:frame>
      <draw:frame draw:id="id69" presentation:style-name="a344" draw:name="Slide Number Placeholder 5" svg:x="12.74in" svg:y="7.1in" svg:width="0.5in" svg:height="0.37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</draw:text-box>
        <svg:title/>
        <svg:desc/>
      </draw:frame>
    </style:master-page>
    <style:master-page style:name="Master1-Layout13-cust-Title,-Content-3" style:page-layout-name="pageLayout1" draw:style-name="a346">
      <draw:frame draw:id="id70" presentation:style-name="a349" draw:name="Title 1" svg:x="1.11in" svg:y="2.23in" svg:width="4.17in" svg:height="3.87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draw:frame draw:id="id71" presentation:style-name="a365" draw:name="Content Placeholder 7" svg:x="5.93in" svg:y="2.23in" svg:width="5.52in" svg:height="3.87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cond le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hird le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70" draw:name="Date Placeholder 3" svg:x="0.47in" svg:y="7.1in" svg:width="3.11in" svg:height="0.37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11/14/2025</text:date></text:span><text:span text:style-name="a368" text:class-names=""/></text:p>
        </draw:text-box>
        <svg:title/>
        <svg:desc/>
      </draw:frame>
      <draw:frame draw:id="id73" presentation:style-name="a373" draw:name="Footer Placeholder 4" svg:x="9.73in" svg:y="7.1in" svg:width="2.91in" svg:height="0.37in" presentation:class="footer" presentation:placeholder="false">
        <draw:text-box>
          <text:p text:style-name="a372" text:class-names="" text:cond-style-name=""><text:span text:style-name="a371" text:class-names="">Sample Footer Text</text:span></text:p>
        </draw:text-box>
        <svg:title/>
        <svg:desc/>
      </draw:frame>
      <draw:frame draw:id="id74" presentation:style-name="a377" draw:name="Slide Number Placeholder 5" svg:x="12.74in" svg:y="7.1in" svg:width="0.5in" svg:height="0.37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#›</text:page-number></text:span><text:span text:style-name="a375" text:class-names=""/></text:p>
        </draw:text-box>
        <svg:title/>
        <svg:desc/>
      </draw:frame>
    </style:master-page>
    <style:master-page style:name="Master1-Layout14-cust-Title,-Content-4" style:page-layout-name="pageLayout1" draw:style-name="a379">
      <draw:frame draw:id="id75" presentation:style-name="a382" draw:name="Title 1" svg:x="0.47in" svg:y="1.75in" svg:width="4.53in" svg:height="5.07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76" presentation:style-name="a398" draw:name="Content Placeholder 7" svg:x="5.93in" svg:y="1.75in" svg:width="6.33in" svg:height="5.07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list text:style-name="a397">
                            <text:list-item>
                              <text:p text:style-name="a396" text:class-names="" text:cond-style-name=""><text:span text:style-name="a3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03" draw:name="Date Placeholder 3" svg:x="0.47in" svg:y="7.1in" svg:width="3.11in" svg:height="0.37in" presentation:class="date-time" presentation:placeholder="false">
        <draw:text-box>
          <text:p text:style-name="a402" text:class-names="" text:cond-style-name=""><text:span text:style-name="a399" text:class-names=""><text:date text:fixed="false" style:data-style-name="a400">11/14/2025</text:date></text:span><text:span text:style-name="a401" text:class-names=""/></text:p>
        </draw:text-box>
        <svg:title/>
        <svg:desc/>
      </draw:frame>
      <draw:frame draw:id="id78" presentation:style-name="a406" draw:name="Footer Placeholder 4" svg:x="9.73in" svg:y="7.1in" svg:width="2.91in" svg:height="0.37in" presentation:class="footer" presentation:placeholder="false">
        <draw:text-box>
          <text:p text:style-name="a405" text:class-names="" text:cond-style-name=""><text:span text:style-name="a404" text:class-names="">Sample Footer Text</text:span></text:p>
        </draw:text-box>
        <svg:title/>
        <svg:desc/>
      </draw:frame>
      <draw:frame draw:id="id79" presentation:style-name="a410" draw:name="Slide Number Placeholder 5" svg:x="12.74in" svg:y="7.1in" svg:width="0.5in" svg:height="0.37in" presentation:class="page-number" presentation:placeholder="false">
        <draw:text-box>
          <text:p text:style-name="a409" text:class-names="" text:cond-style-name=""><text:span text:style-name="a407" text:class-names=""><text:page-number style:num-format="1" text:fixed="false">‹#›</text:page-number></text:span><text:span text:style-name="a408" text:class-names=""/></text:p>
        </draw:text-box>
        <svg:title/>
        <svg:desc/>
      </draw:frame>
    </style:master-page>
    <style:master-page style:name="Master1-Layout15-cust-Title,-Content-5" style:page-layout-name="pageLayout1" draw:style-name="a412">
      <draw:frame draw:id="id80" presentation:style-name="a415" draw:name="Title 1" svg:x="0.47in" svg:y="0.7in" svg:width="4.41in" svg:height="3.96in" presentation:class="title" presentation:placeholder="false">
        <draw:text-box>
          <text:p text:style-name="a414" text:class-names="" text:cond-style-name=""><text:span text:style-name="a413" text:class-names="">Click to edit Master title style</text:span></text:p>
        </draw:text-box>
        <svg:title/>
        <svg:desc/>
      </draw:frame>
      <draw:frame draw:id="id81" presentation:style-name="a431" draw:name="Content Placeholder 7" svg:x="5.93in" svg:y="0.70069in" svg:width="6.52679in" svg:height="6.25521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ck to edit Master text styles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Second level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hird level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36" draw:name="Date Placeholder 3" svg:x="0.47in" svg:y="7.1in" svg:width="3.11in" svg:height="0.37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11/14/2025</text:date></text:span><text:span text:style-name="a434" text:class-names=""/></text:p>
        </draw:text-box>
        <svg:title/>
        <svg:desc/>
      </draw:frame>
      <draw:frame draw:id="id83" presentation:style-name="a439" draw:name="Footer Placeholder 4" svg:x="9.73in" svg:y="7.1in" svg:width="2.91in" svg:height="0.37in" presentation:class="footer" presentation:placeholder="false">
        <draw:text-box>
          <text:p text:style-name="a438" text:class-names="" text:cond-style-name=""><text:span text:style-name="a437" text:class-names="">Sample Footer Text</text:span></text:p>
        </draw:text-box>
        <svg:title/>
        <svg:desc/>
      </draw:frame>
      <draw:frame draw:id="id84" presentation:style-name="a443" draw:name="Slide Number Placeholder 5" svg:x="12.74in" svg:y="7.1in" svg:width="0.5in" svg:height="0.37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#›</text:page-number></text:span><text:span text:style-name="a441" text:class-names=""/></text:p>
        </draw:text-box>
        <svg:title/>
        <svg:desc/>
      </draw:frame>
    </style:master-page>
    <style:master-page style:name="Master1-Layout16-cust-Title,-Content-6" style:page-layout-name="pageLayout1" draw:style-name="a445">
      <draw:frame draw:id="id85" presentation:style-name="a448" draw:name="Title 1" svg:x="0.47in" svg:y="0.7in" svg:width="3.82in" svg:height="3.96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86" presentation:style-name="a464" draw:name="Content Placeholder 7" svg:x="4.84in" svg:y="0.7in" svg:width="7.83in" svg:height="6.26in" presentation:class="object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69" draw:name="Date Placeholder 3" svg:x="0.47in" svg:y="7.1in" svg:width="3.11in" svg:height="0.37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11/14/2025</text:date></text:span><text:span text:style-name="a467" text:class-names=""/></text:p>
        </draw:text-box>
        <svg:title/>
        <svg:desc/>
      </draw:frame>
      <draw:frame draw:id="id88" presentation:style-name="a472" draw:name="Footer Placeholder 4" svg:x="9.73in" svg:y="7.1in" svg:width="2.91in" svg:height="0.37in" presentation:class="footer" presentation:placeholder="false">
        <draw:text-box>
          <text:p text:style-name="a471" text:class-names="" text:cond-style-name=""><text:span text:style-name="a470" text:class-names="">Sample Footer Text</text:span></text:p>
        </draw:text-box>
        <svg:title/>
        <svg:desc/>
      </draw:frame>
      <draw:frame draw:id="id89" presentation:style-name="a476" draw:name="Slide Number Placeholder 5" svg:x="12.74in" svg:y="7.1in" svg:width="0.5in" svg:height="0.37in" presentation:class="page-number" presentation:placeholder="false">
        <draw:text-box>
          <text:p text:style-name="a475" text:class-names="" text:cond-style-name=""><text:span text:style-name="a473" text:class-names=""><text:page-number style:num-format="1" text:fixed="false">‹#›</text:page-number></text:span><text:span text:style-name="a474" text:class-names=""/></text:p>
        </draw:text-box>
        <svg:title/>
        <svg:desc/>
      </draw:frame>
    </style:master-page>
    <style:master-page style:name="Master1-Layout17-cust-Title,-Content-Photo-1" style:page-layout-name="pageLayout1" draw:style-name="a478">
      <draw:frame draw:id="id90" presentation:style-name="a481" draw:name="Title 1" svg:x="6.07in" svg:y="0.6in" svg:width="6.6in" svg:height="1.25in" presentation:class="title" presentation:placeholder="false">
        <draw:text-box>
          <text:p text:style-name="a480" text:class-names="" text:cond-style-name=""><text:span text:style-name="a479" text:class-names="">Click to edit Master title style</text:span></text:p>
        </draw:text-box>
        <svg:title/>
        <svg:desc/>
      </draw:frame>
      <draw:frame draw:id="id91" presentation:style-name="a485" draw:name="Picture Placeholder 3" svg:x="0in" svg:y="0in" svg:width="5.29752in" svg:height="6.9982in" presentation:class="graphic" presentation:placeholder="false">
        <draw:text-box>
          <text:p text:style-name="a483" text:class-names="" text:cond-style-name=""><text:span text:style-name="a482" text:class-names="">.</text:span></text:p>
        </draw:text-box>
        <svg:title/>
        <svg:desc/>
      </draw:frame>
      <draw:frame draw:id="id92" presentation:style-name="a501" draw:name="Content Placeholder 7" svg:x="6.07in" svg:y="2in" svg:width="6.6in" svg:height="4.91in" presentation:class="object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 level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hird level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506" draw:name="Date Placeholder 4" svg:x="0.47in" svg:y="7.1in" svg:width="3.11in" svg:height="0.37in" presentation:class="date-time" presentation:placeholder="false">
        <draw:text-box>
          <text:p text:style-name="a505" text:class-names="" text:cond-style-name=""><text:span text:style-name="a502" text:class-names=""><text:date text:fixed="false" style:data-style-name="a503">11/14/2025</text:date></text:span><text:span text:style-name="a504" text:class-names=""/></text:p>
        </draw:text-box>
        <svg:title/>
        <svg:desc/>
      </draw:frame>
      <draw:frame draw:id="id94" presentation:style-name="a509" draw:name="Footer Placeholder 5" svg:x="9.73in" svg:y="7.1in" svg:width="2.91in" svg:height="0.37in" presentation:class="footer" presentation:placeholder="false">
        <draw:text-box>
          <text:p text:style-name="a508" text:class-names="" text:cond-style-name=""><text:span text:style-name="a507" text:class-names="">Sample Footer Text</text:span></text:p>
        </draw:text-box>
        <svg:title/>
        <svg:desc/>
      </draw:frame>
      <draw:frame draw:id="id95" presentation:style-name="a513" draw:name="Slide Number Placeholder 6" svg:x="12.74in" svg:y="7.1in" svg:width="0.5in" svg:height="0.37in" presentation:class="page-number" presentation:placeholder="false">
        <draw:text-box>
          <text:p text:style-name="a512" text:class-names="" text:cond-style-name=""><text:span text:style-name="a510" text:class-names=""><text:page-number style:num-format="1" text:fixed="false">‹#›</text:page-number></text:span><text:span text:style-name="a511" text:class-names=""/></text:p>
        </draw:text-box>
        <svg:title/>
        <svg:desc/>
      </draw:frame>
    </style:master-page>
    <style:master-page style:name="Master1-Layout18-cust-Title,-Content-Photo-2" style:page-layout-name="pageLayout1" draw:style-name="a515">
      <draw:frame draw:id="id96" presentation:style-name="a518" draw:name="Title 1" svg:x="0.47in" svg:y="0.6in" svg:width="6.71in" svg:height="1.25in" presentation:class="title" presentation:placeholder="false">
        <draw:text-box>
          <text:p text:style-name="a517" text:class-names="" text:cond-style-name=""><text:span text:style-name="a516" text:class-names="">Click to edit Master title style</text:span></text:p>
        </draw:text-box>
        <svg:title/>
        <svg:desc/>
      </draw:frame>
      <draw:frame draw:id="id97" presentation:style-name="a534" draw:name="Content Placeholder 7" svg:x="0.47in" svg:y="2in" svg:width="6.71in" svg:height="4.91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list text:style-name="a533">
                        <text:list-item>
                          <text:list text:style-name="a533">
                            <text:list-item>
                              <text:p text:style-name="a532" text:class-names="" text:cond-style-name=""><text:span text:style-name="a5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38" draw:name="Picture Placeholder 3" svg:x="8.04167in" svg:y="0in" svg:width="5.29166in" svg:height="6.9982in" presentation:class="graphic" presentation:placeholder="false">
        <draw:text-box>
          <text:p text:style-name="a536" text:class-names="" text:cond-style-name=""><text:span text:style-name="a535" text:class-names="">.</text:span></text:p>
        </draw:text-box>
        <svg:title/>
        <svg:desc/>
      </draw:frame>
      <draw:frame draw:id="id99" presentation:style-name="a543" draw:name="Date Placeholder 4" svg:x="0.47in" svg:y="7.1in" svg:width="3.11in" svg:height="0.37in" presentation:class="date-time" presentation:placeholder="false">
        <draw:text-box>
          <text:p text:style-name="a542" text:class-names="" text:cond-style-name=""><text:span text:style-name="a539" text:class-names=""><text:date text:fixed="false" style:data-style-name="a540">11/14/2025</text:date></text:span><text:span text:style-name="a541" text:class-names=""/></text:p>
        </draw:text-box>
        <svg:title/>
        <svg:desc/>
      </draw:frame>
      <draw:frame draw:id="id100" presentation:style-name="a547" draw:name="Footer Placeholder 5" svg:x="9.73in" svg:y="7.1in" svg:width="2.91in" svg:height="0.37in" presentation:class="footer" presentation:placeholder="false">
        <draw:text-box>
          <text:p text:style-name="a546" text:class-names="" text:cond-style-name=""><text:span text:style-name="a544" text:class-names="">Sample Footer Text</text:span><text:span text:style-name="a545" text:class-names=""/></text:p>
        </draw:text-box>
        <svg:title/>
        <svg:desc/>
      </draw:frame>
      <draw:frame draw:id="id101" presentation:style-name="a551" draw:name="Slide Number Placeholder 6" svg:x="12.74in" svg:y="7.1in" svg:width="0.5in" svg:height="0.37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</style:master-page>
    <style:master-page style:name="Master1-Layout19-cust-Title,-Content-Photo-3" style:page-layout-name="pageLayout1" draw:style-name="a553">
      <draw:frame draw:id="id102" presentation:style-name="a556" draw:name="Title 1" svg:x="5.2713in" svg:y="0.35in" svg:width="7.4in" svg:height="1.02in" presentation:class="title" presentation:placeholder="false">
        <draw:text-box>
          <text:p text:style-name="a555" text:class-names="" text:cond-style-name=""><text:span text:style-name="a554" text:class-names="">Click to edit Master title style</text:span></text:p>
        </draw:text-box>
        <svg:title/>
        <svg:desc/>
      </draw:frame>
      <draw:frame draw:id="id103" presentation:style-name="a560" draw:name="Picture Placeholder 3" svg:x="0in" svg:y="0in" svg:width="4.53623in" svg:height="6.9982in" presentation:class="graphic" presentation:placeholder="false">
        <draw:text-box>
          <text:p text:style-name="a558" text:class-names="" text:cond-style-name=""><text:span text:style-name="a557" text:class-names="">.</text:span></text:p>
        </draw:text-box>
        <svg:title/>
        <svg:desc/>
      </draw:frame>
      <draw:frame draw:id="id104" presentation:style-name="a576" draw:name="Content Placeholder 7" svg:x="5.2713in" svg:y="1.51in" svg:width="7.4in" svg:height="5.45in" presentation:class="object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  <text:list text:style-name="a566">
            <text:list-item>
              <text:list text:style-name="a566">
                <text:list-item>
                  <text:p text:style-name="a565" text:class-names="" text:cond-style-name=""><text:span text:style-name="a564" text:class-names="">Second level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7" text:class-names="">Third level</text:span></text:p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p text:style-name="a571" text:class-names="" text:cond-style-name=""><text:span text:style-name="a5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list text:style-name="a575">
                            <text:list-item>
                              <text:p text:style-name="a574" text:class-names="" text:cond-style-name=""><text:span text:style-name="a5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1" draw:name="Date Placeholder 4" svg:x="0.47in" svg:y="7.1in" svg:width="3.11in" svg:height="0.37in" presentation:class="date-time" presentation:placeholder="false">
        <draw:text-box>
          <text:p text:style-name="a580" text:class-names="" text:cond-style-name=""><text:span text:style-name="a577" text:class-names=""><text:date text:fixed="false" style:data-style-name="a578">11/14/2025</text:date></text:span><text:span text:style-name="a579" text:class-names=""/></text:p>
        </draw:text-box>
        <svg:title/>
        <svg:desc/>
      </draw:frame>
      <draw:frame draw:id="id106" presentation:style-name="a584" draw:name="Footer Placeholder 5" svg:x="9.73in" svg:y="7.1in" svg:width="2.91in" svg:height="0.37in" presentation:class="footer" presentation:placeholder="false">
        <draw:text-box>
          <text:p text:style-name="a583" text:class-names="" text:cond-style-name=""><text:span text:style-name="a582" text:class-names="">Sample Footer Text</text:span></text:p>
        </draw:text-box>
        <svg:title/>
        <svg:desc/>
      </draw:frame>
      <draw:frame draw:id="id107" presentation:style-name="a588" draw:name="Slide Number Placeholder 6" svg:x="12.74in" svg:y="7.1in" svg:width="0.5in" svg:height="0.37in" presentation:class="page-number" presentation:placeholder="false">
        <draw:text-box>
          <text:p text:style-name="a587" text:class-names="" text:cond-style-name=""><text:span text:style-name="a585" text:class-names=""><text:page-number style:num-format="1" text:fixed="false">‹#›</text:page-number></text:span><text:span text:style-name="a586" text:class-names=""/></text:p>
        </draw:text-box>
        <svg:title/>
        <svg:desc/>
      </draw:frame>
    </style:master-page>
    <style:master-page style:name="Master1-Layout20-cust-Title,-Content-Photo-4" style:page-layout-name="pageLayout1" draw:style-name="a590">
      <draw:frame draw:id="id108" presentation:style-name="a593" draw:name="Title 1" svg:x="0.47in" svg:y="0.35in" svg:width="7.5in" svg:height="1.02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09" presentation:style-name="a609" draw:name="Content Placeholder 7" svg:x="0.47in" svg:y="1.51in" svg:width="7.5in" svg:height="5.45in" presentation:class="object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  <text:list text:style-name="a599">
            <text:list-item>
              <text:list text:style-name="a599">
                <text:list-item>
                  <text:p text:style-name="a598" text:class-names="" text:cond-style-name=""><text:span text:style-name="a597" text:class-names="">Second level</text:span></text:p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p text:style-name="a601" text:class-names="" text:cond-style-name=""><text:span text:style-name="a600" text:class-names="">Third level</text:span></text:p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p text:style-name="a604" text:class-names="" text:cond-style-name=""><text:span text:style-name="a6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613" draw:name="Picture Placeholder 3" svg:x="8.80005in" svg:y="0in" svg:width="4.53328in" svg:height="6.9982in" presentation:class="graphic" presentation:placeholder="false">
        <draw:text-box>
          <text:p text:style-name="a611" text:class-names="" text:cond-style-name=""><text:span text:style-name="a610" text:class-names="">.</text:span></text:p>
        </draw:text-box>
        <svg:title/>
        <svg:desc/>
      </draw:frame>
      <draw:frame draw:id="id111" presentation:style-name="a618" draw:name="Date Placeholder 4" svg:x="0.47in" svg:y="7.1in" svg:width="3.11in" svg:height="0.37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11/14/2025</text:date></text:span><text:span text:style-name="a616" text:class-names=""/></text:p>
        </draw:text-box>
        <svg:title/>
        <svg:desc/>
      </draw:frame>
      <draw:frame draw:id="id112" presentation:style-name="a621" draw:name="Footer Placeholder 5" svg:x="9.73in" svg:y="7.1in" svg:width="2.91in" svg:height="0.37in" presentation:class="footer" presentation:placeholder="false">
        <draw:text-box>
          <text:p text:style-name="a620" text:class-names="" text:cond-style-name=""><text:span text:style-name="a619" text:class-names="">Sample Footer Text</text:span></text:p>
        </draw:text-box>
        <svg:title/>
        <svg:desc/>
      </draw:frame>
      <draw:frame draw:id="id113" presentation:style-name="a625" draw:name="Slide Number Placeholder 6" svg:x="12.74in" svg:y="7.1in" svg:width="0.5in" svg:height="0.37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>‹#›</text:page-number></text:span><text:span text:style-name="a623" text:class-names=""/></text:p>
        </draw:text-box>
        <svg:title/>
        <svg:desc/>
      </draw:frame>
    </style:master-page>
    <style:master-page style:name="Master1-Layout21-cust-Title,-Content-Photo-5" style:page-layout-name="pageLayout1" draw:style-name="a627">
      <draw:frame draw:id="id114" presentation:style-name="a630" draw:name="Title 1" svg:x="7.87in" svg:y="0.65809in" svg:width="4.8in" svg:height="1.67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115" presentation:style-name="a634" draw:name="Picture Placeholder 3" svg:x="0in" svg:y="0in" svg:width="7.20833in" svg:height="7.01039in" presentation:class="graphic" presentation:placeholder="false">
        <draw:text-box>
          <text:p text:style-name="a632" text:class-names="" text:cond-style-name=""><text:span text:style-name="a631" text:class-names="">.</text:span></text:p>
        </draw:text-box>
        <svg:title/>
        <svg:desc/>
      </draw:frame>
      <draw:frame draw:id="id116" presentation:style-name="a650" draw:name="Content Placeholder 7" svg:x="7.87in" svg:y="2.49in" svg:width="4.8in" svg:height="4.42in" presentation:class="object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ck to edit Master text styles</text:span></text:p>
            </text:list-item>
          </text:list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Second level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Third level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655" draw:name="Date Placeholder 4" svg:x="0.47in" svg:y="7.1in" svg:width="3.11in" svg:height="0.37in" presentation:class="date-time" presentation:placeholder="false">
        <draw:text-box>
          <text:p text:style-name="a654" text:class-names="" text:cond-style-name=""><text:span text:style-name="a651" text:class-names=""><text:date text:fixed="false" style:data-style-name="a652">11/14/2025</text:date></text:span><text:span text:style-name="a653" text:class-names=""/></text:p>
        </draw:text-box>
        <svg:title/>
        <svg:desc/>
      </draw:frame>
      <draw:frame draw:id="id118" presentation:style-name="a658" draw:name="Footer Placeholder 5" svg:x="9.73in" svg:y="7.1in" svg:width="2.91in" svg:height="0.37in" presentation:class="footer" presentation:placeholder="false">
        <draw:text-box>
          <text:p text:style-name="a657" text:class-names="" text:cond-style-name=""><text:span text:style-name="a656" text:class-names="">Sample Footer Text</text:span></text:p>
        </draw:text-box>
        <svg:title/>
        <svg:desc/>
      </draw:frame>
      <draw:frame draw:id="id119" presentation:style-name="a662" draw:name="Slide Number Placeholder 6" svg:x="12.74in" svg:y="7.1in" svg:width="0.5in" svg:height="0.37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#›</text:page-number></text:span><text:span text:style-name="a660" text:class-names=""/></text:p>
        </draw:text-box>
        <svg:title/>
        <svg:desc/>
      </draw:frame>
    </style:master-page>
    <style:master-page style:name="Master1-Layout22-cust-Title,-Content-Photo-6" style:page-layout-name="pageLayout1" draw:style-name="a664">
      <draw:frame draw:id="id120" presentation:style-name="a667" draw:name="Title 1" svg:x="0.47in" svg:y="0.66in" svg:width="4.9in" svg:height="1.67in" presentation:class="title" presentation:placeholder="false">
        <draw:text-box>
          <text:p text:style-name="a666" text:class-names="" text:cond-style-name=""><text:span text:style-name="a665" text:class-names="">Click to edit Master title style</text:span></text:p>
        </draw:text-box>
        <svg:title/>
        <svg:desc/>
      </draw:frame>
      <draw:frame draw:id="id121" presentation:style-name="a683" draw:name="Content Placeholder 7" svg:x="0.47in" svg:y="2.49in" svg:width="4.9in" svg:height="4.42in" presentation:class="object" presentation:placeholder="false">
        <draw:text-box>
          <text:list text:style-name="a670">
            <text:list-item>
              <text:p text:style-name="a669" text:class-names="" text:cond-style-name=""><text:span text:style-name="a668" text:class-names="">Click to edit Master text styles</text:span></text:p>
            </text:list-item>
          </text:list>
          <text:list text:style-name="a673">
            <text:list-item>
              <text:list text:style-name="a673">
                <text:list-item>
                  <text:p text:style-name="a672" text:class-names="" text:cond-style-name=""><text:span text:style-name="a671" text:class-names="">Second level</text:span></text:p>
                </text:list-item>
              </text:list>
            </text:list-item>
          </text:list>
          <text:list text:style-name="a676">
            <text:list-item>
              <text:list text:style-name="a676">
                <text:list-item>
                  <text:list text:style-name="a676">
                    <text:list-item>
                      <text:p text:style-name="a675" text:class-names="" text:cond-style-name=""><text:span text:style-name="a674" text:class-names="">Third level</text:span></text:p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p text:style-name="a678" text:class-names="" text:cond-style-name=""><text:span text:style-name="a6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list text:style-name="a682">
                            <text:list-item>
                              <text:p text:style-name="a681" text:class-names="" text:cond-style-name=""><text:span text:style-name="a6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687" draw:name="Picture Placeholder 3" svg:x="6.27471in" svg:y="0in" svg:width="7.05862in" svg:height="6.9982in" presentation:class="graphic" presentation:placeholder="false">
        <draw:text-box>
          <text:p text:style-name="a685" text:class-names="" text:cond-style-name=""><text:span text:style-name="a684" text:class-names="">.</text:span></text:p>
        </draw:text-box>
        <svg:title/>
        <svg:desc/>
      </draw:frame>
      <draw:frame draw:id="id123" presentation:style-name="a692" draw:name="Date Placeholder 4" svg:x="0.47in" svg:y="7.1in" svg:width="3.11in" svg:height="0.37in" presentation:class="date-time" presentation:placeholder="false">
        <draw:text-box>
          <text:p text:style-name="a691" text:class-names="" text:cond-style-name=""><text:span text:style-name="a688" text:class-names=""><text:date text:fixed="false" style:data-style-name="a689">11/14/2025</text:date></text:span><text:span text:style-name="a690" text:class-names=""/></text:p>
        </draw:text-box>
        <svg:title/>
        <svg:desc/>
      </draw:frame>
      <draw:frame draw:id="id124" presentation:style-name="a695" draw:name="Footer Placeholder 5" svg:x="9.73in" svg:y="7.1in" svg:width="2.91in" svg:height="0.37in" presentation:class="footer" presentation:placeholder="false">
        <draw:text-box>
          <text:p text:style-name="a694" text:class-names="" text:cond-style-name=""><text:span text:style-name="a693" text:class-names="">Sample Footer Text</text:span></text:p>
        </draw:text-box>
        <svg:title/>
        <svg:desc/>
      </draw:frame>
      <draw:frame draw:id="id125" presentation:style-name="a699" draw:name="Slide Number Placeholder 6" svg:x="12.74in" svg:y="7.1in" svg:width="0.5in" svg:height="0.37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>‹#›</text:page-number></text:span><text:span text:style-name="a697" text:class-names=""/></text:p>
        </draw:text-box>
        <svg:title/>
        <svg:desc/>
      </draw:frame>
    </style:master-page>
    <style:master-page style:name="Master1-Layout23-cust-Title,-Content-Photo-7" style:page-layout-name="pageLayout1" draw:style-name="a701">
      <draw:frame draw:id="id126" presentation:style-name="a704" draw:name="Title 1" svg:x="7.87in" svg:y="0.35in" svg:width="4.8in" svg:height="1.02in" presentation:class="title" presentation:placeholder="false">
        <draw:text-box>
          <text:p text:style-name="a703" text:class-names="" text:cond-style-name=""><text:span text:style-name="a702" text:class-names="">Click to edit Master title style</text:span></text:p>
        </draw:text-box>
        <svg:title/>
        <svg:desc/>
      </draw:frame>
      <draw:frame draw:id="id127" presentation:style-name="a708" draw:name="Picture Placeholder 9" svg:x="0in" svg:y="0in" svg:width="7.20833in" svg:height="6.9982in" presentation:class="graphic" presentation:placeholder="false">
        <draw:text-box>
          <text:p text:style-name="a706" text:class-names="" text:cond-style-name=""><text:span text:style-name="a705" text:class-names="">.</text:span></text:p>
        </draw:text-box>
        <svg:title/>
        <svg:desc/>
      </draw:frame>
      <draw:frame draw:id="id128" presentation:style-name="a724" draw:name="Content Placeholder 7" svg:x="7.87in" svg:y="1.51in" svg:width="4.8in" svg:height="5.45in" presentation:class="object" presentation:placeholder="false">
        <draw:text-box>
          <text:list text:style-name="a711">
            <text:list-item>
              <text:p text:style-name="a710" text:class-names="" text:cond-style-name=""><text:span text:style-name="a709" text:class-names="">Click to edit Master text styles</text:span></text:p>
            </text:list-item>
          </text:list>
          <text:list text:style-name="a714">
            <text:list-item>
              <text:list text:style-name="a714">
                <text:list-item>
                  <text:p text:style-name="a713" text:class-names="" text:cond-style-name=""><text:span text:style-name="a712" text:class-names="">Second level</text:span></text:p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p text:style-name="a716" text:class-names="" text:cond-style-name=""><text:span text:style-name="a715" text:class-names="">Third level</text:span></text:p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p text:style-name="a719" text:class-names="" text:cond-style-name=""><text:span text:style-name="a7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729" draw:name="Date Placeholder 4" svg:x="0.47in" svg:y="7.1in" svg:width="3.11in" svg:height="0.37in" presentation:class="date-time" presentation:placeholder="false">
        <draw:text-box>
          <text:p text:style-name="a728" text:class-names="" text:cond-style-name=""><text:span text:style-name="a725" text:class-names=""><text:date text:fixed="false" style:data-style-name="a726">11/14/2025</text:date></text:span><text:span text:style-name="a727" text:class-names=""/></text:p>
        </draw:text-box>
        <svg:title/>
        <svg:desc/>
      </draw:frame>
      <draw:frame draw:id="id130" presentation:style-name="a732" draw:name="Footer Placeholder 5" svg:x="9.73in" svg:y="7.1in" svg:width="2.91in" svg:height="0.37in" presentation:class="footer" presentation:placeholder="false">
        <draw:text-box>
          <text:p text:style-name="a731" text:class-names="" text:cond-style-name=""><text:span text:style-name="a730" text:class-names="">Sample Footer Text</text:span></text:p>
        </draw:text-box>
        <svg:title/>
        <svg:desc/>
      </draw:frame>
      <draw:frame draw:id="id131" presentation:style-name="a736" draw:name="Slide Number Placeholder 6" svg:x="12.74in" svg:y="7.1in" svg:width="0.5in" svg:height="0.37in" presentation:class="page-number" presentation:placeholder="false">
        <draw:text-box>
          <text:p text:style-name="a735" text:class-names="" text:cond-style-name=""><text:span text:style-name="a733" text:class-names=""><text:page-number style:num-format="1" text:fixed="false">‹#›</text:page-number></text:span><text:span text:style-name="a734" text:class-names=""/></text:p>
        </draw:text-box>
        <svg:title/>
        <svg:desc/>
      </draw:frame>
    </style:master-page>
    <style:master-page style:name="Master1-Layout24-cust-Title,-Content-Photo-8" style:page-layout-name="pageLayout1" draw:style-name="a738">
      <draw:frame draw:id="id132" presentation:style-name="a741" draw:name="Title 1" svg:x="0.47in" svg:y="0.35in" svg:width="5.00155in" svg:height="1.02in" presentation:class="title" presentation:placeholder="false">
        <draw:text-box>
          <text:p text:style-name="a740" text:class-names="" text:cond-style-name=""><text:span text:style-name="a739" text:class-names="">Click to edit Master title style</text:span></text:p>
        </draw:text-box>
        <svg:title/>
        <svg:desc/>
      </draw:frame>
      <draw:frame draw:id="id133" presentation:style-name="a757" draw:name="Content Placeholder 7" svg:x="0.47in" svg:y="1.51in" svg:width="5.00155in" svg:height="5.45in" presentation:class="object" presentation:placeholder="false">
        <draw:text-box>
          <text:list text:style-name="a744">
            <text:list-item>
              <text:p text:style-name="a743" text:class-names="" text:cond-style-name=""><text:span text:style-name="a742" text:class-names="">Click to edit Master text styles</text:span></text:p>
            </text:list-item>
          </text:list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61" draw:name="Picture Placeholder 3" svg:x="6.27471in" svg:y="0in" svg:width="7.05863in" svg:height="6.9982in" presentation:class="graphic" presentation:placeholder="false">
        <draw:text-box>
          <text:p text:style-name="a759" text:class-names="" text:cond-style-name=""><text:span text:style-name="a758" text:class-names="">.</text:span></text:p>
        </draw:text-box>
        <svg:title/>
        <svg:desc/>
      </draw:frame>
      <draw:frame draw:id="id135" presentation:style-name="a766" draw:name="Date Placeholder 4" svg:x="0.47in" svg:y="7.1in" svg:width="3.11in" svg:height="0.37in" presentation:class="date-time" presentation:placeholder="false">
        <draw:text-box>
          <text:p text:style-name="a765" text:class-names="" text:cond-style-name=""><text:span text:style-name="a762" text:class-names=""><text:date text:fixed="false" style:data-style-name="a763">11/14/2025</text:date></text:span><text:span text:style-name="a764" text:class-names=""/></text:p>
        </draw:text-box>
        <svg:title/>
        <svg:desc/>
      </draw:frame>
      <draw:frame draw:id="id136" presentation:style-name="a769" draw:name="Footer Placeholder 5" svg:x="9.73in" svg:y="7.1in" svg:width="2.91in" svg:height="0.37in" presentation:class="footer" presentation:placeholder="false">
        <draw:text-box>
          <text:p text:style-name="a768" text:class-names="" text:cond-style-name=""><text:span text:style-name="a767" text:class-names="">Sample Footer Text</text:span></text:p>
        </draw:text-box>
        <svg:title/>
        <svg:desc/>
      </draw:frame>
      <draw:frame draw:id="id137" presentation:style-name="a773" draw:name="Slide Number Placeholder 6" svg:x="12.74in" svg:y="7.1in" svg:width="0.5in" svg:height="0.37in" presentation:class="page-number" presentation:placeholder="false">
        <draw:text-box>
          <text:p text:style-name="a772" text:class-names="" text:cond-style-name=""><text:span text:style-name="a770" text:class-names=""><text:page-number style:num-format="1" text:fixed="false">‹#›</text:page-number></text:span><text:span text:style-name="a771" text:class-names=""/></text:p>
        </draw:text-box>
        <svg:title/>
        <svg:desc/>
      </draw:frame>
    </style:master-page>
    <style:master-page style:name="Master1-Layout25-cust-Title,-Content-Photo-9" style:page-layout-name="pageLayout1" draw:style-name="a775">
      <draw:frame draw:id="id138" presentation:style-name="a778" draw:name="Title 1" svg:x="9.1in" svg:y="0.66in" svg:width="3.72in" svg:height="1.67in" presentation:class="title" presentation:placeholder="false">
        <draw:text-box>
          <text:p text:style-name="a777" text:class-names="" text:cond-style-name=""><text:span text:style-name="a776" text:class-names="">Click to edit Master title style</text:span></text:p>
        </draw:text-box>
        <svg:title/>
        <svg:desc/>
      </draw:frame>
      <draw:frame draw:id="id139" presentation:style-name="a782" draw:name="Picture Placeholder 3" svg:x="0in" svg:y="0in" svg:width="8.45833in" svg:height="6.9982in" presentation:class="graphic" presentation:placeholder="false">
        <draw:text-box>
          <text:p text:style-name="a780" text:class-names="" text:cond-style-name=""><text:span text:style-name="a779" text:class-names="">.</text:span></text:p>
        </draw:text-box>
        <svg:title/>
        <svg:desc/>
      </draw:frame>
      <draw:frame draw:id="id140" presentation:style-name="a798" draw:name="Content Placeholder 7" svg:x="9.1in" svg:y="2.49in" svg:width="3.72in" svg:height="4.42in" presentation:class="object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ck to 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803" draw:name="Date Placeholder 4" svg:x="0.47in" svg:y="7.1in" svg:width="3.11in" svg:height="0.37in" presentation:class="date-time" presentation:placeholder="false">
        <draw:text-box>
          <text:p text:style-name="a802" text:class-names="" text:cond-style-name=""><text:span text:style-name="a799" text:class-names=""><text:date text:fixed="false" style:data-style-name="a800">11/14/2025</text:date></text:span><text:span text:style-name="a801" text:class-names=""/></text:p>
        </draw:text-box>
        <svg:title/>
        <svg:desc/>
      </draw:frame>
      <draw:frame draw:id="id142" presentation:style-name="a806" draw:name="Footer Placeholder 5" svg:x="9.73in" svg:y="7.1in" svg:width="2.91in" svg:height="0.37in" presentation:class="footer" presentation:placeholder="false">
        <draw:text-box>
          <text:p text:style-name="a805" text:class-names="" text:cond-style-name=""><text:span text:style-name="a804" text:class-names="">Sample Footer Text</text:span></text:p>
        </draw:text-box>
        <svg:title/>
        <svg:desc/>
      </draw:frame>
      <draw:frame draw:id="id143" presentation:style-name="a810" draw:name="Slide Number Placeholder 6" svg:x="12.74in" svg:y="7.1in" svg:width="0.5in" svg:height="0.37in" presentation:class="page-number" presentation:placeholder="false">
        <draw:text-box>
          <text:p text:style-name="a809" text:class-names="" text:cond-style-name=""><text:span text:style-name="a807" text:class-names=""><text:page-number style:num-format="1" text:fixed="false">‹#›</text:page-number></text:span><text:span text:style-name="a808" text:class-names=""/></text:p>
        </draw:text-box>
        <svg:title/>
        <svg:desc/>
      </draw:frame>
    </style:master-page>
    <style:master-page style:name="Master1-Layout26-cust-Title,-Content-Photo-10" style:page-layout-name="pageLayout1" draw:style-name="a812">
      <draw:frame draw:id="id144" presentation:style-name="a815" draw:name="Title 1" svg:x="0.47in" svg:y="0.66in" svg:width="3.72in" svg:height="1.67in" presentation:class="title" presentation:placeholder="false">
        <draw:text-box>
          <text:p text:style-name="a814" text:class-names="" text:cond-style-name=""><text:span text:style-name="a813" text:class-names="">Click to edit Master title style</text:span></text:p>
        </draw:text-box>
        <svg:title/>
        <svg:desc/>
      </draw:frame>
      <draw:frame draw:id="id145" presentation:style-name="a831" draw:name="Content Placeholder 7" svg:x="0.47in" svg:y="2.49in" svg:width="3.72in" svg:height="4.42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Second level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hird level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list text:style-name="a830">
                        <text:list-item>
                          <text:list text:style-name="a830">
                            <text:list-item>
                              <text:p text:style-name="a829" text:class-names="" text:cond-style-name=""><text:span text:style-name="a8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835" draw:name="Picture Placeholder 3" svg:x="4.92437in" svg:y="0in" svg:width="8.40896in" svg:height="6.9982in" presentation:class="graphic" presentation:placeholder="false">
        <draw:text-box>
          <text:p text:style-name="a833" text:class-names="" text:cond-style-name=""><text:span text:style-name="a832" text:class-names="">.</text:span></text:p>
        </draw:text-box>
        <svg:title/>
        <svg:desc/>
      </draw:frame>
      <draw:frame draw:id="id147" presentation:style-name="a840" draw:name="Date Placeholder 4" svg:x="0.47in" svg:y="7.1in" svg:width="3.11in" svg:height="0.37in" presentation:class="date-time" presentation:placeholder="false">
        <draw:text-box>
          <text:p text:style-name="a839" text:class-names="" text:cond-style-name=""><text:span text:style-name="a836" text:class-names=""><text:date text:fixed="false" style:data-style-name="a837">11/14/2025</text:date></text:span><text:span text:style-name="a838" text:class-names=""/></text:p>
        </draw:text-box>
        <svg:title/>
        <svg:desc/>
      </draw:frame>
      <draw:frame draw:id="id148" presentation:style-name="a843" draw:name="Footer Placeholder 5" svg:x="9.73in" svg:y="7.1in" svg:width="2.91in" svg:height="0.37in" presentation:class="footer" presentation:placeholder="false">
        <draw:text-box>
          <text:p text:style-name="a842" text:class-names="" text:cond-style-name=""><text:span text:style-name="a841" text:class-names="">Sample Footer Text</text:span></text:p>
        </draw:text-box>
        <svg:title/>
        <svg:desc/>
      </draw:frame>
      <draw:frame draw:id="id149" presentation:style-name="a847" draw:name="Slide Number Placeholder 6" svg:x="12.74in" svg:y="7.1in" svg:width="0.5in" svg:height="0.37in" presentation:class="page-number" presentation:placeholder="false">
        <draw:text-box>
          <text:p text:style-name="a846" text:class-names="" text:cond-style-name=""><text:span text:style-name="a844" text:class-names=""><text:page-number style:num-format="1" text:fixed="false">‹#›</text:page-number></text:span><text:span text:style-name="a845" text:class-names=""/></text:p>
        </draw:text-box>
        <svg:title/>
        <svg:desc/>
      </draw:frame>
    </style:master-page>
    <style:master-page style:name="Master1-Layout27-cust-Title,-Content-Photo-11" style:page-layout-name="pageLayout1" draw:style-name="a849">
      <draw:frame draw:id="id150" presentation:style-name="a852" draw:name="Title 1" svg:x="9.09in" svg:y="1.18in" svg:width="3.58in" svg:height="2.13in" presentation:class="title" presentation:placeholder="false">
        <draw:text-box>
          <text:p text:style-name="a851" text:class-names="" text:cond-style-name=""><text:span text:style-name="a850" text:class-names="">Click to edit Master title style</text:span></text:p>
        </draw:text-box>
        <svg:title/>
        <svg:desc/>
      </draw:frame>
      <draw:frame draw:id="id151" presentation:style-name="a856" draw:name="Picture Placeholder 3" svg:x="0in" svg:y="0in" svg:width="8.45833in" svg:height="6.9982in" presentation:class="graphic" presentation:placeholder="false">
        <draw:text-box>
          <text:p text:style-name="a854" text:class-names="" text:cond-style-name=""><text:span text:style-name="a853" text:class-names="">.</text:span></text:p>
        </draw:text-box>
        <svg:title/>
        <svg:desc/>
      </draw:frame>
      <draw:frame draw:id="id152" presentation:style-name="a871" draw:name="Content Placeholder 7" svg:x="9.09in" svg:y="3.39in" svg:width="3.58in" svg:height="3.23in" presentation:class="object" presentation:placeholder="false">
        <draw:text-box>
          <text:p text:style-name="a858" text:class-names="" text:cond-style-name=""><text:span text:style-name="a857" text:class-names="">Click to edit Master text styles</text:span></text:p>
          <text:list text:style-name="a861">
            <text:list-item>
              <text:list text:style-name="a861">
                <text:list-item>
                  <text:p text:style-name="a860" text:class-names="" text:cond-style-name=""><text:span text:style-name="a859" text:class-names="">Second level</text:span></text:p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p text:style-name="a863" text:class-names="" text:cond-style-name=""><text:span text:style-name="a862" text:class-names="">Third level</text:span></text:p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p text:style-name="a866" text:class-names="" text:cond-style-name=""><text:span text:style-name="a8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list text:style-name="a870">
                            <text:list-item>
                              <text:p text:style-name="a869" text:class-names="" text:cond-style-name=""><text:span text:style-name="a8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876" draw:name="Date Placeholder 4" svg:x="0.47in" svg:y="7.1in" svg:width="3.11in" svg:height="0.37in" presentation:class="date-time" presentation:placeholder="false">
        <draw:text-box>
          <text:p text:style-name="a875" text:class-names="" text:cond-style-name=""><text:span text:style-name="a872" text:class-names=""><text:date text:fixed="false" style:data-style-name="a873">11/14/2025</text:date></text:span><text:span text:style-name="a874" text:class-names=""/></text:p>
        </draw:text-box>
        <svg:title/>
        <svg:desc/>
      </draw:frame>
      <draw:frame draw:id="id154" presentation:style-name="a879" draw:name="Footer Placeholder 5" svg:x="9.73in" svg:y="7.1in" svg:width="2.91in" svg:height="0.37in" presentation:class="footer" presentation:placeholder="false">
        <draw:text-box>
          <text:p text:style-name="a878" text:class-names="" text:cond-style-name=""><text:span text:style-name="a877" text:class-names="">Sample Footer Text</text:span></text:p>
        </draw:text-box>
        <svg:title/>
        <svg:desc/>
      </draw:frame>
      <draw:frame draw:id="id155" presentation:style-name="a883" draw:name="Slide Number Placeholder 6" svg:x="12.74in" svg:y="7.1in" svg:width="0.5in" svg:height="0.37in" presentation:class="page-number" presentation:placeholder="false">
        <draw:text-box>
          <text:p text:style-name="a882" text:class-names="" text:cond-style-name=""><text:span text:style-name="a880" text:class-names=""><text:page-number style:num-format="1" text:fixed="false">‹#›</text:page-number></text:span><text:span text:style-name="a881" text:class-names=""/></text:p>
        </draw:text-box>
        <svg:title/>
        <svg:desc/>
      </draw:frame>
    </style:master-page>
    <style:master-page style:name="Master1-Layout28-cust-Title,-Content-Photo-12" style:page-layout-name="pageLayout1" draw:style-name="a885">
      <draw:frame draw:id="id156" presentation:style-name="a888" draw:name="Title 1" svg:x="0.35185in" svg:y="5.59039in" svg:width="4.31482in" svg:height="1.52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157" presentation:style-name="a903" draw:name="Content Placeholder 7" svg:x="6.10714in" svg:y="5.59039in" svg:width="6.7458in" svg:height="1.52in" presentation:class="object" presentation:placeholder="false">
        <draw:text-box>
          <text:p text:style-name="a890" text:class-names="" text:cond-style-name=""><text:span text:style-name="a889" text:class-names="">Click to edit Master text styles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cond level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hird level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907" draw:name="Picture Placeholder 8" svg:x="0in" svg:y="0in" svg:width="12.85in" svg:height="5.16718in" presentation:class="graphic" presentation:placeholder="false">
        <draw:text-box>
          <text:p text:style-name="a905" text:class-names="" text:cond-style-name=""><text:span text:style-name="a904" text:class-names="">.</text:span></text:p>
        </draw:text-box>
        <svg:title/>
        <svg:desc/>
      </draw:frame>
      <draw:frame draw:id="id159" presentation:style-name="a912" draw:name="Date Placeholder 4" svg:x="0.47in" svg:y="7.1in" svg:width="3.11in" svg:height="0.37in" presentation:class="date-time" presentation:placeholder="false">
        <draw:text-box>
          <text:p text:style-name="a911" text:class-names="" text:cond-style-name=""><text:span text:style-name="a908" text:class-names=""><text:date text:fixed="false" style:data-style-name="a909">11/14/2025</text:date></text:span><text:span text:style-name="a910" text:class-names=""/></text:p>
        </draw:text-box>
        <svg:title/>
        <svg:desc/>
      </draw:frame>
      <draw:frame draw:id="id160" presentation:style-name="a915" draw:name="Footer Placeholder 5" svg:x="9.73in" svg:y="7.1in" svg:width="2.91in" svg:height="0.37in" presentation:class="footer" presentation:placeholder="false">
        <draw:text-box>
          <text:p text:style-name="a914" text:class-names="" text:cond-style-name=""><text:span text:style-name="a913" text:class-names="">Sample Footer Text</text:span></text:p>
        </draw:text-box>
        <svg:title/>
        <svg:desc/>
      </draw:frame>
      <draw:frame draw:id="id161" presentation:style-name="a919" draw:name="Slide Number Placeholder 6" svg:x="12.74in" svg:y="7.1in" svg:width="0.5in" svg:height="0.37in" presentation:class="page-number" presentation:placeholder="false">
        <draw:text-box>
          <text:p text:style-name="a918" text:class-names="" text:cond-style-name=""><text:span text:style-name="a916" text:class-names=""><text:page-number style:num-format="1" text:fixed="false">‹#›</text:page-number></text:span><text:span text:style-name="a917" text:class-names=""/></text:p>
        </draw:text-box>
        <svg:title/>
        <svg:desc/>
      </draw:frame>
    </style:master-page>
    <style:master-page style:name="Master1-Layout29-cust-Title,-Content-Photo-13" style:page-layout-name="pageLayout1" draw:style-name="a921">
      <draw:frame draw:id="id162" presentation:style-name="a924" draw:name="Title 1" svg:x="0.35185in" svg:y="4.55197in" svg:width="3.23012in" svg:height="2.07in" presentation:class="title" presentation:placeholder="false">
        <draw:text-box>
          <text:p text:style-name="a923" text:class-names="" text:cond-style-name=""><text:span text:style-name="a922" text:class-names="">Click to edit Master title style</text:span></text:p>
        </draw:text-box>
        <svg:title/>
        <svg:desc/>
      </draw:frame>
      <draw:frame draw:id="id163" presentation:style-name="a940" draw:name="Content Placeholder 7" svg:x="4.35in" svg:y="4.55197in" svg:width="8.5in" svg:height="2.45in" presentation:class="object" presentation:placeholder="false">
        <draw:text-box>
          <text:list text:style-name="a927">
            <text:list-item>
              <text:p text:style-name="a926" text:class-names="" text:cond-style-name=""><text:span text:style-name="a925" text:class-names="">Click to edit Master text styles</text:span></text:p>
            </text:list-item>
          </text:list>
          <text:list text:style-name="a930">
            <text:list-item>
              <text:list text:style-name="a930">
                <text:list-item>
                  <text:p text:style-name="a929" text:class-names="" text:cond-style-name=""><text:span text:style-name="a928" text:class-names="">Second level</text:span></text:p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p text:style-name="a932" text:class-names="" text:cond-style-name=""><text:span text:style-name="a931" text:class-names="">Third level</text:span></text:p>
                    </text:list-item>
                  </text:list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list text:style-name="a936">
                        <text:list-item>
                          <text:p text:style-name="a935" text:class-names="" text:cond-style-name=""><text:span text:style-name="a9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list text:style-name="a939">
                            <text:list-item>
                              <text:p text:style-name="a938" text:class-names="" text:cond-style-name=""><text:span text:style-name="a9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944" draw:name="Picture Placeholder 8" svg:x="0in" svg:y="0in" svg:width="12.85in" svg:height="4.16256in" presentation:class="graphic" presentation:placeholder="false">
        <draw:text-box>
          <text:p text:style-name="a942" text:class-names="" text:cond-style-name=""><text:span text:style-name="a941" text:class-names="">.</text:span></text:p>
        </draw:text-box>
        <svg:title/>
        <svg:desc/>
      </draw:frame>
      <draw:frame draw:id="id165" presentation:style-name="a949" draw:name="Date Placeholder 4" svg:x="0.47in" svg:y="7.1in" svg:width="3.11in" svg:height="0.37in" presentation:class="date-time" presentation:placeholder="false">
        <draw:text-box>
          <text:p text:style-name="a948" text:class-names="" text:cond-style-name=""><text:span text:style-name="a945" text:class-names=""><text:date text:fixed="false" style:data-style-name="a946">11/14/2025</text:date></text:span><text:span text:style-name="a947" text:class-names=""/></text:p>
        </draw:text-box>
        <svg:title/>
        <svg:desc/>
      </draw:frame>
      <draw:frame draw:id="id166" presentation:style-name="a952" draw:name="Footer Placeholder 5" svg:x="9.73in" svg:y="7.1in" svg:width="2.91in" svg:height="0.37in" presentation:class="footer" presentation:placeholder="false">
        <draw:text-box>
          <text:p text:style-name="a951" text:class-names="" text:cond-style-name=""><text:span text:style-name="a950" text:class-names="">Sample Footer Text</text:span></text:p>
        </draw:text-box>
        <svg:title/>
        <svg:desc/>
      </draw:frame>
      <draw:frame draw:id="id167" presentation:style-name="a956" draw:name="Slide Number Placeholder 6" svg:x="12.74in" svg:y="7.1in" svg:width="0.5in" svg:height="0.37in" presentation:class="page-number" presentation:placeholder="false">
        <draw:text-box>
          <text:p text:style-name="a955" text:class-names="" text:cond-style-name=""><text:span text:style-name="a953" text:class-names=""><text:page-number style:num-format="1" text:fixed="false">‹#›</text:page-number></text:span><text:span text:style-name="a954" text:class-names=""/></text:p>
        </draw:text-box>
        <svg:title/>
        <svg:desc/>
      </draw:frame>
    </style:master-page>
    <style:master-page style:name="Master1-Layout30-cust-Title,-Content-Photo-14" style:page-layout-name="pageLayout1" draw:style-name="a958">
      <draw:frame draw:id="id168" presentation:style-name="a961" draw:name="Title 1" svg:x="0.35185in" svg:y="0.61398in" svg:width="3.23012in" svg:height="2.07in" presentation:class="title" presentation:placeholder="false">
        <draw:text-box>
          <text:p text:style-name="a960" text:class-names="" text:cond-style-name=""><text:span text:style-name="a959" text:class-names="">Click to edit Master title style</text:span></text:p>
        </draw:text-box>
        <svg:title/>
        <svg:desc/>
      </draw:frame>
      <draw:frame draw:id="id169" presentation:style-name="a977" draw:name="Content Placeholder 7" svg:x="4.35in" svg:y="0.61398in" svg:width="8.5in" svg:height="2.45in" presentation:class="object" presentation:placeholder="false">
        <draw:text-box>
          <text:list text:style-name="a964">
            <text:list-item>
              <text:p text:style-name="a963" text:class-names="" text:cond-style-name=""><text:span text:style-name="a962" text:class-names="">Click to edit Master text styles</text:span></text:p>
            </text:list-item>
          </text:list>
          <text:list text:style-name="a967">
            <text:list-item>
              <text:list text:style-name="a967">
                <text:list-item>
                  <text:p text:style-name="a966" text:class-names="" text:cond-style-name=""><text:span text:style-name="a965" text:class-names="">Second level</text:span></text:p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p text:style-name="a969" text:class-names="" text:cond-style-name=""><text:span text:style-name="a968" text:class-names="">Third level</text:span></text:p>
                    </text:list-item>
                  </text:list>
                </text:list-item>
              </text:list>
            </text:list-item>
          </text:list>
          <text:list text:style-name="a973">
            <text:list-item>
              <text:list text:style-name="a973">
                <text:list-item>
                  <text:list text:style-name="a973">
                    <text:list-item>
                      <text:list text:style-name="a973">
                        <text:list-item>
                          <text:p text:style-name="a972" text:class-names="" text:cond-style-name=""><text:span text:style-name="a9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list text:style-name="a976">
                        <text:list-item>
                          <text:list text:style-name="a976">
                            <text:list-item>
                              <text:p text:style-name="a975" text:class-names="" text:cond-style-name=""><text:span text:style-name="a9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0" presentation:style-name="a981" draw:name="Picture Placeholder 11" svg:x="0.48333in" svg:y="3.35456in" svg:width="12.85in" svg:height="4.14544in" presentation:class="graphic" presentation:placeholder="false">
        <draw:text-box>
          <text:p text:style-name="a979" text:class-names="" text:cond-style-name=""><text:span text:style-name="a978" text:class-names="">.</text:span></text:p>
        </draw:text-box>
        <svg:title/>
        <svg:desc/>
      </draw:frame>
      <draw:frame draw:id="id171" presentation:style-name="a986" draw:name="Date Placeholder 4" svg:x="0.15in" svg:y="0.04425in" svg:width="3.82143in" svg:height="0.37in" presentation:class="date-time" presentation:placeholder="false">
        <draw:text-box>
          <text:p text:style-name="a985" text:class-names="" text:cond-style-name=""><text:span text:style-name="a982" text:class-names=""><text:date text:fixed="false" style:data-style-name="a983">11/14/2025</text:date></text:span><text:span text:style-name="a984" text:class-names=""/></text:p>
        </draw:text-box>
        <svg:title/>
        <svg:desc/>
      </draw:frame>
      <draw:frame draw:id="id172" presentation:style-name="a989" draw:name="Footer Placeholder 5" svg:x="9.70748in" svg:y="0.04425in" svg:width="3.06803in" svg:height="0.37in" presentation:class="footer" presentation:placeholder="false">
        <draw:text-box>
          <text:p text:style-name="a988" text:class-names="" text:cond-style-name=""><text:span text:style-name="a987" text:class-names="">Sample Footer Text</text:span></text:p>
        </draw:text-box>
        <svg:title/>
        <svg:desc/>
      </draw:frame>
      <draw:frame draw:id="id173" presentation:style-name="a993" draw:name="Slide Number Placeholder 6" svg:x="12.72109in" svg:y="0.04425in" svg:width="0.46939in" svg:height="0.37in" presentation:class="page-number" presentation:placeholder="false">
        <draw:text-box>
          <text:p text:style-name="a992" text:class-names="" text:cond-style-name=""><text:span text:style-name="a990" text:class-names=""><text:page-number style:num-format="1" text:fixed="false">‹#›</text:page-number></text:span><text:span text:style-name="a991" text:class-names=""/></text:p>
        </draw:text-box>
        <svg:title/>
        <svg:desc/>
      </draw:frame>
    </style:master-page>
    <style:master-page style:name="Master1-Layout31-cust-Title,-Content-Photo-15" style:page-layout-name="pageLayout1" draw:style-name="a995">
      <draw:frame draw:id="id174" presentation:style-name="a998" draw:name="Title 1" svg:x="0.47in" svg:y="0.66in" svg:width="12.2in" svg:height="1.06131in" presentation:class="title" presentation:placeholder="false">
        <draw:text-box>
          <text:p text:style-name="a997" text:class-names="" text:cond-style-name=""><text:span text:style-name="a996" text:class-names="">Click to edit Master title style</text:span></text:p>
        </draw:text-box>
        <svg:title/>
        <svg:desc/>
      </draw:frame>
      <draw:frame draw:id="id175" presentation:style-name="a1002" draw:name="Picture Placeholder 8" svg:x="0in" svg:y="2in" svg:width="7.33563in" svg:height="5.5in" presentation:class="graphic" presentation:placeholder="false">
        <draw:text-box>
          <text:p text:style-name="a1000" text:class-names="" text:cond-style-name=""><text:span text:style-name="a999" text:class-names="">.</text:span></text:p>
        </draw:text-box>
        <svg:title/>
        <svg:desc/>
      </draw:frame>
      <draw:frame draw:id="id176" presentation:style-name="a1018" draw:name="Content Placeholder 7" svg:x="8.08104in" svg:y="2in" svg:width="4.58896in" svg:height="4.92535in" presentation:class="object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023" draw:name="Date Placeholder 4" svg:x="8.08104in" svg:y="7.1in" svg:width="1.4in" svg:height="0.37in" presentation:class="date-time" presentation:placeholder="false">
        <draw:text-box>
          <text:p text:style-name="a1022" text:class-names="" text:cond-style-name=""><text:span text:style-name="a1019" text:class-names=""><text:date text:fixed="false" style:data-style-name="a1020">11/14/2025</text:date></text:span><text:span text:style-name="a1021" text:class-names=""/></text:p>
        </draw:text-box>
        <svg:title/>
        <svg:desc/>
      </draw:frame>
      <draw:frame draw:id="id178" presentation:style-name="a1026" draw:name="Footer Placeholder 5" svg:x="9.48104in" svg:y="7.1in" svg:width="3.15896in" svg:height="0.37in" presentation:class="footer" presentation:placeholder="false">
        <draw:text-box>
          <text:p text:style-name="a1025" text:class-names="" text:cond-style-name=""><text:span text:style-name="a1024" text:class-names="">Sample Footer Text</text:span></text:p>
        </draw:text-box>
        <svg:title/>
        <svg:desc/>
      </draw:frame>
      <draw:frame draw:id="id179" presentation:style-name="a1030" draw:name="Slide Number Placeholder 6" svg:x="12.74in" svg:y="7.1in" svg:width="0.5in" svg:height="0.37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>‹#›</text:page-number></text:span><text:span text:style-name="a1028" text:class-names=""/></text:p>
        </draw:text-box>
        <svg:title/>
        <svg:desc/>
      </draw:frame>
    </style:master-page>
    <style:master-page style:name="Master1-Layout32-cust-Title,-Content-Photo-16" style:page-layout-name="pageLayout1" draw:style-name="a1032">
      <draw:frame draw:id="id180" presentation:style-name="a1035" draw:name="Title 1" svg:x="0.47in" svg:y="0.6in" svg:width="5.31in" svg:height="1.59in" presentation:class="title" presentation:placeholder="false">
        <draw:text-box>
          <text:p text:style-name="a1034" text:class-names="" text:cond-style-name=""><text:span text:style-name="a1033" text:class-names="">Click to edit Master title style</text:span></text:p>
        </draw:text-box>
        <svg:title/>
        <svg:desc/>
      </draw:frame>
      <draw:frame draw:id="id181" presentation:style-name="a1039" draw:name="Picture Placeholder 8" svg:x="0in" svg:y="2.5082in" svg:width="5.78in" svg:height="4.9918in" presentation:class="graphic" presentation:placeholder="false">
        <draw:text-box>
          <text:p text:style-name="a1037" text:class-names="" text:cond-style-name=""><text:span text:style-name="a1036" text:class-names="">.</text:span></text:p>
        </draw:text-box>
        <svg:title/>
        <svg:desc/>
      </draw:frame>
      <draw:frame draw:id="id182" presentation:style-name="a1055" draw:name="Content Placeholder 7" svg:x="6.66667in" svg:y="0.60069in" svg:width="6.10884in" svg:height="6.32465in" presentation:class="object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Click to edit Master text styles</text:span></text:p>
            </text:list-item>
          </text:list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Second level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060" draw:name="Date Placeholder 4" svg:x="6.66667in" svg:y="7.1in" svg:width="2.9in" svg:height="0.37in" presentation:class="date-time" presentation:placeholder="false">
        <draw:text-box>
          <text:p text:style-name="a1059" text:class-names="" text:cond-style-name=""><text:span text:style-name="a1056" text:class-names=""><text:date text:fixed="false" style:data-style-name="a1057">11/14/2025</text:date></text:span><text:span text:style-name="a1058" text:class-names=""/></text:p>
        </draw:text-box>
        <svg:title/>
        <svg:desc/>
      </draw:frame>
      <draw:frame draw:id="id184" presentation:style-name="a1063" draw:name="Footer Placeholder 5" svg:x="9.73in" svg:y="7.1in" svg:width="2.91in" svg:height="0.37in" presentation:class="footer" presentation:placeholder="false">
        <draw:text-box>
          <text:p text:style-name="a1062" text:class-names="" text:cond-style-name=""><text:span text:style-name="a1061" text:class-names="">Sample Footer Text</text:span></text:p>
        </draw:text-box>
        <svg:title/>
        <svg:desc/>
      </draw:frame>
      <draw:frame draw:id="id185" presentation:style-name="a1067" draw:name="Slide Number Placeholder 6" svg:x="12.74in" svg:y="7.1in" svg:width="0.5in" svg:height="0.37in" presentation:class="page-number" presentation:placeholder="false">
        <draw:text-box>
          <text:p text:style-name="a1066" text:class-names="" text:cond-style-name=""><text:span text:style-name="a1064" text:class-names=""><text:page-number style:num-format="1" text:fixed="false">‹#›</text:page-number></text:span><text:span text:style-name="a1065" text:class-names=""/></text:p>
        </draw:text-box>
        <svg:title/>
        <svg:desc/>
      </draw:frame>
    </style:master-page>
    <style:master-page style:name="Master1-Layout33-cust-Title,-Content-Photo-17" style:page-layout-name="pageLayout1" draw:style-name="a1069">
      <draw:frame draw:id="id186" presentation:style-name="a1072" draw:name="Title 1" svg:x="0.47in" svg:y="0.60173in" svg:width="4.18574in" svg:height="1.59in" presentation:class="title" presentation:placeholder="false">
        <draw:text-box>
          <text:p text:style-name="a1071" text:class-names="" text:cond-style-name=""><text:span text:style-name="a1070" text:class-names="">Click to edit Master title style</text:span></text:p>
        </draw:text-box>
        <svg:title/>
        <svg:desc/>
      </draw:frame>
      <draw:frame draw:id="id187" presentation:style-name="a1076" draw:name="Picture Placeholder 8" svg:x="0in" svg:y="2.5082in" svg:width="4.56782in" svg:height="4.9918in" presentation:class="graphic" presentation:placeholder="false">
        <draw:text-box>
          <text:p text:style-name="a1074" text:class-names="" text:cond-style-name=""><text:span text:style-name="a1073" text:class-names="">.</text:span></text:p>
        </draw:text-box>
        <svg:title/>
        <svg:desc/>
      </draw:frame>
      <draw:frame draw:id="id188" presentation:style-name="a1092" draw:name="Content Placeholder 7" svg:x="5.60016in" svg:y="0.60069in" svg:width="7.17535in" svg:height="6.33in" presentation:class="object" presentation:placeholder="false">
        <draw:text-box>
          <text:list text:style-name="a1079">
            <text:list-item>
              <text:p text:style-name="a1078" text:class-names="" text:cond-style-name=""><text:span text:style-name="a1077" text:class-names="">Click to edit Master text styles</text:span></text:p>
            </text:list-item>
          </text:list>
          <text:list text:style-name="a1082">
            <text:list-item>
              <text:list text:style-name="a1082">
                <text:list-item>
                  <text:p text:style-name="a1081" text:class-names="" text:cond-style-name=""><text:span text:style-name="a1080" text:class-names="">Second level</text:span></text:p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p text:style-name="a1084" text:class-names="" text:cond-style-name=""><text:span text:style-name="a10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p text:style-name="a1087" text:class-names="" text:cond-style-name=""><text:span text:style-name="a10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list text:style-name="a1091">
                            <text:list-item>
                              <text:p text:style-name="a1090" text:class-names="" text:cond-style-name=""><text:span text:style-name="a10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097" draw:name="Date Placeholder 4" svg:x="5.59391in" svg:y="7.1in" svg:width="3.11in" svg:height="0.37in" presentation:class="date-time" presentation:placeholder="false">
        <draw:text-box>
          <text:p text:style-name="a1096" text:class-names="" text:cond-style-name=""><text:span text:style-name="a1093" text:class-names=""><text:date text:fixed="false" style:data-style-name="a1094">11/14/2025</text:date></text:span><text:span text:style-name="a1095" text:class-names=""/></text:p>
        </draw:text-box>
        <svg:title/>
        <svg:desc/>
      </draw:frame>
      <draw:frame draw:id="id190" presentation:style-name="a1100" draw:name="Footer Placeholder 5" svg:x="9.73in" svg:y="7.1in" svg:width="2.91in" svg:height="0.37in" presentation:class="footer" presentation:placeholder="false">
        <draw:text-box>
          <text:p text:style-name="a1099" text:class-names="" text:cond-style-name=""><text:span text:style-name="a1098" text:class-names="">Sample Footer Text</text:span></text:p>
        </draw:text-box>
        <svg:title/>
        <svg:desc/>
      </draw:frame>
      <draw:frame draw:id="id191" presentation:style-name="a1104" draw:name="Slide Number Placeholder 6" svg:x="12.74in" svg:y="7.1in" svg:width="0.5in" svg:height="0.37in" presentation:class="page-number" presentation:placeholder="false">
        <draw:text-box>
          <text:p text:style-name="a1103" text:class-names="" text:cond-style-name=""><text:span text:style-name="a1101" text:class-names=""><text:page-number style:num-format="1" text:fixed="false">‹#›</text:page-number></text:span><text:span text:style-name="a1102" text:class-names=""/></text:p>
        </draw:text-box>
        <svg:title/>
        <svg:desc/>
      </draw:frame>
    </style:master-page>
    <style:master-page style:name="Master1-Layout34-cust-Big-Number" style:page-layout-name="pageLayout1" draw:style-name="a1106">
      <draw:custom-shape svg:x="0in" svg:y="0in" svg:width="13.33333in" svg:height="7.5in" draw:id="id192" draw:style-name="a1109" draw:name="Rectangle 7">
        <svg:title/>
        <svg:desc/>
        <text:p text:style-name="a1108" text:class-names="" text:cond-style-name=""><text:span text:style-name="a11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3" presentation:style-name="a1112" draw:name="Title 1" svg:x="1.52in" svg:y="5.26in" svg:width="10.22in" svg:height="1.34in" presentation:class="title" presentation:placeholder="false">
        <draw:text-box>
          <text:p text:style-name="a1111" text:class-names="" text:cond-style-name=""><text:span text:style-name="a1110" text:class-names="">Click to edit Master title style</text:span></text:p>
        </draw:text-box>
        <svg:title/>
        <svg:desc/>
      </draw:frame>
      <draw:frame draw:id="id194" presentation:style-name="a1115" draw:name="Content Placeholder 6" svg:x="0.54in" svg:y="0.66in" svg:width="12.25in" svg:height="4.6in" presentation:class="object" presentation:placeholder="false">
        <draw:text-box>
          <text:p text:style-name="a1114" text:class-names="" text:cond-style-name=""><text:span text:style-name="a1113" text:class-names="">##%</text:span></text:p>
        </draw:text-box>
        <svg:title/>
        <svg:desc/>
      </draw:frame>
      <draw:frame draw:id="id195" presentation:style-name="a1120" draw:name="Date Placeholder 2" svg:x="0.47in" svg:y="7.1in" svg:width="3.11in" svg:height="0.37in" presentation:class="date-time" presentation:placeholder="false">
        <draw:text-box>
          <text:p text:style-name="a1119" text:class-names="" text:cond-style-name=""><text:span text:style-name="a1116" text:class-names=""><text:date text:fixed="false" style:data-style-name="a1117">11/14/2025</text:date></text:span><text:span text:style-name="a1118" text:class-names=""/></text:p>
        </draw:text-box>
        <svg:title/>
        <svg:desc/>
      </draw:frame>
      <draw:frame draw:id="id196" presentation:style-name="a1124" draw:name="Footer Placeholder 3" svg:x="9.73in" svg:y="7.1in" svg:width="2.91in" svg:height="0.37in" presentation:class="footer" presentation:placeholder="false">
        <draw:text-box>
          <text:p text:style-name="a1123" text:class-names="" text:cond-style-name=""><text:span text:style-name="a1121" text:class-names="">Sample Footer Text</text:span><text:span text:style-name="a1122" text:class-names=""/></text:p>
        </draw:text-box>
        <svg:title/>
        <svg:desc/>
      </draw:frame>
      <draw:frame draw:id="id197" presentation:style-name="a1128" draw:name="Slide Number Placeholder 4" svg:x="12.74in" svg:y="7.1in" svg:width="0.5in" svg:height="0.37in" presentation:class="page-number" presentation:placeholder="false">
        <draw:text-box>
          <text:p text:style-name="a1127" text:class-names="" text:cond-style-name=""><text:span text:style-name="a1125" text:class-names=""><text:page-number style:num-format="1" text:fixed="false">‹#›</text:page-number></text:span><text:span text:style-name="a1126" text:class-names=""/></text:p>
        </draw:text-box>
        <svg:title/>
        <svg:desc/>
      </draw:frame>
    </style:master-page>
    <style:master-page style:name="Master1-Layout35-cust-Big-Number-2" style:page-layout-name="pageLayout1" draw:style-name="a1130">
      <draw:frame draw:id="id198" presentation:style-name="a1133" draw:name="Title 1" svg:x="0.68in" svg:y="5.33in" svg:width="9.23in" svg:height="1.63in" presentation:class="title" presentation:placeholder="false">
        <draw:text-box>
          <text:p text:style-name="a1132" text:class-names="" text:cond-style-name=""><text:span text:style-name="a1131" text:class-names="">Click to edit Master title style</text:span></text:p>
        </draw:text-box>
        <svg:title/>
        <svg:desc/>
      </draw:frame>
      <draw:frame draw:id="id199" presentation:style-name="a1136" draw:name="Content Placeholder 6" svg:x="0.59in" svg:y="0.46in" svg:width="12.14in" svg:height="4.74in" presentation:class="object" presentation:placeholder="false">
        <draw:text-box>
          <text:p text:style-name="a1135" text:class-names="" text:cond-style-name=""><text:span text:style-name="a1134" text:class-names="">##%</text:span></text:p>
        </draw:text-box>
        <svg:title/>
        <svg:desc/>
      </draw:frame>
      <draw:frame draw:id="id200" presentation:style-name="a1141" draw:name="Date Placeholder 2" svg:x="0.47in" svg:y="7.1in" svg:width="3.11in" svg:height="0.37in" presentation:class="date-time" presentation:placeholder="false">
        <draw:text-box>
          <text:p text:style-name="a1140" text:class-names="" text:cond-style-name=""><text:span text:style-name="a1137" text:class-names=""><text:date text:fixed="false" style:data-style-name="a1138">11/14/2025</text:date></text:span><text:span text:style-name="a1139" text:class-names=""/></text:p>
        </draw:text-box>
        <svg:title/>
        <svg:desc/>
      </draw:frame>
      <draw:frame draw:id="id201" presentation:style-name="a1145" draw:name="Footer Placeholder 3" svg:x="9.73in" svg:y="7.1in" svg:width="2.91in" svg:height="0.37in" presentation:class="footer" presentation:placeholder="false">
        <draw:text-box>
          <text:p text:style-name="a1144" text:class-names="" text:cond-style-name=""><text:span text:style-name="a1142" text:class-names="">Sample Footer Text</text:span><text:span text:style-name="a1143" text:class-names=""/></text:p>
        </draw:text-box>
        <svg:title/>
        <svg:desc/>
      </draw:frame>
      <draw:frame draw:id="id202" presentation:style-name="a1149" draw:name="Slide Number Placeholder 4" svg:x="12.74in" svg:y="7.1in" svg:width="0.5in" svg:height="0.37in" presentation:class="page-number" presentation:placeholder="false">
        <draw:text-box>
          <text:p text:style-name="a1148" text:class-names="" text:cond-style-name=""><text:span text:style-name="a1146" text:class-names=""><text:page-number style:num-format="1" text:fixed="false">‹#›</text:page-number></text:span><text:span text:style-name="a1147" text:class-names=""/></text:p>
        </draw:text-box>
        <svg:title/>
        <svg:desc/>
      </draw:frame>
    </style:master-page>
    <style:master-page style:name="Master1-Layout36-cust-Big-Number-3" style:page-layout-name="pageLayout1" draw:style-name="a1151">
      <draw:custom-shape svg:x="0in" svg:y="5.23179in" svg:width="12.86333in" svg:height="2.26821in" draw:id="id203" draw:style-name="a1154" draw:name="Freeform: Shape 5">
        <svg:title/>
        <svg:desc/>
        <text:p text:style-name="a1153" text:class-names="" text:cond-style-name=""><text:span text:style-name="a1152" text:class-names=""/></text:p>
        <draw:enhanced-geometry xmlns:dr3d="urn:oasis:names:tc:opendocument:xmlns:dr3d:1.0" draw:type="non-primitive" svg:viewBox="0 0 11762231 2074052" draw:enhanced-path="M 0 0 L 112775 0 11102489 0 11437005 0 C 11616622 0 11762231 145609 11762231 325226 L 11762231 2074052 11427715 2074052 112775 2074052 0 2074052 Z N" draw:text-areas="?f26 ?f28 ?f27 ?f29" draw:glue-points="?f17 ?f18 ?f19 ?f18 ?f20 ?f18 ?f21 ?f18 ?f22 ?f23 ?f22 ?f24 ?f25 ?f24 ?f19 ?f24 ?f17 ?f24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762231"/>
          <draw:equation draw:name="f7" draw:formula="?f4 / 2074052"/>
          <draw:equation draw:name="f8" draw:formula="0 * ?f5 / 11762231"/>
          <draw:equation draw:name="f9" draw:formula="0 * ?f4 / 2074052"/>
          <draw:equation draw:name="f10" draw:formula="112775 * ?f5 / 11762231"/>
          <draw:equation draw:name="f11" draw:formula="11102489 * ?f5 / 11762231"/>
          <draw:equation draw:name="f12" draw:formula="11437005 * ?f5 / 11762231"/>
          <draw:equation draw:name="f13" draw:formula="11762231 * ?f5 / 11762231"/>
          <draw:equation draw:name="f14" draw:formula="325226 * ?f4 / 2074052"/>
          <draw:equation draw:name="f15" draw:formula="2074052 * ?f4 / 2074052"/>
          <draw:equation draw:name="f16" draw:formula="11427715 * ?f5 / 11762231"/>
          <draw:equation draw:name="f17" draw:formula="?f8 / ?f6"/>
          <draw:equation draw:name="f18" draw:formula="?f9 / ?f7"/>
          <draw:equation draw:name="f19" draw:formula="?f10 / ?f6"/>
          <draw:equation draw:name="f20" draw:formula="?f11 / ?f6"/>
          <draw:equation draw:name="f21" draw:formula="?f12 / ?f6"/>
          <draw:equation draw:name="f22" draw:formula="?f13 / ?f6"/>
          <draw:equation draw:name="f23" draw:formula="?f14 / ?f7"/>
          <draw:equation draw:name="f24" draw:formula="?f15 / ?f7"/>
          <draw:equation draw:name="f25" draw:formula="?f16 / ?f6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204" presentation:style-name="a1157" draw:name="Title 1" svg:x="0.68in" svg:y="5.33in" svg:width="9.23in" svg:height="1.74in" presentation:class="title" presentation:placeholder="false">
        <draw:text-box>
          <text:p text:style-name="a1156" text:class-names="" text:cond-style-name=""><text:span text:style-name="a1155" text:class-names="">Click to edit Master title style</text:span></text:p>
        </draw:text-box>
        <svg:title/>
        <svg:desc/>
      </draw:frame>
      <draw:frame draw:id="id205" presentation:style-name="a1160" draw:name="Content Placeholder 6" svg:x="0.59in" svg:y="0.46in" svg:width="12.14in" svg:height="4.74in" presentation:class="object" presentation:placeholder="false">
        <draw:text-box>
          <text:p text:style-name="a1159" text:class-names="" text:cond-style-name=""><text:span text:style-name="a1158" text:class-names="">##%</text:span></text:p>
        </draw:text-box>
        <svg:title/>
        <svg:desc/>
      </draw:frame>
      <draw:frame draw:id="id206" presentation:style-name="a1165" draw:name="Date Placeholder 2" svg:x="0.47in" svg:y="7.1in" svg:width="3.11in" svg:height="0.37in" presentation:class="date-time" presentation:placeholder="false">
        <draw:text-box>
          <text:p text:style-name="a1164" text:class-names="" text:cond-style-name=""><text:span text:style-name="a1161" text:class-names=""><text:date text:fixed="false" style:data-style-name="a1162">11/14/2025</text:date></text:span><text:span text:style-name="a1163" text:class-names=""/></text:p>
        </draw:text-box>
        <svg:title/>
        <svg:desc/>
      </draw:frame>
      <draw:frame draw:id="id207" presentation:style-name="a1168" draw:name="Footer Placeholder 3" svg:x="9.22in" svg:y="7.1in" svg:width="2.91in" svg:height="0.37in" presentation:class="footer" presentation:placeholder="false">
        <draw:text-box>
          <text:p text:style-name="a1167" text:class-names="" text:cond-style-name=""><text:span text:style-name="a1166" text:class-names="">Sample Footer Text</text:span></text:p>
        </draw:text-box>
        <svg:title/>
        <svg:desc/>
      </draw:frame>
      <draw:frame draw:id="id208" presentation:style-name="a1172" draw:name="Slide Number Placeholder 4" svg:x="12.23in" svg:y="7.1in" svg:width="0.5in" svg:height="0.37in" presentation:class="page-number" presentation:placeholder="false">
        <draw:text-box>
          <text:p text:style-name="a1171" text:class-names="" text:cond-style-name=""><text:span text:style-name="a1169" text:class-names=""><text:page-number style:num-format="1" text:fixed="false">‹#›</text:page-number></text:span><text:span text:style-name="a1170" text:class-names=""/></text:p>
        </draw:text-box>
        <svg:title/>
        <svg:desc/>
      </draw:frame>
    </style:master-page>
    <style:master-page style:name="Master1-Layout37-cust-Statement" style:page-layout-name="pageLayout1" draw:style-name="a1174">
      <draw:frame draw:id="id209" presentation:style-name="a1177" draw:name="Title 1" svg:x="0.67in" svg:y="-1.24in" svg:width="11.65in" svg:height="1in" presentation:class="title" presentation:placeholder="false">
        <draw:text-box>
          <text:p text:style-name="a1176" text:class-names="" text:cond-style-name=""><text:span text:style-name="a1175" text:class-names="">Click to edit Master title style</text:span></text:p>
        </draw:text-box>
        <svg:title/>
        <svg:desc/>
      </draw:frame>
      <draw:frame draw:id="id210" presentation:style-name="a1182" draw:name="Date Placeholder 2" svg:x="0.47in" svg:y="7.1in" svg:width="3.11in" svg:height="0.37in" presentation:class="date-time" presentation:placeholder="false">
        <draw:text-box>
          <text:p text:style-name="a1181" text:class-names="" text:cond-style-name=""><text:span text:style-name="a1178" text:class-names=""><text:date text:fixed="false" style:data-style-name="a1179">11/14/2025</text:date></text:span><text:span text:style-name="a1180" text:class-names=""/></text:p>
        </draw:text-box>
        <svg:title/>
        <svg:desc/>
      </draw:frame>
      <draw:frame draw:id="id211" presentation:style-name="a1185" draw:name="Footer Placeholder 3" svg:x="9.73in" svg:y="7.1in" svg:width="2.91in" svg:height="0.37in" presentation:class="footer" presentation:placeholder="false">
        <draw:text-box>
          <text:p text:style-name="a1184" text:class-names="" text:cond-style-name=""><text:span text:style-name="a1183" text:class-names="">Sample Footer Text</text:span></text:p>
        </draw:text-box>
        <svg:title/>
        <svg:desc/>
      </draw:frame>
      <draw:frame draw:id="id212" presentation:style-name="a1189" draw:name="Slide Number Placeholder 4" svg:x="12.74in" svg:y="7.1in" svg:width="0.5in" svg:height="0.37in" presentation:class="page-number" presentation:placeholder="false">
        <draw:text-box>
          <text:p text:style-name="a1188" text:class-names="" text:cond-style-name=""><text:span text:style-name="a1186" text:class-names=""><text:page-number style:num-format="1" text:fixed="false">‹#›</text:page-number></text:span><text:span text:style-name="a1187" text:class-names=""/></text:p>
        </draw:text-box>
        <svg:title/>
        <svg:desc/>
      </draw:frame>
      <draw:frame draw:id="id213" presentation:style-name="a1204" draw:name="Content Placeholder 6" svg:x="0.47in" svg:y="1.08in" svg:width="11.1in" svg:height="5.3in" presentation:class="object" presentation:placeholder="false">
        <draw:text-box>
          <text:p text:style-name="a1191" text:class-names="" text:cond-style-name=""><text:span text:style-name="a1190" text:class-names="">Click to edit Statement</text:span></text:p>
          <text:list text:style-name="a1194">
            <text:list-item>
              <text:list text:style-name="a1194">
                <text:list-item>
                  <text:p text:style-name="a1193" text:class-names="" text:cond-style-name=""><text:span text:style-name="a1192" text:class-names="">Second level</text:span></text:p>
                </text:list-item>
              </text:list>
            </text:list-item>
          </text:list>
          <text:list text:style-name="a1197">
            <text:list-item>
              <text:list text:style-name="a1197">
                <text:list-item>
                  <text:list text:style-name="a1197">
                    <text:list-item>
                      <text:p text:style-name="a1196" text:class-names="" text:cond-style-name=""><text:span text:style-name="a1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200">
            <text:list-item>
              <text:list text:style-name="a1200">
                <text:list-item>
                  <text:list text:style-name="a1200">
                    <text:list-item>
                      <text:list text:style-name="a1200">
                        <text:list-item>
                          <text:p text:style-name="a1199" text:class-names="" text:cond-style-name=""><text:span text:style-name="a1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38-cust-Statement-2" style:page-layout-name="pageLayout1" draw:style-name="a1206">
      <draw:frame draw:id="id214" presentation:style-name="a1209" draw:name="Title 1" svg:x="0.67in" svg:y="-1.24in" svg:width="11.65in" svg:height="1in" presentation:class="title" presentation:placeholder="false">
        <draw:text-box>
          <text:p text:style-name="a1208" text:class-names="" text:cond-style-name=""><text:span text:style-name="a1207" text:class-names="">Click to edit Master title style</text:span></text:p>
        </draw:text-box>
        <svg:title/>
        <svg:desc/>
      </draw:frame>
      <draw:frame draw:id="id215" presentation:style-name="a1214" draw:name="Date Placeholder 2" svg:x="0.47in" svg:y="7.1in" svg:width="3.11in" svg:height="0.37in" presentation:class="date-time" presentation:placeholder="false">
        <draw:text-box>
          <text:p text:style-name="a1213" text:class-names="" text:cond-style-name=""><text:span text:style-name="a1210" text:class-names=""><text:date text:fixed="false" style:data-style-name="a1211">11/14/2025</text:date></text:span><text:span text:style-name="a1212" text:class-names=""/></text:p>
        </draw:text-box>
        <svg:title/>
        <svg:desc/>
      </draw:frame>
      <draw:frame draw:id="id216" presentation:style-name="a1218" draw:name="Footer Placeholder 3" svg:x="9.73in" svg:y="7.1in" svg:width="2.91in" svg:height="0.37in" presentation:class="footer" presentation:placeholder="false">
        <draw:text-box>
          <text:p text:style-name="a1217" text:class-names="" text:cond-style-name=""><text:span text:style-name="a1215" text:class-names="">Sample Footer Text</text:span><text:span text:style-name="a1216" text:class-names=""/></text:p>
        </draw:text-box>
        <svg:title/>
        <svg:desc/>
      </draw:frame>
      <draw:frame draw:id="id217" presentation:style-name="a1222" draw:name="Slide Number Placeholder 4" svg:x="12.74in" svg:y="7.1in" svg:width="0.5in" svg:height="0.37in" presentation:class="page-number" presentation:placeholder="false">
        <draw:text-box>
          <text:p text:style-name="a1221" text:class-names="" text:cond-style-name=""><text:span text:style-name="a1219" text:class-names=""><text:page-number style:num-format="1" text:fixed="false">‹#›</text:page-number></text:span><text:span text:style-name="a1220" text:class-names=""/></text:p>
        </draw:text-box>
        <svg:title/>
        <svg:desc/>
      </draw:frame>
      <draw:frame draw:id="id218" presentation:style-name="a1237" draw:name="Content Placeholder 6" svg:x="0.47in" svg:y="0.69in" svg:width="9.24in" svg:height="6.13in" presentation:class="object" presentation:placeholder="false">
        <draw:text-box>
          <text:p text:style-name="a1224" text:class-names="" text:cond-style-name=""><text:span text:style-name="a1223" text:class-names="">Click to edit Statement</text:span></text:p>
          <text:list text:style-name="a1227">
            <text:list-item>
              <text:list text:style-name="a1227">
                <text:list-item>
                  <text:p text:style-name="a1226" text:class-names="" text:cond-style-name=""><text:span text:style-name="a1225" text:class-names="">Second level</text:span></text:p>
                </text:list-item>
              </text:list>
            </text:list-item>
          </text:list>
          <text:list text:style-name="a1230">
            <text:list-item>
              <text:list text:style-name="a1230">
                <text:list-item>
                  <text:list text:style-name="a1230">
                    <text:list-item>
                      <text:p text:style-name="a1229" text:class-names="" text:cond-style-name=""><text:span text:style-name="a1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p text:style-name="a1232" text:class-names="" text:cond-style-name=""><text:span text:style-name="a1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6">
            <text:list-item>
              <text:list text:style-name="a1236">
                <text:list-item>
                  <text:list text:style-name="a1236">
                    <text:list-item>
                      <text:list text:style-name="a1236">
                        <text:list-item>
                          <text:list text:style-name="a1236">
                            <text:list-item>
                              <text:p text:style-name="a1235" text:class-names="" text:cond-style-name=""><text:span text:style-name="a12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39-cust-Statement-3" style:page-layout-name="pageLayout1" draw:style-name="a1239">
      <draw:custom-shape svg:width="6.99826in" svg:height="1.38426in" draw:id="id219" draw:style-name="a1242" draw:transform="translate(-3.49913in -0.69213in) rotate(-4.71239) translate(0.69213in 3.49913in)" draw:name="Freeform: Shape 15">
        <svg:title/>
        <svg:desc/>
        <text:p text:style-name="a1241" text:class-names="" text:cond-style-name=""><text:span text:style-name="a1240" text:class-names=""/></text:p>
        <draw:enhanced-geometry xmlns:dr3d="urn:oasis:names:tc:opendocument:xmlns:dr3d:1.0" draw:type="non-primitive" svg:viewBox="0 0 6399213 1265765" draw:enhanced-path="M 0 0 L 0 1265765 5982881 1265765 C 6212815 1265765 6399213 1079367 6399213 849433 L 6399213 0 Z N" draw:text-areas="?f20 ?f22 ?f21 ?f23" draw:glue-points="?f14 ?f15 ?f14 ?f16 ?f17 ?f16 ?f18 ?f19 ?f18 ?f15" draw:glue-point-leaving-directions="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399213"/>
          <draw:equation draw:name="f7" draw:formula="?f4 / 1265765"/>
          <draw:equation draw:name="f8" draw:formula="0 * ?f5 / 6399213"/>
          <draw:equation draw:name="f9" draw:formula="0 * ?f4 / 1265765"/>
          <draw:equation draw:name="f10" draw:formula="1265765 * ?f4 / 1265765"/>
          <draw:equation draw:name="f11" draw:formula="5982881 * ?f5 / 6399213"/>
          <draw:equation draw:name="f12" draw:formula="6399213 * ?f5 / 6399213"/>
          <draw:equation draw:name="f13" draw:formula="849433 * ?f4 / 1265765"/>
          <draw:equation draw:name="f14" draw:formula="?f8 / ?f6"/>
          <draw:equation draw:name="f15" draw:formula="?f9 / ?f7"/>
          <draw:equation draw:name="f16" draw:formula="?f10 / ?f7"/>
          <draw:equation draw:name="f17" draw:formula="?f11 / ?f6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220" presentation:style-name="a1245" draw:name="Title 1" svg:x="0.67in" svg:y="-1.24in" svg:width="11.65in" svg:height="1in" presentation:class="title" presentation:placeholder="false">
        <draw:text-box>
          <text:p text:style-name="a1244" text:class-names="" text:cond-style-name=""><text:span text:style-name="a1243" text:class-names="">Click to edit Master title style</text:span></text:p>
        </draw:text-box>
        <svg:title/>
        <svg:desc/>
      </draw:frame>
      <draw:frame draw:id="id221" presentation:style-name="a1250" draw:name="Date Placeholder 2" svg:x="0.47in" svg:y="7.1in" svg:width="3.11in" svg:height="0.37in" presentation:class="date-time" presentation:placeholder="false">
        <draw:text-box>
          <text:p text:style-name="a1249" text:class-names="" text:cond-style-name=""><text:span text:style-name="a1246" text:class-names=""><text:date text:fixed="false" style:data-style-name="a1247">11/14/2025</text:date></text:span><text:span text:style-name="a1248" text:class-names=""/></text:p>
        </draw:text-box>
        <svg:title/>
        <svg:desc/>
      </draw:frame>
      <draw:frame draw:id="id222" presentation:style-name="a1253" draw:name="Footer Placeholder 3" svg:x="9.73in" svg:y="7.1in" svg:width="2.91in" svg:height="0.37in" presentation:class="footer" presentation:placeholder="false">
        <draw:text-box>
          <text:p text:style-name="a1252" text:class-names="" text:cond-style-name=""><text:span text:style-name="a1251" text:class-names="">Sample Footer Text</text:span></text:p>
        </draw:text-box>
        <svg:title/>
        <svg:desc/>
      </draw:frame>
      <draw:frame draw:id="id223" presentation:style-name="a1257" draw:name="Slide Number Placeholder 4" svg:x="12.74in" svg:y="7.1in" svg:width="0.5in" svg:height="0.37in" presentation:class="page-number" presentation:placeholder="false">
        <draw:text-box>
          <text:p text:style-name="a1256" text:class-names="" text:cond-style-name=""><text:span text:style-name="a1254" text:class-names=""><text:page-number style:num-format="1" text:fixed="false">‹#›</text:page-number></text:span><text:span text:style-name="a1255" text:class-names=""/></text:p>
        </draw:text-box>
        <svg:title/>
        <svg:desc/>
      </draw:frame>
      <draw:frame draw:id="id224" presentation:style-name="a1272" draw:name="Content Placeholder 6" svg:x="1.96655in" svg:y="0.96in" svg:width="8.8in" svg:height="5.54in" presentation:class="object" presentation:placeholder="false">
        <draw:text-box>
          <text:p text:style-name="a1259" text:class-names="" text:cond-style-name=""><text:span text:style-name="a1258" text:class-names="">Click to edit Statement</text:span></text:p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Second level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1">
            <text:list-item>
              <text:list text:style-name="a1271">
                <text:list-item>
                  <text:list text:style-name="a1271">
                    <text:list-item>
                      <text:list text:style-name="a1271">
                        <text:list-item>
                          <text:list text:style-name="a1271">
                            <text:list-item>
                              <text:p text:style-name="a1270" text:class-names="" text:cond-style-name=""><text:span text:style-name="a1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40-cust-Statement-4" style:page-layout-name="pageLayout1" draw:style-name="a1274">
      <draw:custom-shape svg:x="0in" svg:y="6.67in" svg:width="11.46884in" svg:height="0.83in" draw:id="id225" draw:style-name="a1277" draw:name="Freeform: Shape 11">
        <svg:title/>
        <svg:desc/>
        <text:p text:style-name="a1276" text:class-names="" text:cond-style-name=""><text:span text:style-name="a1275" text:class-names=""/></text:p>
        <draw:enhanced-geometry xmlns:dr3d="urn:oasis:names:tc:opendocument:xmlns:dr3d:1.0" draw:type="non-primitive" svg:viewBox="0 0 10487111 758952" draw:enhanced-path="M 0 758952 L 10070779 758952 C 10300713 758952 10487111 572554 10487111 342620 L 10487111 0 0 0 Z N" draw:text-areas="?f20 ?f22 ?f21 ?f23" draw:glue-points="?f14 ?f15 ?f16 ?f15 ?f17 ?f18 ?f17 ?f19 ?f14 ?f19" draw:glue-point-leaving-directions="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487111"/>
          <draw:equation draw:name="f7" draw:formula="?f4 / 758952"/>
          <draw:equation draw:name="f8" draw:formula="0 * ?f5 / 10487111"/>
          <draw:equation draw:name="f9" draw:formula="758952 * ?f4 / 758952"/>
          <draw:equation draw:name="f10" draw:formula="10070779 * ?f5 / 10487111"/>
          <draw:equation draw:name="f11" draw:formula="10487111 * ?f5 / 10487111"/>
          <draw:equation draw:name="f12" draw:formula="342620 * ?f4 / 758952"/>
          <draw:equation draw:name="f13" draw:formula="0 * ?f4 / 758952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226" presentation:style-name="a1280" draw:name="Title 1" svg:x="0.67in" svg:y="-1.24in" svg:width="11.65in" svg:height="1in" presentation:class="title" presentation:placeholder="false">
        <draw:text-box>
          <text:p text:style-name="a1279" text:class-names="" text:cond-style-name=""><text:span text:style-name="a1278" text:class-names="">Click to edit Master title style</text:span></text:p>
        </draw:text-box>
        <svg:title/>
        <svg:desc/>
      </draw:frame>
      <draw:frame draw:id="id227" presentation:style-name="a1285" draw:name="Date Placeholder 2" svg:x="0.47in" svg:y="7.1in" svg:width="3.11in" svg:height="0.37in" presentation:class="date-time" presentation:placeholder="false">
        <draw:text-box>
          <text:p text:style-name="a1284" text:class-names="" text:cond-style-name=""><text:span text:style-name="a1281" text:class-names=""><text:date text:fixed="false" style:data-style-name="a1282">11/14/2025</text:date></text:span><text:span text:style-name="a1283" text:class-names=""/></text:p>
        </draw:text-box>
        <svg:title/>
        <svg:desc/>
      </draw:frame>
      <draw:frame draw:id="id228" presentation:style-name="a1288" draw:name="Footer Placeholder 3" svg:x="7.73in" svg:y="7.1in" svg:width="2.91in" svg:height="0.37in" presentation:class="footer" presentation:placeholder="false">
        <draw:text-box>
          <text:p text:style-name="a1287" text:class-names="" text:cond-style-name=""><text:span text:style-name="a1286" text:class-names="">Sample Footer Text</text:span></text:p>
        </draw:text-box>
        <svg:title/>
        <svg:desc/>
      </draw:frame>
      <draw:frame draw:id="id229" presentation:style-name="a1292" draw:name="Slide Number Placeholder 4" svg:x="10.74in" svg:y="7.1in" svg:width="0.5in" svg:height="0.37in" presentation:class="page-number" presentation:placeholder="false">
        <draw:text-box>
          <text:p text:style-name="a1291" text:class-names="" text:cond-style-name=""><text:span text:style-name="a1289" text:class-names=""><text:page-number style:num-format="1" text:fixed="false">‹#›</text:page-number></text:span><text:span text:style-name="a1290" text:class-names=""/></text:p>
        </draw:text-box>
        <svg:title/>
        <svg:desc/>
      </draw:frame>
      <draw:frame draw:id="id230" presentation:style-name="a1307" draw:name="Content Placeholder 6" svg:x="0.47in" svg:y="1.74625in" svg:width="10.77in" svg:height="4.12in" presentation:class="object" presentation:placeholder="false">
        <draw:text-box>
          <text:p text:style-name="a1294" text:class-names="" text:cond-style-name=""><text:span text:style-name="a1293" text:class-names="">Click to edit Statement</text:span></text:p>
          <text:list text:style-name="a1297">
            <text:list-item>
              <text:list text:style-name="a1297">
                <text:list-item>
                  <text:p text:style-name="a1296" text:class-names="" text:cond-style-name=""><text:span text:style-name="a1295" text:class-names="">Second level</text:span></text:p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p text:style-name="a1299" text:class-names="" text:cond-style-name=""><text:span text:style-name="a1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list text:style-name="a1303">
                        <text:list-item>
                          <text:p text:style-name="a1302" text:class-names="" text:cond-style-name=""><text:span text:style-name="a1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41-cust-Quote" style:page-layout-name="pageLayout1" draw:style-name="a1309">
      <draw:frame draw:id="id231" presentation:style-name="a1312" draw:name="Title 1" svg:x="1.77in" svg:y="5.88in" svg:width="9.93in" svg:height="0.51in" presentation:class="title" presentation:placeholder="false">
        <draw:text-box>
          <text:p text:style-name="a1311" text:class-names="" text:cond-style-name=""><text:span text:style-name="a1310" text:class-names="">Quote Author</text:span></text:p>
        </draw:text-box>
        <svg:title/>
        <svg:desc/>
      </draw:frame>
      <draw:frame draw:id="id232" presentation:style-name="a1317" draw:name="Date Placeholder 2" svg:x="0.47in" svg:y="7.1in" svg:width="3.11in" svg:height="0.37in" presentation:class="date-time" presentation:placeholder="false">
        <draw:text-box>
          <text:p text:style-name="a1316" text:class-names="" text:cond-style-name=""><text:span text:style-name="a1313" text:class-names=""><text:date text:fixed="false" style:data-style-name="a1314">11/14/2025</text:date></text:span><text:span text:style-name="a1315" text:class-names=""/></text:p>
        </draw:text-box>
        <svg:title/>
        <svg:desc/>
      </draw:frame>
      <draw:frame draw:id="id233" presentation:style-name="a1321" draw:name="Footer Placeholder 3" svg:x="9.73in" svg:y="7.1in" svg:width="2.91in" svg:height="0.37in" presentation:class="footer" presentation:placeholder="false">
        <draw:text-box>
          <text:p text:style-name="a1320" text:class-names="" text:cond-style-name=""><text:span text:style-name="a1318" text:class-names="">Sample Footer Text</text:span><text:span text:style-name="a1319" text:class-names=""/></text:p>
        </draw:text-box>
        <svg:title/>
        <svg:desc/>
      </draw:frame>
      <draw:frame draw:id="id234" presentation:style-name="a1325" draw:name="Slide Number Placeholder 4" svg:x="12.74in" svg:y="7.1in" svg:width="0.5in" svg:height="0.37in" presentation:class="page-number" presentation:placeholder="false">
        <draw:text-box>
          <text:p text:style-name="a1324" text:class-names="" text:cond-style-name=""><text:span text:style-name="a1322" text:class-names=""><text:page-number style:num-format="1" text:fixed="false">‹#›</text:page-number></text:span><text:span text:style-name="a1323" text:class-names=""/></text:p>
        </draw:text-box>
        <svg:title/>
        <svg:desc/>
      </draw:frame>
      <draw:frame draw:id="id235" presentation:style-name="a1328" draw:name="Content Placeholder 6" svg:x="1.64in" svg:y="1.67in" svg:width="10.06in" svg:height="3.14in" presentation:class="object" presentation:placeholder="false">
        <draw:text-box>
          <text:p text:style-name="a1327" text:class-names="" text:cond-style-name=""><text:span text:style-name="a1326" text:class-names="">Click to edit Quote</text:span></text:p>
        </draw:text-box>
        <svg:title/>
        <svg:desc/>
      </draw:frame>
    </style:master-page>
    <style:master-page style:name="Master1-Layout42-cust-Quote-2" style:page-layout-name="pageLayout1" draw:style-name="a1330">
      <draw:custom-shape svg:x="0in" svg:y="0.90095in" svg:width="12.45145in" svg:height="6.59905in" draw:id="id236" draw:style-name="a1333" draw:name="Freeform: Shape 5">
        <svg:title/>
        <svg:desc/>
        <text:p text:style-name="a1332" text:class-names="" text:cond-style-name=""><text:span text:style-name="a1331" text:class-names=""/></text:p>
        <draw:enhanced-geometry xmlns:dr3d="urn:oasis:names:tc:opendocument:xmlns:dr3d:1.0" draw:type="non-primitive" svg:viewBox="0 0 11385608 6034172" draw:enhanced-path="M 0 6034172 L 10969276 6034172 C 11199210 6034172 11385608 5847774 11385608 5617840 L 11385608 0 0 0 Z N" draw:text-areas="?f20 ?f22 ?f21 ?f23" draw:glue-points="?f14 ?f15 ?f16 ?f15 ?f17 ?f18 ?f17 ?f19 ?f14 ?f19" draw:glue-point-leaving-directions="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85608"/>
          <draw:equation draw:name="f7" draw:formula="?f4 / 6034172"/>
          <draw:equation draw:name="f8" draw:formula="0 * ?f5 / 11385608"/>
          <draw:equation draw:name="f9" draw:formula="6034172 * ?f4 / 6034172"/>
          <draw:equation draw:name="f10" draw:formula="10969276 * ?f5 / 11385608"/>
          <draw:equation draw:name="f11" draw:formula="11385608 * ?f5 / 11385608"/>
          <draw:equation draw:name="f12" draw:formula="5617840 * ?f4 / 6034172"/>
          <draw:equation draw:name="f13" draw:formula="0 * ?f4 / 6034172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237" presentation:style-name="a1336" draw:name="Title 1" svg:x="0.62in" svg:y="5.63in" svg:width="9.15in" svg:height="1.3in" presentation:class="title" presentation:placeholder="false">
        <draw:text-box>
          <text:p text:style-name="a1335" text:class-names="" text:cond-style-name=""><text:span text:style-name="a1334" text:class-names="">Quote Author</text:span></text:p>
        </draw:text-box>
        <svg:title/>
        <svg:desc/>
      </draw:frame>
      <draw:frame draw:id="id238" presentation:style-name="a1341" draw:name="Date Placeholder 2" svg:x="0.47in" svg:y="7.1in" svg:width="3.11in" svg:height="0.37in" presentation:class="date-time" presentation:placeholder="false">
        <draw:text-box>
          <text:p text:style-name="a1340" text:class-names="" text:cond-style-name=""><text:span text:style-name="a1337" text:class-names=""><text:date text:fixed="false" style:data-style-name="a1338">11/14/2025</text:date></text:span><text:span text:style-name="a1339" text:class-names=""/></text:p>
        </draw:text-box>
        <svg:title/>
        <svg:desc/>
      </draw:frame>
      <draw:frame draw:id="id239" presentation:style-name="a1344" draw:name="Footer Placeholder 3" svg:x="9.48in" svg:y="7.1in" svg:width="2.91in" svg:height="0.37in" presentation:class="footer" presentation:placeholder="false">
        <draw:text-box>
          <text:p text:style-name="a1343" text:class-names="" text:cond-style-name=""><text:span text:style-name="a1342" text:class-names="">Sample Footer Text</text:span></text:p>
        </draw:text-box>
        <svg:title/>
        <svg:desc/>
      </draw:frame>
      <draw:frame draw:id="id240" presentation:style-name="a1348" draw:name="Slide Number Placeholder 4" svg:x="12.49in" svg:y="7.1in" svg:width="0.5in" svg:height="0.37in" presentation:class="page-number" presentation:placeholder="false">
        <draw:text-box>
          <text:p text:style-name="a1347" text:class-names="" text:cond-style-name=""><text:span text:style-name="a1345" text:class-names=""><text:page-number style:num-format="1" text:fixed="false">‹#›</text:page-number></text:span><text:span text:style-name="a1346" text:class-names=""/></text:p>
        </draw:text-box>
        <svg:title/>
        <svg:desc/>
      </draw:frame>
      <draw:frame draw:id="id241" presentation:style-name="a1351" draw:name="Content Placeholder 6" svg:x="0.47in" svg:y="1.95in" svg:width="9.3in" svg:height="3.51in" presentation:class="object" presentation:placeholder="false">
        <draw:text-box>
          <text:p text:style-name="a1350" text:class-names="" text:cond-style-name=""><text:span text:style-name="a1349" text:class-names="">Click to edit Quote</text:span></text:p>
        </draw:text-box>
        <svg:title/>
        <svg:desc/>
      </draw:frame>
    </style:master-page>
    <style:master-page style:name="Master1-Layout43-cust-Quote-3" style:page-layout-name="pageLayout1" draw:style-name="a1353">
      <draw:custom-shape svg:x="0in" svg:y="0in" svg:width="12.45145in" svg:height="5.56in" draw:id="id242" draw:style-name="a1356" draw:name="Freeform: Shape 7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11385608 5084064" draw:enhanced-path="M 0 0 L 11385608 0 11385608 4562110 C 11385608 4850377 11151922 5084064 10863655 5084064 L 0 5084064 Z N" draw:text-areas="?f20 ?f22 ?f21 ?f23" draw:glue-points="?f14 ?f15 ?f16 ?f15 ?f16 ?f17 ?f18 ?f19 ?f14 ?f19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85608"/>
          <draw:equation draw:name="f7" draw:formula="?f4 / 5084064"/>
          <draw:equation draw:name="f8" draw:formula="0 * ?f5 / 11385608"/>
          <draw:equation draw:name="f9" draw:formula="0 * ?f4 / 5084064"/>
          <draw:equation draw:name="f10" draw:formula="11385608 * ?f5 / 11385608"/>
          <draw:equation draw:name="f11" draw:formula="4562110 * ?f4 / 5084064"/>
          <draw:equation draw:name="f12" draw:formula="10863655 * ?f5 / 11385608"/>
          <draw:equation draw:name="f13" draw:formula="5084064 * ?f4 / 5084064"/>
          <draw:equation draw:name="f14" draw:formula="?f8 / ?f6"/>
          <draw:equation draw:name="f15" draw:formula="?f9 / ?f7"/>
          <draw:equation draw:name="f16" draw:formula="?f10 / ?f6"/>
          <draw:equation draw:name="f17" draw:formula="?f11 / ?f7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243" presentation:style-name="a1359" draw:name="Title 1" svg:x="0.62in" svg:y="5.96in" svg:width="10.44in" svg:height="0.99in" presentation:class="title" presentation:placeholder="false">
        <draw:text-box>
          <text:p text:style-name="a1358" text:class-names="" text:cond-style-name=""><text:span text:style-name="a1357" text:class-names="">Quote Author</text:span></text:p>
        </draw:text-box>
        <svg:title/>
        <svg:desc/>
      </draw:frame>
      <draw:frame draw:id="id244" presentation:style-name="a1364" draw:name="Date Placeholder 2" svg:x="0.47in" svg:y="7.1in" svg:width="3.11in" svg:height="0.37in" presentation:class="date-time" presentation:placeholder="false">
        <draw:text-box>
          <text:p text:style-name="a1363" text:class-names="" text:cond-style-name=""><text:span text:style-name="a1360" text:class-names=""><text:date text:fixed="false" style:data-style-name="a1361">11/14/2025</text:date></text:span><text:span text:style-name="a1362" text:class-names=""/></text:p>
        </draw:text-box>
        <svg:title/>
        <svg:desc/>
      </draw:frame>
      <draw:frame draw:id="id245" presentation:style-name="a1367" draw:name="Footer Placeholder 3" svg:x="9.48in" svg:y="7.1in" svg:width="2.91in" svg:height="0.37in" presentation:class="footer" presentation:placeholder="false">
        <draw:text-box>
          <text:p text:style-name="a1366" text:class-names="" text:cond-style-name=""><text:span text:style-name="a1365" text:class-names="">Sample Footer Text</text:span></text:p>
        </draw:text-box>
        <svg:title/>
        <svg:desc/>
      </draw:frame>
      <draw:frame draw:id="id246" presentation:style-name="a1371" draw:name="Slide Number Placeholder 4" svg:x="12.49in" svg:y="7.1in" svg:width="0.5in" svg:height="0.37in" presentation:class="page-number" presentation:placeholder="false">
        <draw:text-box>
          <text:p text:style-name="a1370" text:class-names="" text:cond-style-name=""><text:span text:style-name="a1368" text:class-names=""><text:page-number style:num-format="1" text:fixed="false">‹#›</text:page-number></text:span><text:span text:style-name="a1369" text:class-names=""/></text:p>
        </draw:text-box>
        <svg:title/>
        <svg:desc/>
      </draw:frame>
      <draw:frame draw:id="id247" presentation:style-name="a1374" draw:name="Content Placeholder 6" svg:x="0.47in" svg:y="0.58in" svg:width="10.59in" svg:height="4.32in" presentation:class="object" presentation:placeholder="false">
        <draw:text-box>
          <text:p text:style-name="a1373" text:class-names="" text:cond-style-name=""><text:span text:style-name="a1372" text:class-names="">Click to edit Quote</text:span></text:p>
        </draw:text-box>
        <svg:title/>
        <svg:desc/>
      </draw:frame>
    </style:master-page>
    <style:master-page style:name="Master1-Layout44-cust-Quote-4" style:page-layout-name="pageLayout1" draw:style-name="a1376">
      <draw:frame draw:id="id248" presentation:style-name="a1379" draw:name="Title 1" svg:x="0.61in" svg:y="5.43in" svg:width="9.12in" svg:height="1.41in" presentation:class="title" presentation:placeholder="false">
        <draw:text-box>
          <text:p text:style-name="a1378" text:class-names="" text:cond-style-name=""><text:span text:style-name="a1377" text:class-names="">Quote Author</text:span></text:p>
        </draw:text-box>
        <svg:title/>
        <svg:desc/>
      </draw:frame>
      <draw:frame draw:id="id249" presentation:style-name="a1382" draw:name="Content Placeholder 6" svg:x="0.47in" svg:y="1.13in" svg:width="9.26in" svg:height="4.3in" presentation:class="object" presentation:placeholder="false">
        <draw:text-box>
          <text:p text:style-name="a1381" text:class-names="" text:cond-style-name=""><text:span text:style-name="a1380" text:class-names="">Click to edit Quote</text:span></text:p>
        </draw:text-box>
        <svg:title/>
        <svg:desc/>
      </draw:frame>
      <draw:frame draw:id="id250" presentation:style-name="a1387" draw:name="Date Placeholder 5" svg:x="0.47in" svg:y="7.1in" svg:width="3.11in" svg:height="0.37in" presentation:class="date-time" presentation:placeholder="false">
        <draw:text-box>
          <text:p text:style-name="a1386" text:class-names="" text:cond-style-name=""><text:span text:style-name="a1383" text:class-names=""><text:date text:fixed="false" style:data-style-name="a1384">11/14/2025</text:date></text:span><text:span text:style-name="a1385" text:class-names=""/></text:p>
        </draw:text-box>
        <svg:title/>
        <svg:desc/>
      </draw:frame>
      <draw:frame draw:id="id251" presentation:style-name="a1391" draw:name="Footer Placeholder 8" svg:x="9.73in" svg:y="7.1in" svg:width="2.91in" svg:height="0.37in" presentation:class="footer" presentation:placeholder="false">
        <draw:text-box>
          <text:p text:style-name="a1390" text:class-names="" text:cond-style-name=""><text:span text:style-name="a1388" text:class-names="">Sample Footer Text</text:span><text:span text:style-name="a1389" text:class-names=""/></text:p>
        </draw:text-box>
        <svg:title/>
        <svg:desc/>
      </draw:frame>
      <draw:frame draw:id="id252" presentation:style-name="a1395" draw:name="Slide Number Placeholder 9" svg:x="12.74in" svg:y="7.1in" svg:width="0.5in" svg:height="0.37in" presentation:class="page-number" presentation:placeholder="false">
        <draw:text-box>
          <text:p text:style-name="a1394" text:class-names="" text:cond-style-name=""><text:span text:style-name="a1392" text:class-names=""><text:page-number style:num-format="1" text:fixed="false">‹#›</text:page-number></text:span><text:span text:style-name="a1393" text:class-names=""/></text:p>
        </draw:text-box>
        <svg:title/>
        <svg:desc/>
      </draw:frame>
    </style:master-page>
    <style:master-page style:name="Master1-Layout45-cust-Two-Content" style:page-layout-name="pageLayout1" draw:style-name="a1397">
      <draw:frame draw:id="id253" presentation:style-name="a1400" draw:name="Title 1" svg:x="0.47in" svg:y="0.32179in" svg:width="12.21in" svg:height="1.04821in" presentation:class="title" presentation:placeholder="false">
        <draw:text-box>
          <text:p text:style-name="a1399" text:class-names="" text:cond-style-name=""><text:span text:style-name="a1398" text:class-names="">Click to edit Master title style</text:span></text:p>
        </draw:text-box>
        <svg:title/>
        <svg:desc/>
      </draw:frame>
      <draw:frame draw:id="id254" presentation:style-name="a1416" draw:name="Text Placeholder 8" svg:x="0.47in" svg:y="2.21in" svg:width="5.70014in" svg:height="4.68583in" presentation:class="outline" presentation:placeholder="false">
        <draw:text-box>
          <text:list text:style-name="a1403">
            <text:list-item>
              <text:p text:style-name="a1402" text:class-names="" text:cond-style-name=""><text:span text:style-name="a1401" text:class-names="">Click to edit Master text styles</text:span></text:p>
            </text:list-item>
          </text:list>
          <text:list text:style-name="a1406">
            <text:list-item>
              <text:list text:style-name="a1406">
                <text:list-item>
                  <text:p text:style-name="a1405" text:class-names="" text:cond-style-name=""><text:span text:style-name="a1404" text:class-names="">Second level</text:span></text:p>
                </text:list-item>
              </text:list>
            </text:list-item>
          </text:list>
          <text:list text:style-name="a1409">
            <text:list-item>
              <text:list text:style-name="a1409">
                <text:list-item>
                  <text:list text:style-name="a1409">
                    <text:list-item>
                      <text:p text:style-name="a1408" text:class-names="" text:cond-style-name=""><text:span text:style-name="a1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2">
            <text:list-item>
              <text:list text:style-name="a1412">
                <text:list-item>
                  <text:list text:style-name="a1412">
                    <text:list-item>
                      <text:list text:style-name="a1412">
                        <text:list-item>
                          <text:p text:style-name="a1411" text:class-names="" text:cond-style-name=""><text:span text:style-name="a1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5">
            <text:list-item>
              <text:list text:style-name="a1415">
                <text:list-item>
                  <text:list text:style-name="a1415">
                    <text:list-item>
                      <text:list text:style-name="a1415">
                        <text:list-item>
                          <text:list text:style-name="a1415">
                            <text:list-item>
                              <text:p text:style-name="a1414" text:class-names="" text:cond-style-name=""><text:span text:style-name="a14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1432" draw:name="Text Placeholder 10" svg:x="6.97903in" svg:y="2.21in" svg:width="5.70014in" svg:height="4.68583in" presentation:class="outline" presentation:placeholder="false">
        <draw:text-box>
          <text:list text:style-name="a1419">
            <text:list-item>
              <text:p text:style-name="a1418" text:class-names="" text:cond-style-name=""><text:span text:style-name="a1417" text:class-names="">Click to edit Master text styles</text:span></text:p>
            </text:list-item>
          </text:list>
          <text:list text:style-name="a1422">
            <text:list-item>
              <text:list text:style-name="a1422">
                <text:list-item>
                  <text:p text:style-name="a1421" text:class-names="" text:cond-style-name=""><text:span text:style-name="a1420" text:class-names="">Second level</text:span></text:p>
                </text:list-item>
              </text:list>
            </text:list-item>
          </text:list>
          <text:list text:style-name="a1425">
            <text:list-item>
              <text:list text:style-name="a1425">
                <text:list-item>
                  <text:list text:style-name="a1425">
                    <text:list-item>
                      <text:p text:style-name="a1424" text:class-names="" text:cond-style-name=""><text:span text:style-name="a1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list text:style-name="a1428">
                        <text:list-item>
                          <text:p text:style-name="a1427" text:class-names="" text:cond-style-name=""><text:span text:style-name="a1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list text:style-name="a1431">
                            <text:list-item>
                              <text:p text:style-name="a1430" text:class-names="" text:cond-style-name=""><text:span text:style-name="a1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6" presentation:style-name="a1437" draw:name="Date Placeholder 4" svg:x="0.47in" svg:y="7.1in" svg:width="3.11in" svg:height="0.37in" presentation:class="date-time" presentation:placeholder="false">
        <draw:text-box>
          <text:p text:style-name="a1436" text:class-names="" text:cond-style-name=""><text:span text:style-name="a1433" text:class-names=""><text:date text:fixed="false" style:data-style-name="a1434">11/14/2025</text:date></text:span><text:span text:style-name="a1435" text:class-names=""/></text:p>
        </draw:text-box>
        <svg:title/>
        <svg:desc/>
      </draw:frame>
      <draw:frame draw:id="id257" presentation:style-name="a1440" draw:name="Footer Placeholder 5" svg:x="9.73in" svg:y="7.1in" svg:width="2.91in" svg:height="0.37in" presentation:class="footer" presentation:placeholder="false">
        <draw:text-box>
          <text:p text:style-name="a1439" text:class-names="" text:cond-style-name=""><text:span text:style-name="a1438" text:class-names="">Sample Footer Text</text:span></text:p>
        </draw:text-box>
        <svg:title/>
        <svg:desc/>
      </draw:frame>
      <draw:frame draw:id="id258" presentation:style-name="a1444" draw:name="Slide Number Placeholder 6" svg:x="12.74in" svg:y="7.1in" svg:width="0.5in" svg:height="0.37in" presentation:class="page-number" presentation:placeholder="false">
        <draw:text-box>
          <text:p text:style-name="a1443" text:class-names="" text:cond-style-name=""><text:span text:style-name="a1441" text:class-names=""><text:page-number style:num-format="1" text:fixed="false">‹#›</text:page-number></text:span><text:span text:style-name="a1442" text:class-names=""/></text:p>
        </draw:text-box>
        <svg:title/>
        <svg:desc/>
      </draw:frame>
    </style:master-page>
    <style:master-page style:name="Master1-Layout46-cust-Comparison" style:page-layout-name="pageLayout1" draw:style-name="a1446">
      <draw:frame draw:id="id259" presentation:style-name="a1449" draw:name="Title 1" svg:x="0.47in" svg:y="0.30202in" svg:width="12.21in" svg:height="1.06798in" presentation:class="title" presentation:placeholder="false">
        <draw:text-box>
          <text:p text:style-name="a1448" text:class-names="" text:cond-style-name=""><text:span text:style-name="a1447" text:class-names="">Click to edit Master title style</text:span></text:p>
        </draw:text-box>
        <svg:title/>
        <svg:desc/>
      </draw:frame>
      <draw:frame draw:id="id260" presentation:style-name="a1453" draw:name="Text Placeholder 2" svg:x="0.47in" svg:y="1.51in" svg:width="5.7in" svg:height="0.61224in" presentation:class="outline" presentation:placeholder="false">
        <draw:text-box>
          <text:list text:style-name="a1452">
            <text:list-item>
              <text:p text:style-name="a1451" text:class-names="" text:cond-style-name=""><text:span text:style-name="a1450" text:class-names="">Click to edit Master text styles</text:span></text:p>
            </text:list-item>
          </text:list>
        </draw:text-box>
        <svg:title/>
        <svg:desc/>
      </draw:frame>
      <draw:frame draw:id="id261" presentation:style-name="a1469" draw:name="Text Placeholder 10" svg:x="0.47049in" svg:y="2.21034in" svg:width="5.69965in" svg:height="4.74973in" presentation:class="outline" presentation:placeholder="false">
        <draw:text-box>
          <text:list text:style-name="a1456">
            <text:list-item>
              <text:p text:style-name="a1455" text:class-names="" text:cond-style-name=""><text:span text:style-name="a1454" text:class-names="">Click to edit Master text styles</text:span></text:p>
            </text:list-item>
          </text:list>
          <text:list text:style-name="a1459">
            <text:list-item>
              <text:list text:style-name="a1459">
                <text:list-item>
                  <text:p text:style-name="a1458" text:class-names="" text:cond-style-name=""><text:span text:style-name="a1457" text:class-names="">Second level</text:span></text:p>
                </text:list-item>
              </text:list>
            </text:list-item>
          </text:list>
          <text:list text:style-name="a1462">
            <text:list-item>
              <text:list text:style-name="a1462">
                <text:list-item>
                  <text:list text:style-name="a1462">
                    <text:list-item>
                      <text:p text:style-name="a1461" text:class-names="" text:cond-style-name=""><text:span text:style-name="a146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5">
            <text:list-item>
              <text:list text:style-name="a1465">
                <text:list-item>
                  <text:list text:style-name="a1465">
                    <text:list-item>
                      <text:list text:style-name="a1465">
                        <text:list-item>
                          <text:p text:style-name="a1464" text:class-names="" text:cond-style-name=""><text:span text:style-name="a14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8">
            <text:list-item>
              <text:list text:style-name="a1468">
                <text:list-item>
                  <text:list text:style-name="a1468">
                    <text:list-item>
                      <text:list text:style-name="a1468">
                        <text:list-item>
                          <text:list text:style-name="a1468">
                            <text:list-item>
                              <text:p text:style-name="a1467" text:class-names="" text:cond-style-name=""><text:span text:style-name="a14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2" presentation:style-name="a1473" draw:name="Text Placeholder 4" svg:x="6.98in" svg:y="1.51in" svg:width="5.7in" svg:height="0.61224in" presentation:class="outline" presentation:placeholder="false">
        <draw:text-box>
          <text:list text:style-name="a1472">
            <text:list-item>
              <text:p text:style-name="a1471" text:class-names="" text:cond-style-name=""><text:span text:style-name="a1470" text:class-names="">Click to edit Master text styles</text:span></text:p>
            </text:list-item>
          </text:list>
        </draw:text-box>
        <svg:title/>
        <svg:desc/>
      </draw:frame>
      <draw:frame draw:id="id263" presentation:style-name="a1489" draw:name="Text Placeholder 12" svg:x="6.97917in" svg:y="2.21007in" svg:width="5.70139in" svg:height="4.75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Click to edit Master text styles</text:span></text:p>
            </text:list-item>
          </text:list>
          <text:list text:style-name="a1479">
            <text:list-item>
              <text:list text:style-name="a1479">
                <text:list-item>
                  <text:p text:style-name="a1478" text:class-names="" text:cond-style-name=""><text:span text:style-name="a1477" text:class-names="">Second level</text:span></text:p>
                </text:list-item>
              </text:list>
            </text:list-item>
          </text:list>
          <text:list text:style-name="a1482">
            <text:list-item>
              <text:list text:style-name="a1482">
                <text:list-item>
                  <text:list text:style-name="a1482">
                    <text:list-item>
                      <text:p text:style-name="a1481" text:class-names="" text:cond-style-name=""><text:span text:style-name="a14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5">
            <text:list-item>
              <text:list text:style-name="a1485">
                <text:list-item>
                  <text:list text:style-name="a1485">
                    <text:list-item>
                      <text:list text:style-name="a1485">
                        <text:list-item>
                          <text:p text:style-name="a1484" text:class-names="" text:cond-style-name=""><text:span text:style-name="a14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8">
            <text:list-item>
              <text:list text:style-name="a1488">
                <text:list-item>
                  <text:list text:style-name="a1488">
                    <text:list-item>
                      <text:list text:style-name="a1488">
                        <text:list-item>
                          <text:list text:style-name="a1488">
                            <text:list-item>
                              <text:p text:style-name="a1487" text:class-names="" text:cond-style-name=""><text:span text:style-name="a14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4" presentation:style-name="a1494" draw:name="Date Placeholder 6" svg:x="0.47in" svg:y="7.1in" svg:width="3.11in" svg:height="0.37in" presentation:class="date-time" presentation:placeholder="false">
        <draw:text-box>
          <text:p text:style-name="a1493" text:class-names="" text:cond-style-name=""><text:span text:style-name="a1490" text:class-names=""><text:date text:fixed="false" style:data-style-name="a1491">11/14/2025</text:date></text:span><text:span text:style-name="a1492" text:class-names=""/></text:p>
        </draw:text-box>
        <svg:title/>
        <svg:desc/>
      </draw:frame>
      <draw:frame draw:id="id265" presentation:style-name="a1497" draw:name="Footer Placeholder 7" svg:x="9.73in" svg:y="7.1in" svg:width="2.91in" svg:height="0.37in" presentation:class="footer" presentation:placeholder="false">
        <draw:text-box>
          <text:p text:style-name="a1496" text:class-names="" text:cond-style-name=""><text:span text:style-name="a1495" text:class-names="">Sample Footer Text</text:span></text:p>
        </draw:text-box>
        <svg:title/>
        <svg:desc/>
      </draw:frame>
      <draw:frame draw:id="id266" presentation:style-name="a1501" draw:name="Slide Number Placeholder 8" svg:x="12.74in" svg:y="7.1in" svg:width="0.5in" svg:height="0.37in" presentation:class="page-number" presentation:placeholder="false">
        <draw:text-box>
          <text:p text:style-name="a1500" text:class-names="" text:cond-style-name=""><text:span text:style-name="a1498" text:class-names=""><text:page-number style:num-format="1" text:fixed="false">‹#›</text:page-number></text:span><text:span text:style-name="a1499" text:class-names=""/></text:p>
        </draw:text-box>
        <svg:title/>
        <svg:desc/>
      </draw:frame>
    </style:master-page>
    <style:master-page style:name="Master1-Layout47-titleOnly-Title-Only" style:page-layout-name="pageLayout1" draw:style-name="a1503">
      <draw:frame draw:id="id267" presentation:style-name="a1506" draw:name="Title 1" svg:x="0.47in" svg:y="0.31in" svg:width="11.65in" svg:height="1.06in" presentation:class="title" presentation:placeholder="false">
        <draw:text-box>
          <text:p text:style-name="a1505" text:class-names="" text:cond-style-name=""><text:span text:style-name="a1504" text:class-names="">Click to edit Master title style</text:span></text:p>
        </draw:text-box>
        <svg:title/>
        <svg:desc/>
      </draw:frame>
      <draw:frame draw:id="id268" presentation:style-name="a1511" draw:name="Date Placeholder 2" svg:x="0.47in" svg:y="7.1in" svg:width="3.11in" svg:height="0.37in" presentation:class="date-time" presentation:placeholder="false">
        <draw:text-box>
          <text:p text:style-name="a1510" text:class-names="" text:cond-style-name=""><text:span text:style-name="a1507" text:class-names=""><text:date text:fixed="false" style:data-style-name="a1508">11/14/2025</text:date></text:span><text:span text:style-name="a1509" text:class-names=""/></text:p>
        </draw:text-box>
        <svg:title/>
        <svg:desc/>
      </draw:frame>
      <draw:frame draw:id="id269" presentation:style-name="a1514" draw:name="Footer Placeholder 3" svg:x="9.73in" svg:y="7.1in" svg:width="2.91in" svg:height="0.37in" presentation:class="footer" presentation:placeholder="false">
        <draw:text-box>
          <text:p text:style-name="a1513" text:class-names="" text:cond-style-name=""><text:span text:style-name="a1512" text:class-names="">Sample Footer Text</text:span></text:p>
        </draw:text-box>
        <svg:title/>
        <svg:desc/>
      </draw:frame>
      <draw:frame draw:id="id270" presentation:style-name="a1518" draw:name="Slide Number Placeholder 4" svg:x="12.74in" svg:y="7.1in" svg:width="0.5in" svg:height="0.37in" presentation:class="page-number" presentation:placeholder="false">
        <draw:text-box>
          <text:p text:style-name="a1517" text:class-names="" text:cond-style-name=""><text:span text:style-name="a1515" text:class-names=""><text:page-number style:num-format="1" text:fixed="false">‹#›</text:page-number></text:span><text:span text:style-name="a1516" text:class-names=""/></text:p>
        </draw:text-box>
        <svg:title/>
        <svg:desc/>
      </draw:frame>
    </style:master-page>
    <style:master-page style:name="Master1-Layout48-blank-Blank" style:page-layout-name="pageLayout1" draw:style-name="a1520">
      <draw:frame draw:id="id271" presentation:style-name="a1525" draw:name="Date Placeholder 1" svg:x="0.47in" svg:y="7.1in" svg:width="3.11in" svg:height="0.37in" presentation:class="date-time" presentation:placeholder="false">
        <draw:text-box>
          <text:p text:style-name="a1524" text:class-names="" text:cond-style-name=""><text:span text:style-name="a1521" text:class-names=""><text:date text:fixed="false" style:data-style-name="a1522">11/14/2025</text:date></text:span><text:span text:style-name="a1523" text:class-names=""/></text:p>
        </draw:text-box>
        <svg:title/>
        <svg:desc/>
      </draw:frame>
      <draw:frame draw:id="id272" presentation:style-name="a1528" draw:name="Footer Placeholder 2" svg:x="9.73in" svg:y="7.1in" svg:width="2.91in" svg:height="0.37in" presentation:class="footer" presentation:placeholder="false">
        <draw:text-box>
          <text:p text:style-name="a1527" text:class-names="" text:cond-style-name=""><text:span text:style-name="a1526" text:class-names="">Sample Footer Text</text:span></text:p>
        </draw:text-box>
        <svg:title/>
        <svg:desc/>
      </draw:frame>
      <draw:frame draw:id="id273" presentation:style-name="a1532" draw:name="Slide Number Placeholder 3" svg:x="12.74in" svg:y="7.1in" svg:width="0.5in" svg:height="0.37in" presentation:class="page-number" presentation:placeholder="false">
        <draw:text-box>
          <text:p text:style-name="a1531" text:class-names="" text:cond-style-name=""><text:span text:style-name="a1529" text:class-names=""><text:page-number style:num-format="1" text:fixed="false">‹#›</text:page-number></text:span><text:span text:style-name="a1530" text:class-names=""/></text:p>
        </draw:text-box>
        <svg:title/>
        <svg:desc/>
      </draw:frame>
    </style:master-page>
    <style:master-page style:name="Master1-Layout49-objTx-Content-with-Caption" style:page-layout-name="pageLayout1" draw:style-name="a1534">
      <draw:frame draw:id="id274" presentation:style-name="a1537" draw:name="Title 1" svg:x="0.47in" svg:y="0.60544in" svg:width="3.93223in" svg:height="1.92203in" presentation:class="title" presentation:placeholder="false">
        <draw:text-box>
          <text:p text:style-name="a1536" text:class-names="" text:cond-style-name=""><text:span text:style-name="a1535" text:class-names="">Click to edit Master title style</text:span></text:p>
        </draw:text-box>
        <svg:title/>
        <svg:desc/>
      </draw:frame>
      <draw:frame draw:id="id275" presentation:style-name="a1541" draw:name="Text Placeholder 3" svg:x="0.47in" svg:y="2.52747in" svg:width="3.61943in" svg:height="4.36709in" presentation:class="outline" presentation:placeholder="false">
        <draw:text-box>
          <text:list text:style-name="a1540">
            <text:list-item>
              <text:p text:style-name="a1539" text:class-names="" text:cond-style-name=""><text:span text:style-name="a1538" text:class-names="">Click to edit Master text styles</text:span></text:p>
            </text:list-item>
          </text:list>
        </draw:text-box>
        <svg:title/>
        <svg:desc/>
      </draw:frame>
      <draw:frame draw:id="id276" presentation:style-name="a1557" draw:name="Content Placeholder 2" svg:x="5.61789in" svg:y="0.60544in" svg:width="7.07211in" svg:height="6.29108in" presentation:class="object" presentation:placeholder="false">
        <draw:text-box>
          <text:list text:style-name="a1544">
            <text:list-item>
              <text:p text:style-name="a1543" text:class-names="" text:cond-style-name=""><text:span text:style-name="a1542" text:class-names="">Click to edit Master text styles</text:span></text:p>
            </text:list-item>
          </text:list>
          <text:list text:style-name="a1547">
            <text:list-item>
              <text:list text:style-name="a1547">
                <text:list-item>
                  <text:p text:style-name="a1546" text:class-names="" text:cond-style-name=""><text:span text:style-name="a1545" text:class-names="">Second level</text:span></text:p>
                </text:list-item>
              </text:list>
            </text:list-item>
          </text:list>
          <text:list text:style-name="a1550">
            <text:list-item>
              <text:list text:style-name="a1550">
                <text:list-item>
                  <text:list text:style-name="a1550">
                    <text:list-item>
                      <text:p text:style-name="a1549" text:class-names="" text:cond-style-name=""><text:span text:style-name="a15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3">
            <text:list-item>
              <text:list text:style-name="a1553">
                <text:list-item>
                  <text:list text:style-name="a1553">
                    <text:list-item>
                      <text:list text:style-name="a1553">
                        <text:list-item>
                          <text:p text:style-name="a1552" text:class-names="" text:cond-style-name=""><text:span text:style-name="a15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6">
            <text:list-item>
              <text:list text:style-name="a1556">
                <text:list-item>
                  <text:list text:style-name="a1556">
                    <text:list-item>
                      <text:list text:style-name="a1556">
                        <text:list-item>
                          <text:list text:style-name="a1556">
                            <text:list-item>
                              <text:p text:style-name="a1555" text:class-names="" text:cond-style-name=""><text:span text:style-name="a15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7" presentation:style-name="a1562" draw:name="Date Placeholder 4" svg:x="0.47in" svg:y="7.1in" svg:width="3.11in" svg:height="0.37in" presentation:class="date-time" presentation:placeholder="false">
        <draw:text-box>
          <text:p text:style-name="a1561" text:class-names="" text:cond-style-name=""><text:span text:style-name="a1558" text:class-names=""><text:date text:fixed="false" style:data-style-name="a1559">11/14/2025</text:date></text:span><text:span text:style-name="a1560" text:class-names=""/></text:p>
        </draw:text-box>
        <svg:title/>
        <svg:desc/>
      </draw:frame>
      <draw:frame draw:id="id278" presentation:style-name="a1565" draw:name="Footer Placeholder 5" svg:x="9.73in" svg:y="7.1in" svg:width="2.91in" svg:height="0.37in" presentation:class="footer" presentation:placeholder="false">
        <draw:text-box>
          <text:p text:style-name="a1564" text:class-names="" text:cond-style-name=""><text:span text:style-name="a1563" text:class-names="">Sample Footer Text</text:span></text:p>
        </draw:text-box>
        <svg:title/>
        <svg:desc/>
      </draw:frame>
      <draw:frame draw:id="id279" presentation:style-name="a1569" draw:name="Slide Number Placeholder 6" svg:x="12.74in" svg:y="7.1in" svg:width="0.5in" svg:height="0.37in" presentation:class="page-number" presentation:placeholder="false">
        <draw:text-box>
          <text:p text:style-name="a1568" text:class-names="" text:cond-style-name=""><text:span text:style-name="a1566" text:class-names=""><text:page-number style:num-format="1" text:fixed="false">‹#›</text:page-number></text:span><text:span text:style-name="a1567" text:class-names=""/></text:p>
        </draw:text-box>
        <svg:title/>
        <svg:desc/>
      </draw:frame>
    </style:master-page>
    <style:master-page style:name="Master1-Layout50-cust-Picture-with-Caption" style:page-layout-name="pageLayout1" draw:style-name="a1571">
      <draw:frame draw:id="id280" presentation:style-name="a1574" draw:name="Title 1" svg:x="0.47in" svg:y="0.61in" svg:width="4.06168in" svg:height="2.41941in" presentation:class="title" presentation:placeholder="false">
        <draw:text-box>
          <text:p text:style-name="a1573" text:class-names="" text:cond-style-name=""><text:span text:style-name="a1572" text:class-names="">Click to edit Master title style</text:span></text:p>
        </draw:text-box>
        <svg:title/>
        <svg:desc/>
      </draw:frame>
      <draw:frame draw:id="id281" presentation:style-name="a1578" draw:name="Text Placeholder 3" svg:x="0.47in" svg:y="3.0907in" svg:width="3.62in" svg:height="3.75617in" presentation:class="outline" presentation:placeholder="false">
        <draw:text-box>
          <text:list text:style-name="a1577">
            <text:list-item>
              <text:p text:style-name="a1576" text:class-names="" text:cond-style-name=""><text:span text:style-name="a1575" text:class-names="">Click to edit Master text styles</text:span></text:p>
            </text:list-item>
          </text:list>
        </draw:text-box>
        <svg:title/>
        <svg:desc/>
      </draw:frame>
      <draw:frame draw:id="id282" presentation:style-name="a1582" draw:name="Picture Placeholder 8" svg:x="4.92437in" svg:y="0in" svg:width="8.40896in" svg:height="6.9982in" presentation:class="graphic" presentation:placeholder="false">
        <draw:text-box>
          <text:p text:style-name="a1580" text:class-names="" text:cond-style-name=""><text:span text:style-name="a1579" text:class-names="">.</text:span></text:p>
        </draw:text-box>
        <svg:title/>
        <svg:desc/>
      </draw:frame>
      <draw:frame draw:id="id283" presentation:style-name="a1587" draw:name="Date Placeholder 4" svg:x="0.47in" svg:y="7.1in" svg:width="3.11in" svg:height="0.37in" presentation:class="date-time" presentation:placeholder="false">
        <draw:text-box>
          <text:p text:style-name="a1586" text:class-names="" text:cond-style-name=""><text:span text:style-name="a1583" text:class-names=""><text:date text:fixed="false" style:data-style-name="a1584">11/14/2025</text:date></text:span><text:span text:style-name="a1585" text:class-names=""/></text:p>
        </draw:text-box>
        <svg:title/>
        <svg:desc/>
      </draw:frame>
      <draw:frame draw:id="id284" presentation:style-name="a1590" draw:name="Footer Placeholder 5" svg:x="9.73in" svg:y="7.1in" svg:width="2.91in" svg:height="0.37in" presentation:class="footer" presentation:placeholder="false">
        <draw:text-box>
          <text:p text:style-name="a1589" text:class-names="" text:cond-style-name=""><text:span text:style-name="a1588" text:class-names="">Sample Footer Text</text:span></text:p>
        </draw:text-box>
        <svg:title/>
        <svg:desc/>
      </draw:frame>
      <draw:frame draw:id="id285" presentation:style-name="a1594" draw:name="Slide Number Placeholder 6" svg:x="12.74in" svg:y="7.1in" svg:width="0.5in" svg:height="0.37in" presentation:class="page-number" presentation:placeholder="false">
        <draw:text-box>
          <text:p text:style-name="a1593" text:class-names="" text:cond-style-name=""><text:span text:style-name="a1591" text:class-names=""><text:page-number style:num-format="1" text:fixed="false">‹#›</text:page-number></text:span><text:span text:style-name="a1592" text:class-names=""/></text:p>
        </draw:text-box>
        <svg:title/>
        <svg:desc/>
      </draw:frame>
    </style:master-page>
    <style:master-page style:name="Master1-Layout51-cust-Conclusion" style:page-layout-name="pageLayout1" draw:style-name="a1596">
      <draw:frame draw:id="id286" presentation:style-name="a1599" draw:name="Title 1" svg:x="0.47in" svg:y="0.47in" svg:width="11.90986in" svg:height="1.78in" presentation:class="title" presentation:placeholder="false">
        <draw:text-box>
          <text:p text:style-name="a1598" text:class-names="" text:cond-style-name=""><text:span text:style-name="a1597" text:class-names="">Click to edit Master title style</text:span></text:p>
        </draw:text-box>
        <svg:title/>
        <svg:desc/>
      </draw:frame>
      <draw:frame draw:id="id287" presentation:style-name="a1615" draw:name="Content Placeholder 7" svg:x="0.47in" svg:y="3.57in" svg:width="11.90986in" svg:height="3.1in" presentation:class="object" presentation:placeholder="false">
        <draw:text-box>
          <text:list text:style-name="a1602">
            <text:list-item>
              <text:p text:style-name="a1601" text:class-names="" text:cond-style-name=""><text:span text:style-name="a1600" text:class-names="">Click to edit Master text styles</text:span></text:p>
            </text:list-item>
          </text:list>
          <text:list text:style-name="a1605">
            <text:list-item>
              <text:list text:style-name="a1605">
                <text:list-item>
                  <text:p text:style-name="a1604" text:class-names="" text:cond-style-name=""><text:span text:style-name="a1603" text:class-names="">Second level</text:span></text:p>
                </text:list-item>
              </text:list>
            </text:list-item>
          </text:list>
          <text:list text:style-name="a1608">
            <text:list-item>
              <text:list text:style-name="a1608">
                <text:list-item>
                  <text:list text:style-name="a1608">
                    <text:list-item>
                      <text:p text:style-name="a1607" text:class-names="" text:cond-style-name=""><text:span text:style-name="a16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1">
            <text:list-item>
              <text:list text:style-name="a1611">
                <text:list-item>
                  <text:list text:style-name="a1611">
                    <text:list-item>
                      <text:list text:style-name="a1611">
                        <text:list-item>
                          <text:p text:style-name="a1610" text:class-names="" text:cond-style-name=""><text:span text:style-name="a16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4">
            <text:list-item>
              <text:list text:style-name="a1614">
                <text:list-item>
                  <text:list text:style-name="a1614">
                    <text:list-item>
                      <text:list text:style-name="a1614">
                        <text:list-item>
                          <text:list text:style-name="a1614">
                            <text:list-item>
                              <text:p text:style-name="a1613" text:class-names="" text:cond-style-name=""><text:span text:style-name="a16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8" presentation:style-name="a1620" draw:name="Date Placeholder 3" svg:x="0.47in" svg:y="7.1in" svg:width="3.11in" svg:height="0.37in" presentation:class="date-time" presentation:placeholder="false">
        <draw:text-box>
          <text:p text:style-name="a1619" text:class-names="" text:cond-style-name=""><text:span text:style-name="a1616" text:class-names=""><text:date text:fixed="false" style:data-style-name="a1617">11/14/2025</text:date></text:span><text:span text:style-name="a1618" text:class-names=""/></text:p>
        </draw:text-box>
        <svg:title/>
        <svg:desc/>
      </draw:frame>
      <draw:frame draw:id="id289" presentation:style-name="a1623" draw:name="Footer Placeholder 4" svg:x="9.73in" svg:y="7.1in" svg:width="2.91in" svg:height="0.37in" presentation:class="footer" presentation:placeholder="false">
        <draw:text-box>
          <text:p text:style-name="a1622" text:class-names="" text:cond-style-name=""><text:span text:style-name="a1621" text:class-names="">Sample Footer Text</text:span></text:p>
        </draw:text-box>
        <svg:title/>
        <svg:desc/>
      </draw:frame>
      <draw:frame draw:id="id290" presentation:style-name="a1627" draw:name="Slide Number Placeholder 5" svg:x="12.74in" svg:y="7.1in" svg:width="0.5in" svg:height="0.37in" presentation:class="page-number" presentation:placeholder="false">
        <draw:text-box>
          <text:p text:style-name="a1626" text:class-names="" text:cond-style-name=""><text:span text:style-name="a1624" text:class-names=""><text:page-number style:num-format="1" text:fixed="false">‹#›</text:page-number></text:span><text:span text:style-name="a1625" text:class-names=""/></text:p>
        </draw:text-box>
        <svg:title/>
        <svg:desc/>
      </draw:frame>
    </style:master-page>
    <style:master-page style:name="Master1-Layout52-cust-Conclusion-2" style:page-layout-name="pageLayout1" draw:style-name="a1629">
      <draw:frame draw:id="id291" presentation:style-name="a1632" draw:name="Title 1" svg:x="0.47in" svg:y="1.77966in" svg:width="9.22in" svg:height="2.01446in" presentation:class="title" presentation:placeholder="false">
        <draw:text-box>
          <text:p text:style-name="a1631" text:class-names="" text:cond-style-name=""><text:span text:style-name="a1630" text:class-names="">Click to edit Master title style</text:span></text:p>
        </draw:text-box>
        <svg:title/>
        <svg:desc/>
      </draw:frame>
      <draw:frame draw:id="id292" presentation:style-name="a1647" draw:name="Content Placeholder 6" svg:x="0.47in" svg:y="3.9618in" svg:width="9.22in" svg:height="2in" presentation:class="object" presentation:placeholder="false">
        <draw:text-box>
          <text:p text:style-name="a1634" text:class-names="" text:cond-style-name=""><text:span text:style-name="a1633" text:class-names="">Click to edit Master text styles</text:span></text:p>
          <text:list text:style-name="a1637">
            <text:list-item>
              <text:list text:style-name="a1637">
                <text:list-item>
                  <text:p text:style-name="a1636" text:class-names="" text:cond-style-name=""><text:span text:style-name="a1635" text:class-names="">Second level</text:span></text:p>
                </text:list-item>
              </text:list>
            </text:list-item>
          </text:list>
          <text:list text:style-name="a1640">
            <text:list-item>
              <text:list text:style-name="a1640">
                <text:list-item>
                  <text:list text:style-name="a1640">
                    <text:list-item>
                      <text:p text:style-name="a1639" text:class-names="" text:cond-style-name=""><text:span text:style-name="a16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3">
            <text:list-item>
              <text:list text:style-name="a1643">
                <text:list-item>
                  <text:list text:style-name="a1643">
                    <text:list-item>
                      <text:list text:style-name="a1643">
                        <text:list-item>
                          <text:p text:style-name="a1642" text:class-names="" text:cond-style-name=""><text:span text:style-name="a16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6">
            <text:list-item>
              <text:list text:style-name="a1646">
                <text:list-item>
                  <text:list text:style-name="a1646">
                    <text:list-item>
                      <text:list text:style-name="a1646">
                        <text:list-item>
                          <text:list text:style-name="a1646">
                            <text:list-item>
                              <text:p text:style-name="a1645" text:class-names="" text:cond-style-name=""><text:span text:style-name="a16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3" presentation:style-name="a1652" draw:name="Date Placeholder 3" svg:x="0.47in" svg:y="7.1in" svg:width="3.11in" svg:height="0.37in" presentation:class="date-time" presentation:placeholder="false">
        <draw:text-box>
          <text:p text:style-name="a1651" text:class-names="" text:cond-style-name=""><text:span text:style-name="a1648" text:class-names=""><text:date text:fixed="false" style:data-style-name="a1649">11/14/2025</text:date></text:span><text:span text:style-name="a1650" text:class-names=""/></text:p>
        </draw:text-box>
        <svg:title/>
        <svg:desc/>
      </draw:frame>
      <draw:frame draw:id="id294" presentation:style-name="a1655" draw:name="Footer Placeholder 4" svg:x="9.73in" svg:y="7.1in" svg:width="2.91in" svg:height="0.37in" presentation:class="footer" presentation:placeholder="false">
        <draw:text-box>
          <text:p text:style-name="a1654" text:class-names="" text:cond-style-name=""><text:span text:style-name="a1653" text:class-names="">Sample Footer Text</text:span></text:p>
        </draw:text-box>
        <svg:title/>
        <svg:desc/>
      </draw:frame>
      <draw:frame draw:id="id295" presentation:style-name="a1659" draw:name="Slide Number Placeholder 5" svg:x="12.74in" svg:y="7.1in" svg:width="0.5in" svg:height="0.37in" presentation:class="page-number" presentation:placeholder="false">
        <draw:text-box>
          <text:p text:style-name="a1658" text:class-names="" text:cond-style-name=""><text:span text:style-name="a1656" text:class-names=""><text:page-number style:num-format="1" text:fixed="false">‹#›</text:page-number></text:span><text:span text:style-name="a165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LVIS OKOROAFOR</meta:initial-creator>
    <dc:creator>ELVIS OKOROAFOR</dc:creator>
    <meta:creation-date>2025-11-14T15:38:25Z</meta:creation-date>
    <dc:date>2025-11-14T18:26:41Z</dc:date>
    <meta:editing-cycles>12</meta:editing-cycles>
    <meta:editing-duration>PT10095S</meta:editing-duration>
    <meta:document-statistic meta:paragraph-count="61" meta:word-count="898"/>
  </office:meta>
</office:document-meta>
</file>